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8"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9"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50"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51"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53"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5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5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5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5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4ad14" fo:background-color="transparent" style:font-name-asian="Calibri1" style:font-name-complex="Calibri1"/>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68f435" fo:background-color="transparent" style:font-name-asian="Calibri1" style:font-name-complex="Calibri1"/>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1ca7f" officeooo:paragraph-rsid="0271ca7f"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6" style:family="text">
      <style:text-properties officeooo:rsid="000cb228"/>
    </style:style>
    <style:style style:name="T47" style:family="text">
      <style:text-properties officeooo:rsid="000ea8f8"/>
    </style:style>
    <style:style style:name="T48" style:family="text">
      <style:text-properties officeooo:rsid="0010721b"/>
    </style:style>
    <style:style style:name="T49" style:family="text">
      <style:text-properties officeooo:rsid="001186bd"/>
    </style:style>
    <style:style style:name="T50" style:family="text">
      <style:text-properties officeooo:rsid="00119d0a"/>
    </style:style>
    <style:style style:name="T51" style:family="text">
      <style:text-properties officeooo:rsid="0012a22d"/>
    </style:style>
    <style:style style:name="T52" style:family="text">
      <style:text-properties style:text-position="sub 58%" officeooo:rsid="0012a22d"/>
    </style:style>
    <style:style style:name="T53" style:family="text">
      <style:text-properties style:text-position="sub 58%" officeooo:rsid="00134c72"/>
    </style:style>
    <style:style style:name="T54" style:family="text">
      <style:text-properties style:text-position="sub 58%" officeooo:rsid="001763ba" style:font-weight-asian="normal" style:font-weight-complex="normal"/>
    </style:style>
    <style:style style:name="T55" style:family="text">
      <style:text-properties style:text-position="sub 58%" officeooo:rsid="00194d15" style:font-weight-asian="normal" style:font-weight-complex="normal"/>
    </style:style>
    <style:style style:name="T56" style:family="text">
      <style:text-properties style:text-position="sub 58%" officeooo:rsid="001ac7c4" style:font-weight-asian="normal" style:font-weight-complex="normal"/>
    </style:style>
    <style:style style:name="T57" style:family="text">
      <style:text-properties style:text-position="sub 58%" officeooo:rsid="00359862"/>
    </style:style>
    <style:style style:name="T58" style:family="text">
      <style:text-properties style:text-position="sub 58%" officeooo:rsid="0040a30b"/>
    </style:style>
    <style:style style:name="T59" style:family="text">
      <style:text-properties style:text-position="sub 58%" officeooo:rsid="004e7dcc"/>
    </style:style>
    <style:style style:name="T60" style:family="text">
      <style:text-properties style:text-position="sub 58%" fo:font-size="10pt" officeooo:rsid="0104d511" style:font-size-asian="8.75pt" style:font-weight-asian="normal" style:font-size-complex="10pt" style:font-weight-complex="normal"/>
    </style:style>
    <style:style style:name="T61" style:family="text">
      <style:text-properties style:text-position="sub 58%" fo:font-size="10pt" officeooo:rsid="0109a447" style:font-size-asian="8.75pt" style:font-weight-asian="normal" style:font-size-complex="10pt" style:font-weight-complex="normal"/>
    </style:style>
    <style:style style:name="T62" style:family="text">
      <style:text-properties officeooo:rsid="00134c72"/>
    </style:style>
    <style:style style:name="T63" style:family="text">
      <style:text-properties style:text-position="0% 100%"/>
    </style:style>
    <style:style style:name="T64" style:family="text">
      <style:text-properties style:text-position="0% 100%" officeooo:rsid="00134c72"/>
    </style:style>
    <style:style style:name="T65" style:family="text">
      <style:text-properties style:text-position="0% 100%" officeooo:rsid="0014ad18"/>
    </style:style>
    <style:style style:name="T66" style:family="text">
      <style:text-properties style:text-position="0% 100%" fo:font-weight="bold" officeooo:rsid="0014ad18" style:font-weight-asian="bold" style:font-weight-complex="bold"/>
    </style:style>
    <style:style style:name="T67" style:family="text">
      <style:text-properties style:text-position="0% 100%" fo:font-weight="bold" officeooo:rsid="00154cf5" style:font-weight-asian="bold" style:font-weight-complex="bold"/>
    </style:style>
    <style:style style:name="T68" style:family="text">
      <style:text-properties style:text-position="0% 100%" fo:font-weight="bold" officeooo:rsid="0016852d" style:font-weight-asian="bold" style:font-weight-complex="bold"/>
    </style:style>
    <style:style style:name="T69" style:family="text">
      <style:text-properties style:text-position="0% 100%" fo:font-weight="bold" officeooo:rsid="003e7763" style:font-weight-asian="bold" style:font-weight-complex="bold"/>
    </style:style>
    <style:style style:name="T70" style:family="text">
      <style:text-properties style:text-position="0% 100%" fo:font-weight="bold" officeooo:rsid="020f86f3" style:font-size-asian="11pt" style:font-weight-asian="bold" style:font-size-complex="11pt" style:font-weight-complex="bold"/>
    </style:style>
    <style:style style:name="T71" style:family="text">
      <style:text-properties style:text-position="0% 100%" officeooo:rsid="00154cf5"/>
    </style:style>
    <style:style style:name="T72" style:family="text">
      <style:text-properties style:text-position="0% 100%" officeooo:rsid="00154cf5" style:font-weight-asian="normal" style:font-weight-complex="normal"/>
    </style:style>
    <style:style style:name="T73" style:family="text">
      <style:text-properties style:text-position="0% 100%" officeooo:rsid="001763ba" style:font-weight-asian="normal" style:font-weight-complex="normal"/>
    </style:style>
    <style:style style:name="T74" style:family="text">
      <style:text-properties style:text-position="0% 100%" officeooo:rsid="00194d15" style:font-weight-asian="normal" style:font-weight-complex="normal"/>
    </style:style>
    <style:style style:name="T75" style:family="text">
      <style:text-properties style:text-position="0% 100%" officeooo:rsid="001ac7c4" style:font-weight-asian="normal" style:font-weight-complex="normal"/>
    </style:style>
    <style:style style:name="T76" style:family="text">
      <style:text-properties style:text-position="0% 100%" officeooo:rsid="001ca0e5" style:font-weight-asian="normal" style:font-weight-complex="normal"/>
    </style:style>
    <style:style style:name="T77" style:family="text">
      <style:text-properties style:text-position="0% 100%" officeooo:rsid="001f3cbd" style:font-weight-asian="normal" style:font-weight-complex="normal"/>
    </style:style>
    <style:style style:name="T78" style:family="text">
      <style:text-properties style:text-position="0% 100%" officeooo:rsid="0020a84f" style:font-weight-asian="normal" style:font-weight-complex="normal"/>
    </style:style>
    <style:style style:name="T79" style:family="text">
      <style:text-properties style:text-position="0% 100%" officeooo:rsid="002137b9" style:font-weight-asian="normal" style:font-weight-complex="normal"/>
    </style:style>
    <style:style style:name="T80" style:family="text">
      <style:text-properties style:text-position="0% 100%" officeooo:rsid="00227abb" style:font-weight-asian="normal" style:font-weight-complex="normal"/>
    </style:style>
    <style:style style:name="T81" style:family="text">
      <style:text-properties style:text-position="0% 100%" officeooo:rsid="002444b5" style:font-weight-asian="normal" style:font-weight-complex="normal"/>
    </style:style>
    <style:style style:name="T82" style:family="text">
      <style:text-properties style:text-position="0% 100%" officeooo:rsid="0024e527" style:font-weight-asian="normal" style:font-weight-complex="normal"/>
    </style:style>
    <style:style style:name="T83" style:family="text">
      <style:text-properties style:text-position="0% 100%" officeooo:rsid="00268c2b" style:font-weight-asian="normal" style:font-weight-complex="normal"/>
    </style:style>
    <style:style style:name="T84" style:family="text">
      <style:text-properties style:text-position="0% 100%" officeooo:rsid="002796e4" style:font-weight-asian="normal" style:font-weight-complex="normal"/>
    </style:style>
    <style:style style:name="T85" style:family="text">
      <style:text-properties style:text-position="0% 100%" officeooo:rsid="002887e2" style:font-weight-asian="normal" style:font-weight-complex="normal"/>
    </style:style>
    <style:style style:name="T86" style:family="text">
      <style:text-properties style:text-position="0% 100%" officeooo:rsid="0029623e" style:font-weight-asian="normal" style:font-weight-complex="normal"/>
    </style:style>
    <style:style style:name="T87" style:family="text">
      <style:text-properties style:text-position="0% 100%" officeooo:rsid="002a6392" style:font-weight-asian="normal" style:font-weight-complex="normal"/>
    </style:style>
    <style:style style:name="T88" style:family="text">
      <style:text-properties style:text-position="0% 100%" officeooo:rsid="002b116c" style:font-weight-asian="normal" style:font-weight-complex="normal"/>
    </style:style>
    <style:style style:name="T89" style:family="text">
      <style:text-properties style:text-position="0% 100%" officeooo:rsid="002ca41d" style:font-weight-asian="normal" style:font-weight-complex="normal"/>
    </style:style>
    <style:style style:name="T90" style:family="text">
      <style:text-properties style:text-position="0% 100%" officeooo:rsid="002e7909" style:font-weight-asian="normal" style:font-weight-complex="normal"/>
    </style:style>
    <style:style style:name="T91" style:family="text">
      <style:text-properties style:text-position="0% 100%" officeooo:rsid="003060ac" style:font-weight-asian="normal" style:font-weight-complex="normal"/>
    </style:style>
    <style:style style:name="T92" style:family="text">
      <style:text-properties style:text-position="0% 100%" fo:font-style="italic" officeooo:rsid="002137b9" style:font-style-asian="italic" style:font-weight-asian="normal" style:font-style-complex="italic" style:font-weight-complex="normal"/>
    </style:style>
    <style:style style:name="T93" style:family="text">
      <style:text-properties style:text-position="0% 100%" officeooo:rsid="003a7381"/>
    </style:style>
    <style:style style:name="T94" style:family="text">
      <style:text-properties style:text-position="0% 100%" officeooo:rsid="003aeaa1"/>
    </style:style>
    <style:style style:name="T95" style:family="text">
      <style:text-properties style:text-position="0% 100%" officeooo:rsid="003c8b24"/>
    </style:style>
    <style:style style:name="T96" style:family="text">
      <style:text-properties style:text-position="0% 100%" officeooo:rsid="003e7763"/>
    </style:style>
    <style:style style:name="T97" style:family="text">
      <style:text-properties style:text-position="0% 100%" officeooo:rsid="003ea79a"/>
    </style:style>
    <style:style style:name="T98" style:family="text">
      <style:text-properties style:text-position="0% 100%" officeooo:rsid="0040a30b"/>
    </style:style>
    <style:style style:name="T99" style:family="text">
      <style:text-properties style:text-position="0% 100%" officeooo:rsid="0040f447"/>
    </style:style>
    <style:style style:name="T100" style:family="text">
      <style:text-properties style:text-position="0% 100%" officeooo:rsid="0042dc30"/>
    </style:style>
    <style:style style:name="T101" style:family="text">
      <style:text-properties style:text-position="0% 100%" officeooo:rsid="00437deb"/>
    </style:style>
    <style:style style:name="T102" style:family="text">
      <style:text-properties style:text-position="0% 100%" officeooo:rsid="0045641b"/>
    </style:style>
    <style:style style:name="T103" style:family="text">
      <style:text-properties style:text-position="0% 100%" officeooo:rsid="0046f80f"/>
    </style:style>
    <style:style style:name="T104" style:family="text">
      <style:text-properties style:text-position="0% 100%" officeooo:rsid="0047d033"/>
    </style:style>
    <style:style style:name="T105" style:family="text">
      <style:text-properties style:text-position="0% 100%" officeooo:rsid="0049c193"/>
    </style:style>
    <style:style style:name="T106" style:family="text">
      <style:text-properties style:text-position="0% 100%" officeooo:rsid="004b23aa"/>
    </style:style>
    <style:style style:name="T107" style:family="text">
      <style:text-properties style:text-position="0% 100%" officeooo:rsid="004cabb6"/>
    </style:style>
    <style:style style:name="T108" style:family="text">
      <style:text-properties style:text-position="0% 100%" officeooo:rsid="004e7dcc"/>
    </style:style>
    <style:style style:name="T109" style:family="text">
      <style:text-properties style:text-position="0% 100%" officeooo:rsid="004fd809"/>
    </style:style>
    <style:style style:name="T110" style:family="text">
      <style:text-properties style:text-position="0% 100%" officeooo:rsid="00502a96"/>
    </style:style>
    <style:style style:name="T111" style:family="text">
      <style:text-properties style:text-position="0% 100%" officeooo:rsid="00513a4f"/>
    </style:style>
    <style:style style:name="T112" style:family="text">
      <style:text-properties style:text-position="0% 100%" officeooo:rsid="00515eb2"/>
    </style:style>
    <style:style style:name="T113" style:family="text">
      <style:text-properties style:text-position="0% 100%" officeooo:rsid="00533fb2"/>
    </style:style>
    <style:style style:name="T114" style:family="text">
      <style:text-properties style:text-position="0% 100%" officeooo:rsid="005422e6"/>
    </style:style>
    <style:style style:name="T115" style:family="text">
      <style:text-properties style:text-position="0% 100%" fo:font-size="10pt" style:font-size-asian="10pt" style:font-size-complex="10pt"/>
    </style:style>
    <style:style style:name="T116" style:family="text">
      <style:text-properties style:text-position="0% 100%" fo:font-size="10pt" officeooo:rsid="00578d1a" style:font-size-asian="10pt" style:font-size-complex="10pt"/>
    </style:style>
    <style:style style:name="T117" style:family="text">
      <style:text-properties style:text-position="0% 100%" fo:font-size="10pt" officeooo:rsid="00578d1f" style:font-size-asian="10pt" style:font-size-complex="10pt"/>
    </style:style>
    <style:style style:name="T118" style:family="text">
      <style:text-properties style:text-position="0% 100%" fo:font-size="10pt" officeooo:rsid="0057ce61" style:font-size-asian="10pt" style:font-size-complex="10pt"/>
    </style:style>
    <style:style style:name="T119" style:family="text">
      <style:text-properties style:text-position="0% 100%" fo:font-size="10pt" officeooo:rsid="005855f1" style:font-size-asian="10pt" style:font-size-complex="10pt"/>
    </style:style>
    <style:style style:name="T120" style:family="text">
      <style:text-properties style:text-position="0% 100%" fo:font-size="10pt" officeooo:rsid="00591fad" style:font-size-asian="10pt" style:font-size-complex="10pt"/>
    </style:style>
    <style:style style:name="T121" style:family="text">
      <style:text-properties style:text-position="0% 100%" fo:font-size="10pt" officeooo:rsid="005920c9" style:font-size-asian="10pt" style:font-size-complex="10pt"/>
    </style:style>
    <style:style style:name="T122" style:family="text">
      <style:text-properties style:text-position="0% 100%" fo:font-size="10pt" officeooo:rsid="005ca54a" style:font-size-asian="10pt" style:font-size-complex="10pt"/>
    </style:style>
    <style:style style:name="T123" style:family="text">
      <style:text-properties style:text-position="0% 100%" fo:font-size="10pt" officeooo:rsid="005fc581" style:font-size-asian="10pt" style:font-size-complex="10pt"/>
    </style:style>
    <style:style style:name="T124" style:family="text">
      <style:text-properties style:text-position="0% 100%" fo:font-size="10pt" officeooo:rsid="0060bd7f" style:font-size-asian="10pt" style:font-size-complex="10pt"/>
    </style:style>
    <style:style style:name="T125" style:family="text">
      <style:text-properties style:text-position="0% 100%" fo:font-size="10pt" officeooo:rsid="00627f18" style:font-size-asian="10pt" style:font-size-complex="10pt"/>
    </style:style>
    <style:style style:name="T126" style:family="text">
      <style:text-properties style:text-position="0% 100%" fo:font-size="10pt" officeooo:rsid="0063d417" style:font-size-asian="10pt" style:font-size-complex="10pt"/>
    </style:style>
    <style:style style:name="T127" style:family="text">
      <style:text-properties style:text-position="0% 100%" fo:font-size="10pt" officeooo:rsid="00658b26" style:font-size-asian="10pt" style:font-size-complex="10pt"/>
    </style:style>
    <style:style style:name="T128" style:family="text">
      <style:text-properties style:text-position="0% 100%" fo:font-size="10pt" officeooo:rsid="006599f8" style:font-size-asian="10pt" style:font-size-complex="10pt"/>
    </style:style>
    <style:style style:name="T129" style:family="text">
      <style:text-properties style:text-position="0% 100%" fo:font-size="10pt" officeooo:rsid="006a8adb" style:font-size-asian="10pt" style:font-size-complex="10pt"/>
    </style:style>
    <style:style style:name="T130" style:family="text">
      <style:text-properties style:text-position="0% 100%" fo:font-size="10pt" officeooo:rsid="006b8b31" style:font-size-asian="10pt" style:font-size-complex="10pt"/>
    </style:style>
    <style:style style:name="T131" style:family="text">
      <style:text-properties style:text-position="0% 100%" fo:font-size="10pt" officeooo:rsid="006b9ba0" style:font-size-asian="10pt" style:font-size-complex="10pt"/>
    </style:style>
    <style:style style:name="T132" style:family="text">
      <style:text-properties style:text-position="0% 100%" fo:font-size="10pt" officeooo:rsid="006c238c" style:font-size-asian="10pt" style:font-size-complex="10pt"/>
    </style:style>
    <style:style style:name="T133" style:family="text">
      <style:text-properties style:text-position="0% 100%" fo:font-size="10pt" officeooo:rsid="006ca2af" style:font-size-asian="10pt" style:font-size-complex="10pt"/>
    </style:style>
    <style:style style:name="T134" style:family="text">
      <style:text-properties style:text-position="0% 100%" fo:font-size="10pt" officeooo:rsid="006cfdea" style:font-size-asian="10pt" style:font-size-complex="10pt"/>
    </style:style>
    <style:style style:name="T135" style:family="text">
      <style:text-properties style:text-position="0% 100%" fo:font-size="10pt" officeooo:rsid="006e4720" style:font-size-asian="10pt" style:font-size-complex="10pt"/>
    </style:style>
    <style:style style:name="T136" style:family="text">
      <style:text-properties style:text-position="0% 100%" fo:font-size="10pt" officeooo:rsid="00712625" style:font-size-asian="10pt" style:font-size-complex="10pt"/>
    </style:style>
    <style:style style:name="T137" style:family="text">
      <style:text-properties style:text-position="0% 100%" fo:font-size="10pt" officeooo:rsid="00715fa9" style:font-size-asian="10pt" style:font-size-complex="10pt"/>
    </style:style>
    <style:style style:name="T138" style:family="text">
      <style:text-properties style:text-position="0% 100%" fo:font-size="10pt" officeooo:rsid="0072e442" style:font-size-asian="10pt" style:font-size-complex="10pt"/>
    </style:style>
    <style:style style:name="T139" style:family="text">
      <style:text-properties style:text-position="0% 100%" fo:font-size="10pt" officeooo:rsid="0073bb5d" style:font-size-asian="10pt" style:font-size-complex="10pt"/>
    </style:style>
    <style:style style:name="T140" style:family="text">
      <style:text-properties style:text-position="0% 100%" fo:font-size="10pt" officeooo:rsid="00756e0c" style:font-size-asian="10pt" style:font-size-complex="10pt"/>
    </style:style>
    <style:style style:name="T141" style:family="text">
      <style:text-properties style:text-position="0% 100%" fo:font-size="10pt" officeooo:rsid="00757e13" style:font-size-asian="10pt" style:font-size-complex="10pt"/>
    </style:style>
    <style:style style:name="T142" style:family="text">
      <style:text-properties style:text-position="0% 100%" fo:font-size="10pt" officeooo:rsid="0076c84f" style:font-size-asian="10pt" style:font-size-complex="10pt"/>
    </style:style>
    <style:style style:name="T143" style:family="text">
      <style:text-properties style:text-position="0% 100%" fo:font-size="10pt" officeooo:rsid="0078345b" style:font-size-asian="10pt" style:font-size-complex="10pt"/>
    </style:style>
    <style:style style:name="T144" style:family="text">
      <style:text-properties style:text-position="0% 100%" fo:font-size="10pt" officeooo:rsid="007895f4" style:font-size-asian="10pt" style:font-size-complex="10pt"/>
    </style:style>
    <style:style style:name="T145" style:family="text">
      <style:text-properties style:text-position="0% 100%" fo:font-size="10pt" officeooo:rsid="007a09ca" style:font-size-asian="10pt" style:font-size-complex="10pt"/>
    </style:style>
    <style:style style:name="T146" style:family="text">
      <style:text-properties style:text-position="0% 100%" fo:font-size="10pt" officeooo:rsid="007abd6f" style:font-size-asian="10pt" style:font-size-complex="10pt"/>
    </style:style>
    <style:style style:name="T147" style:family="text">
      <style:text-properties style:text-position="0% 100%" fo:font-size="10pt" officeooo:rsid="007c4cdf" style:font-size-asian="10pt" style:font-size-complex="10pt"/>
    </style:style>
    <style:style style:name="T148" style:family="text">
      <style:text-properties style:text-position="0% 100%" fo:font-size="10pt" officeooo:rsid="007d13a7" style:font-size-asian="10pt" style:font-size-complex="10pt"/>
    </style:style>
    <style:style style:name="T149" style:family="text">
      <style:text-properties style:text-position="0% 100%" fo:font-size="10pt" officeooo:rsid="007e4276" style:font-size-asian="10pt" style:font-size-complex="10pt"/>
    </style:style>
    <style:style style:name="T150" style:family="text">
      <style:text-properties style:text-position="0% 100%" fo:font-size="10pt" officeooo:rsid="00800634" style:font-size-asian="10pt" style:font-size-complex="10pt"/>
    </style:style>
    <style:style style:name="T151" style:family="text">
      <style:text-properties style:text-position="0% 100%" fo:font-size="10pt" officeooo:rsid="0080ff1b" style:font-size-asian="10pt" style:font-size-complex="10pt"/>
    </style:style>
    <style:style style:name="T152" style:family="text">
      <style:text-properties style:text-position="0% 100%" fo:font-size="10pt" officeooo:rsid="0081d7d9" style:font-size-asian="10pt" style:font-size-complex="10pt"/>
    </style:style>
    <style:style style:name="T153" style:family="text">
      <style:text-properties style:text-position="0% 100%" fo:font-size="10pt" officeooo:rsid="00839ba2" style:font-size-asian="10pt" style:font-size-complex="10pt"/>
    </style:style>
    <style:style style:name="T154" style:family="text">
      <style:text-properties style:text-position="0% 100%" fo:font-size="10pt" officeooo:rsid="00847d0b" style:font-size-asian="10pt" style:font-size-complex="10pt"/>
    </style:style>
    <style:style style:name="T155" style:family="text">
      <style:text-properties style:text-position="0% 100%" fo:font-size="10pt" officeooo:rsid="00856c60" style:font-size-asian="10pt" style:font-size-complex="10pt"/>
    </style:style>
    <style:style style:name="T156" style:family="text">
      <style:text-properties style:text-position="0% 100%" fo:font-size="10pt" officeooo:rsid="0086d767" style:font-size-asian="10pt" style:font-size-complex="10pt"/>
    </style:style>
    <style:style style:name="T157" style:family="text">
      <style:text-properties style:text-position="0% 100%" fo:font-size="10pt" officeooo:rsid="0087b010" style:font-size-asian="10pt" style:font-size-complex="10pt"/>
    </style:style>
    <style:style style:name="T158" style:family="text">
      <style:text-properties style:text-position="0% 100%" fo:font-size="10pt" officeooo:rsid="00896c2a" style:font-size-asian="10pt" style:font-size-complex="10pt"/>
    </style:style>
    <style:style style:name="T159" style:family="text">
      <style:text-properties style:text-position="0% 100%" fo:font-size="10pt" officeooo:rsid="0089d2bf" style:font-size-asian="10pt" style:font-size-complex="10pt"/>
    </style:style>
    <style:style style:name="T160" style:family="text">
      <style:text-properties style:text-position="0% 100%" fo:font-size="10pt" officeooo:rsid="008a37f4" style:font-size-asian="10pt" style:font-size-complex="10pt"/>
    </style:style>
    <style:style style:name="T161" style:family="text">
      <style:text-properties style:text-position="0% 100%" fo:font-size="10pt" officeooo:rsid="008bd542" style:font-size-asian="10pt" style:font-size-complex="10pt"/>
    </style:style>
    <style:style style:name="T162" style:family="text">
      <style:text-properties style:text-position="0% 100%" fo:font-size="10pt" officeooo:rsid="008d9fe7" style:font-size-asian="10pt" style:font-size-complex="10pt"/>
    </style:style>
    <style:style style:name="T163" style:family="text">
      <style:text-properties style:text-position="0% 100%" fo:font-size="10pt" officeooo:rsid="008e75f2" style:font-size-asian="10pt" style:font-size-complex="10pt"/>
    </style:style>
    <style:style style:name="T164" style:family="text">
      <style:text-properties style:text-position="0% 100%" fo:font-size="10pt" officeooo:rsid="008f5d3b" style:font-size-asian="10pt" style:font-size-complex="10pt"/>
    </style:style>
    <style:style style:name="T165" style:family="text">
      <style:text-properties style:text-position="0% 100%" fo:font-size="10pt" officeooo:rsid="00911e5c" style:font-size-asian="10pt" style:font-size-complex="10pt"/>
    </style:style>
    <style:style style:name="T166" style:family="text">
      <style:text-properties style:text-position="0% 100%" fo:font-size="10pt" officeooo:rsid="009d34de" style:font-size-asian="10pt" style:font-size-complex="10pt"/>
    </style:style>
    <style:style style:name="T167" style:family="text">
      <style:text-properties style:text-position="0% 100%" fo:font-size="10pt" fo:font-weight="bold" style:font-size-asian="10pt" style:font-weight-asian="bold" style:font-size-complex="10pt" style:font-weight-complex="bold"/>
    </style:style>
    <style:style style:name="T168" style:family="text">
      <style:text-properties style:text-position="0% 100%" fo:font-size="10pt" fo:font-weight="bold" officeooo:rsid="006b8b31" style:font-size-asian="10pt" style:font-weight-asian="bold" style:font-size-complex="10pt" style:font-weight-complex="bold"/>
    </style:style>
    <style:style style:name="T169" style:family="text">
      <style:text-properties style:text-position="0% 100%" fo:font-size="10pt" fo:font-weight="bold" officeooo:rsid="006b9ba0" style:font-size-asian="10pt" style:font-weight-asian="bold" style:font-size-complex="10pt" style:font-weight-complex="bold"/>
    </style:style>
    <style:style style:name="T170" style:family="text">
      <style:text-properties style:text-position="0% 100%" fo:font-size="10pt" fo:font-weight="bold" officeooo:rsid="006c238c" style:font-size-asian="10pt" style:font-weight-asian="bold" style:font-size-complex="10pt" style:font-weight-complex="bold"/>
    </style:style>
    <style:style style:name="T171" style:family="text">
      <style:text-properties style:text-position="0% 100%" fo:font-size="10pt" fo:font-weight="bold" style:font-size-asian="8.75pt" style:font-weight-asian="bold" style:font-size-complex="10pt" style:font-weight-complex="bold"/>
    </style:style>
    <style:style style:name="T172" style:family="text">
      <style:text-properties style:text-position="0% 100%" fo:font-size="10pt" fo:font-weight="bold" officeooo:rsid="00a6c352" style:font-size-asian="8.75pt" style:font-weight-asian="bold" style:font-size-complex="10pt" style:font-weight-complex="bold"/>
    </style:style>
    <style:style style:name="T173" style:family="text">
      <style:text-properties style:text-position="0% 100%" fo:font-size="10pt" fo:font-weight="bold" officeooo:rsid="00998a74" style:font-size-asian="8.75pt" style:font-weight-asian="bold" style:font-size-complex="10pt" style:font-weight-complex="bold"/>
    </style:style>
    <style:style style:name="T174" style:family="text">
      <style:text-properties style:text-position="0% 100%" fo:font-size="10pt" fo:font-weight="bold" officeooo:rsid="00d53fca" style:font-size-asian="8.75pt" style:font-weight-asian="bold" style:font-size-complex="10pt" style:font-weight-complex="bold"/>
    </style:style>
    <style:style style:name="T175" style:family="text">
      <style:text-properties style:text-position="0% 100%" fo:font-size="10pt" fo:font-weight="bold" officeooo:rsid="00da51b6" style:font-size-asian="8.75pt" style:font-weight-asian="bold" style:font-size-complex="10pt" style:font-weight-complex="bold"/>
    </style:style>
    <style:style style:name="T176" style:family="text">
      <style:text-properties style:text-position="0% 100%" fo:font-size="10pt" fo:font-weight="bold" officeooo:rsid="00dc87c7" style:font-size-asian="8.75pt" style:font-weight-asian="bold" style:font-size-complex="10pt" style:font-weight-complex="bold"/>
    </style:style>
    <style:style style:name="T177" style:family="text">
      <style:text-properties style:text-position="0% 100%" fo:font-size="10pt" fo:font-weight="bold" officeooo:rsid="00e3f2af" style:font-size-asian="8.75pt" style:font-weight-asian="bold" style:font-size-complex="10pt" style:font-weight-complex="bold"/>
    </style:style>
    <style:style style:name="T178" style:family="text">
      <style:text-properties style:text-position="0% 100%" fo:font-size="10pt" fo:font-weight="bold" officeooo:rsid="00e6b2b5" style:font-size-asian="8.75pt" style:font-weight-asian="bold" style:font-size-complex="10pt" style:font-weight-complex="bold"/>
    </style:style>
    <style:style style:name="T179" style:family="text">
      <style:text-properties style:text-position="0% 100%" fo:font-size="10pt" fo:font-weight="bold" officeooo:rsid="00ed23cd" style:font-size-asian="8.75pt" style:font-weight-asian="bold" style:font-size-complex="10pt" style:font-weight-complex="bold"/>
    </style:style>
    <style:style style:name="T180" style:family="text">
      <style:text-properties style:text-position="0% 100%" fo:font-size="10pt" fo:font-weight="bold" officeooo:rsid="00efc186" style:font-size-asian="8.75pt" style:font-weight-asian="bold" style:font-size-complex="10pt" style:font-weight-complex="bold"/>
    </style:style>
    <style:style style:name="T181" style:family="text">
      <style:text-properties style:text-position="0% 100%" fo:font-size="10pt" fo:font-weight="bold" officeooo:rsid="00f42ddf" style:font-size-asian="8.75pt" style:font-weight-asian="bold" style:font-size-complex="10pt" style:font-weight-complex="bold"/>
    </style:style>
    <style:style style:name="T182" style:family="text">
      <style:text-properties style:text-position="0% 100%" fo:font-size="10pt" fo:font-weight="bold" officeooo:rsid="0109a447" style:font-size-asian="8.75pt" style:font-weight-asian="bold" style:font-size-complex="10pt" style:font-weight-complex="bold"/>
    </style:style>
    <style:style style:name="T183" style:family="text">
      <style:text-properties style:text-position="0% 100%" fo:font-size="10pt" fo:font-weight="bold" officeooo:rsid="0118496e" style:font-size-asian="8.75pt" style:font-weight-asian="bold" style:font-size-complex="10pt" style:font-weight-complex="bold"/>
    </style:style>
    <style:style style:name="T184" style:family="text">
      <style:text-properties style:text-position="0% 100%" fo:font-size="10pt" fo:font-weight="bold" officeooo:rsid="0123618f" style:font-size-asian="8.75pt" style:font-weight-asian="bold" style:font-size-complex="10pt" style:font-weight-complex="bold"/>
    </style:style>
    <style:style style:name="T185" style:family="text">
      <style:text-properties style:text-position="0% 100%" fo:font-size="10pt" fo:font-weight="bold" officeooo:rsid="01261f6f" style:font-size-asian="8.75pt" style:font-weight-asian="bold" style:font-size-complex="10pt" style:font-weight-complex="bold"/>
    </style:style>
    <style:style style:name="T186" style:family="text">
      <style:text-properties style:text-position="0% 100%" fo:font-size="10pt" fo:font-weight="bold" officeooo:rsid="015d6918" style:font-size-asian="8.75pt" style:font-weight-asian="bold" style:font-size-complex="10pt" style:font-weight-complex="bold"/>
    </style:style>
    <style:style style:name="T187" style:family="text">
      <style:text-properties style:text-position="0% 100%" fo:font-size="10pt" fo:font-weight="bold" officeooo:rsid="015f10ab" style:font-size-asian="8.75pt" style:font-weight-asian="bold" style:font-size-complex="10pt" style:font-weight-complex="bold"/>
    </style:style>
    <style:style style:name="T188" style:family="text">
      <style:text-properties style:text-position="0% 100%" fo:font-size="10pt" fo:font-weight="bold" officeooo:rsid="02238302" style:font-size-asian="8.75pt" style:font-weight-asian="bold" style:font-size-complex="10pt" style:font-weight-complex="bold"/>
    </style:style>
    <style:style style:name="T189" style:family="text">
      <style:text-properties style:text-position="0% 100%" fo:font-size="10pt" style:text-underline-style="solid" style:text-underline-width="auto" style:text-underline-color="font-color" officeooo:rsid="0078345b" style:font-size-asian="10pt" style:font-size-complex="10pt"/>
    </style:style>
    <style:style style:name="T190" style:family="text">
      <style:text-properties style:text-position="0% 100%" fo:font-size="10pt" style:text-underline-style="solid" style:text-underline-width="auto" style:text-underline-color="font-color" officeooo:rsid="0076c84f" style:font-size-asian="10pt" style:font-size-complex="10pt"/>
    </style:style>
    <style:style style:name="T19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92" style:family="text">
      <style:text-properties style:text-position="0% 100%" fo:font-size="10pt" style:font-size-asian="8.75pt" style:font-weight-asian="normal" style:font-size-complex="10pt" style:font-weight-complex="normal"/>
    </style:style>
    <style:style style:name="T193" style:family="text">
      <style:text-properties style:text-position="0% 100%" fo:font-size="10pt" officeooo:rsid="0092760c" style:font-size-asian="8.75pt" style:font-weight-asian="normal" style:font-size-complex="10pt" style:font-weight-complex="normal"/>
    </style:style>
    <style:style style:name="T194" style:family="text">
      <style:text-properties style:text-position="0% 100%" fo:font-size="10pt" officeooo:rsid="0092fd41" style:font-size-asian="8.75pt" style:font-weight-asian="normal" style:font-size-complex="10pt" style:font-weight-complex="normal"/>
    </style:style>
    <style:style style:name="T195" style:family="text">
      <style:text-properties style:text-position="0% 100%" fo:font-size="10pt" officeooo:rsid="00939ffc" style:font-size-asian="8.75pt" style:font-weight-asian="normal" style:font-size-complex="10pt" style:font-weight-complex="normal"/>
    </style:style>
    <style:style style:name="T196" style:family="text">
      <style:text-properties style:text-position="0% 100%" fo:font-size="10pt" officeooo:rsid="0094ca73" style:font-size-asian="8.75pt" style:font-weight-asian="normal" style:font-size-complex="10pt" style:font-weight-complex="normal"/>
    </style:style>
    <style:style style:name="T197" style:family="text">
      <style:text-properties style:text-position="0% 100%" fo:font-size="10pt" officeooo:rsid="00966575" style:font-size-asian="8.75pt" style:font-weight-asian="normal" style:font-size-complex="10pt" style:font-weight-complex="normal"/>
    </style:style>
    <style:style style:name="T198" style:family="text">
      <style:text-properties style:text-position="0% 100%" fo:font-size="10pt" officeooo:rsid="009666d6" style:font-size-asian="8.75pt" style:font-weight-asian="normal" style:font-size-complex="10pt" style:font-weight-complex="normal"/>
    </style:style>
    <style:style style:name="T199" style:family="text">
      <style:text-properties style:text-position="0% 100%" fo:font-size="10pt" officeooo:rsid="00978448" style:font-size-asian="8.75pt" style:font-weight-asian="normal" style:font-size-complex="10pt" style:font-weight-complex="normal"/>
    </style:style>
    <style:style style:name="T200" style:family="text">
      <style:text-properties style:text-position="0% 100%" fo:font-size="10pt" officeooo:rsid="00982dfb" style:font-size-asian="8.75pt" style:font-weight-asian="normal" style:font-size-complex="10pt" style:font-weight-complex="normal"/>
    </style:style>
    <style:style style:name="T201" style:family="text">
      <style:text-properties style:text-position="0% 100%" fo:font-size="10pt" officeooo:rsid="00995312" style:font-size-asian="8.75pt" style:font-weight-asian="normal" style:font-size-complex="10pt" style:font-weight-complex="normal"/>
    </style:style>
    <style:style style:name="T202" style:family="text">
      <style:text-properties style:text-position="0% 100%" fo:font-size="10pt" officeooo:rsid="00998a74" style:font-size-asian="8.75pt" style:font-weight-asian="normal" style:font-size-complex="10pt" style:font-weight-complex="normal"/>
    </style:style>
    <style:style style:name="T203" style:family="text">
      <style:text-properties style:text-position="0% 100%" fo:font-size="10pt" officeooo:rsid="009a2755" style:font-size-asian="8.75pt" style:font-weight-asian="normal" style:font-size-complex="10pt" style:font-weight-complex="normal"/>
    </style:style>
    <style:style style:name="T204" style:family="text">
      <style:text-properties style:text-position="0% 100%" fo:font-size="10pt" officeooo:rsid="009b096d" style:font-size-asian="8.75pt" style:font-weight-asian="normal" style:font-size-complex="10pt" style:font-weight-complex="normal"/>
    </style:style>
    <style:style style:name="T205" style:family="text">
      <style:text-properties style:text-position="0% 100%" fo:font-size="10pt" officeooo:rsid="009efc57" style:font-size-asian="8.75pt" style:font-weight-asian="normal" style:font-size-complex="10pt" style:font-weight-complex="normal"/>
    </style:style>
    <style:style style:name="T206" style:family="text">
      <style:text-properties style:text-position="0% 100%" fo:font-size="10pt" officeooo:rsid="009ff249" style:font-size-asian="8.75pt" style:font-weight-asian="normal" style:font-size-complex="10pt" style:font-weight-complex="normal"/>
    </style:style>
    <style:style style:name="T207" style:family="text">
      <style:text-properties style:text-position="0% 100%" fo:font-size="10pt" officeooo:rsid="00a1e173" style:font-size-asian="8.75pt" style:font-weight-asian="normal" style:font-size-complex="10pt" style:font-weight-complex="normal"/>
    </style:style>
    <style:style style:name="T208" style:family="text">
      <style:text-properties style:text-position="0% 100%" fo:font-size="10pt" officeooo:rsid="00a30af2" style:font-size-asian="8.75pt" style:font-weight-asian="normal" style:font-size-complex="10pt" style:font-weight-complex="normal"/>
    </style:style>
    <style:style style:name="T209" style:family="text">
      <style:text-properties style:text-position="0% 100%" fo:font-size="10pt" officeooo:rsid="00a4e480" style:font-size-asian="8.75pt" style:font-weight-asian="normal" style:font-size-complex="10pt" style:font-weight-complex="normal"/>
    </style:style>
    <style:style style:name="T210" style:family="text">
      <style:text-properties style:text-position="0% 100%" fo:font-size="10pt" officeooo:rsid="00a61761" style:font-size-asian="8.75pt" style:font-weight-asian="normal" style:font-size-complex="10pt" style:font-weight-complex="normal"/>
    </style:style>
    <style:style style:name="T211" style:family="text">
      <style:text-properties style:text-position="0% 100%" fo:font-size="10pt" officeooo:rsid="00a65dc9" style:font-size-asian="8.75pt" style:font-weight-asian="normal" style:font-size-complex="10pt" style:font-weight-complex="normal"/>
    </style:style>
    <style:style style:name="T212" style:family="text">
      <style:text-properties style:text-position="0% 100%" fo:font-size="10pt" officeooo:rsid="00a6c352" style:font-size-asian="8.75pt" style:font-weight-asian="normal" style:font-size-complex="10pt" style:font-weight-complex="normal"/>
    </style:style>
    <style:style style:name="T213" style:family="text">
      <style:text-properties style:text-position="0% 100%" fo:font-size="10pt" officeooo:rsid="00a71d34" style:font-size-asian="8.75pt" style:font-weight-asian="normal" style:font-size-complex="10pt" style:font-weight-complex="normal"/>
    </style:style>
    <style:style style:name="T214" style:family="text">
      <style:text-properties style:text-position="0% 100%" fo:font-size="10pt" officeooo:rsid="00a83442" style:font-size-asian="8.75pt" style:font-weight-asian="normal" style:font-size-complex="10pt" style:font-weight-complex="normal"/>
    </style:style>
    <style:style style:name="T215" style:family="text">
      <style:text-properties style:text-position="0% 100%" fo:font-size="10pt" officeooo:rsid="00a9b3b3" style:font-size-asian="8.75pt" style:font-weight-asian="normal" style:font-size-complex="10pt" style:font-weight-complex="normal"/>
    </style:style>
    <style:style style:name="T216" style:family="text">
      <style:text-properties style:text-position="0% 100%" fo:font-size="10pt" officeooo:rsid="00aa82a6" style:font-size-asian="8.75pt" style:font-weight-asian="normal" style:font-size-complex="10pt" style:font-weight-complex="normal"/>
    </style:style>
    <style:style style:name="T217" style:family="text">
      <style:text-properties style:text-position="0% 100%" fo:font-size="10pt" officeooo:rsid="00abc753" style:font-size-asian="8.75pt" style:font-weight-asian="normal" style:font-size-complex="10pt" style:font-weight-complex="normal"/>
    </style:style>
    <style:style style:name="T218" style:family="text">
      <style:text-properties style:text-position="0% 100%" fo:font-size="10pt" officeooo:rsid="00abd81f" style:font-size-asian="8.75pt" style:font-weight-asian="normal" style:font-size-complex="10pt" style:font-weight-complex="normal"/>
    </style:style>
    <style:style style:name="T219" style:family="text">
      <style:text-properties style:text-position="0% 100%" fo:font-size="10pt" officeooo:rsid="00ad9654" style:font-size-asian="8.75pt" style:font-weight-asian="normal" style:font-size-complex="10pt" style:font-weight-complex="normal"/>
    </style:style>
    <style:style style:name="T220" style:family="text">
      <style:text-properties style:text-position="0% 100%" fo:font-size="10pt" officeooo:rsid="00af4671" style:font-size-asian="8.75pt" style:font-weight-asian="normal" style:font-size-complex="10pt" style:font-weight-complex="normal"/>
    </style:style>
    <style:style style:name="T221" style:family="text">
      <style:text-properties style:text-position="0% 100%" fo:font-size="10pt" officeooo:rsid="00b0af9e" style:font-size-asian="8.75pt" style:font-weight-asian="normal" style:font-size-complex="10pt" style:font-weight-complex="normal"/>
    </style:style>
    <style:style style:name="T222" style:family="text">
      <style:text-properties style:text-position="0% 100%" fo:font-size="10pt" officeooo:rsid="00b19673" style:font-size-asian="8.75pt" style:font-weight-asian="normal" style:font-size-complex="10pt" style:font-weight-complex="normal"/>
    </style:style>
    <style:style style:name="T223" style:family="text">
      <style:text-properties style:text-position="0% 100%" fo:font-size="10pt" officeooo:rsid="00b345ab" style:font-size-asian="8.75pt" style:font-weight-asian="normal" style:font-size-complex="10pt" style:font-weight-complex="normal"/>
    </style:style>
    <style:style style:name="T224" style:family="text">
      <style:text-properties style:text-position="0% 100%" fo:font-size="10pt" officeooo:rsid="00b5000a" style:font-size-asian="8.75pt" style:font-weight-asian="normal" style:font-size-complex="10pt" style:font-weight-complex="normal"/>
    </style:style>
    <style:style style:name="T225" style:family="text">
      <style:text-properties style:text-position="0% 100%" fo:font-size="10pt" officeooo:rsid="00b6aad4" style:font-size-asian="8.75pt" style:font-weight-asian="normal" style:font-size-complex="10pt" style:font-weight-complex="normal"/>
    </style:style>
    <style:style style:name="T226" style:family="text">
      <style:text-properties style:text-position="0% 100%" fo:font-size="10pt" officeooo:rsid="00b82a51" style:font-size-asian="8.75pt" style:font-weight-asian="normal" style:font-size-complex="10pt" style:font-weight-complex="normal"/>
    </style:style>
    <style:style style:name="T227" style:family="text">
      <style:text-properties style:text-position="0% 100%" fo:font-size="10pt" officeooo:rsid="00b85aef" style:font-size-asian="8.75pt" style:font-weight-asian="normal" style:font-size-complex="10pt" style:font-weight-complex="normal"/>
    </style:style>
    <style:style style:name="T228" style:family="text">
      <style:text-properties style:text-position="0% 100%" fo:font-size="10pt" officeooo:rsid="00b9656c" style:font-size-asian="8.75pt" style:font-weight-asian="normal" style:font-size-complex="10pt" style:font-weight-complex="normal"/>
    </style:style>
    <style:style style:name="T229" style:family="text">
      <style:text-properties style:text-position="0% 100%" fo:font-size="10pt" officeooo:rsid="00bad2c7" style:font-size-asian="8.75pt" style:font-weight-asian="normal" style:font-size-complex="10pt" style:font-weight-complex="normal"/>
    </style:style>
    <style:style style:name="T230" style:family="text">
      <style:text-properties style:text-position="0% 100%" fo:font-size="10pt" officeooo:rsid="00bcc95c" style:font-size-asian="8.75pt" style:font-weight-asian="normal" style:font-size-complex="10pt" style:font-weight-complex="normal"/>
    </style:style>
    <style:style style:name="T231" style:family="text">
      <style:text-properties style:text-position="0% 100%" fo:font-size="10pt" officeooo:rsid="00bd6209" style:font-size-asian="8.75pt" style:font-weight-asian="normal" style:font-size-complex="10pt" style:font-weight-complex="normal"/>
    </style:style>
    <style:style style:name="T232" style:family="text">
      <style:text-properties style:text-position="0% 100%" fo:font-size="10pt" officeooo:rsid="00bdf52a" style:font-size-asian="8.75pt" style:font-weight-asian="normal" style:font-size-complex="10pt" style:font-weight-complex="normal"/>
    </style:style>
    <style:style style:name="T233" style:family="text">
      <style:text-properties style:text-position="0% 100%" fo:font-size="10pt" officeooo:rsid="00bf715a" style:font-size-asian="8.75pt" style:font-weight-asian="normal" style:font-size-complex="10pt" style:font-weight-complex="normal"/>
    </style:style>
    <style:style style:name="T234" style:family="text">
      <style:text-properties style:text-position="0% 100%" fo:font-size="10pt" officeooo:rsid="00bfc7ec" style:font-size-asian="8.75pt" style:font-weight-asian="normal" style:font-size-complex="10pt" style:font-weight-complex="normal"/>
    </style:style>
    <style:style style:name="T235" style:family="text">
      <style:text-properties style:text-position="0% 100%" fo:font-size="10pt" officeooo:rsid="00bff502" style:font-size-asian="8.75pt" style:font-weight-asian="normal" style:font-size-complex="10pt" style:font-weight-complex="normal"/>
    </style:style>
    <style:style style:name="T236" style:family="text">
      <style:text-properties style:text-position="0% 100%" fo:font-size="10pt" officeooo:rsid="00c0f594" style:font-size-asian="8.75pt" style:font-weight-asian="normal" style:font-size-complex="10pt" style:font-weight-complex="normal"/>
    </style:style>
    <style:style style:name="T237" style:family="text">
      <style:text-properties style:text-position="0% 100%" fo:font-size="10pt" officeooo:rsid="00c2dc1b" style:font-size-asian="8.75pt" style:font-weight-asian="normal" style:font-size-complex="10pt" style:font-weight-complex="normal"/>
    </style:style>
    <style:style style:name="T238" style:family="text">
      <style:text-properties style:text-position="0% 100%" fo:font-size="10pt" officeooo:rsid="00c49a5a" style:font-size-asian="8.75pt" style:font-weight-asian="normal" style:font-size-complex="10pt" style:font-weight-complex="normal"/>
    </style:style>
    <style:style style:name="T239" style:family="text">
      <style:text-properties style:text-position="0% 100%" fo:font-size="10pt" officeooo:rsid="00c63563" style:font-size-asian="8.75pt" style:font-weight-asian="normal" style:font-size-complex="10pt" style:font-weight-complex="normal"/>
    </style:style>
    <style:style style:name="T240" style:family="text">
      <style:text-properties style:text-position="0% 100%" fo:font-size="10pt" officeooo:rsid="00c80117" style:font-size-asian="8.75pt" style:font-weight-asian="normal" style:font-size-complex="10pt" style:font-weight-complex="normal"/>
    </style:style>
    <style:style style:name="T241" style:family="text">
      <style:text-properties style:text-position="0% 100%" fo:font-size="10pt" officeooo:rsid="00c87cea" style:font-size-asian="8.75pt" style:font-weight-asian="normal" style:font-size-complex="10pt" style:font-weight-complex="normal"/>
    </style:style>
    <style:style style:name="T242" style:family="text">
      <style:text-properties style:text-position="0% 100%" fo:font-size="10pt" officeooo:rsid="00c97ee4" style:font-size-asian="8.75pt" style:font-weight-asian="normal" style:font-size-complex="10pt" style:font-weight-complex="normal"/>
    </style:style>
    <style:style style:name="T243" style:family="text">
      <style:text-properties style:text-position="0% 100%" fo:font-size="10pt" officeooo:rsid="00caff18" style:font-size-asian="8.75pt" style:font-weight-asian="normal" style:font-size-complex="10pt" style:font-weight-complex="normal"/>
    </style:style>
    <style:style style:name="T244" style:family="text">
      <style:text-properties style:text-position="0% 100%" fo:font-size="10pt" officeooo:rsid="00ccc776" style:font-size-asian="8.75pt" style:font-weight-asian="normal" style:font-size-complex="10pt" style:font-weight-complex="normal"/>
    </style:style>
    <style:style style:name="T245" style:family="text">
      <style:text-properties style:text-position="0% 100%" fo:font-size="10pt" officeooo:rsid="00ce05e7" style:font-size-asian="8.75pt" style:font-weight-asian="normal" style:font-size-complex="10pt" style:font-weight-complex="normal"/>
    </style:style>
    <style:style style:name="T246" style:family="text">
      <style:text-properties style:text-position="0% 100%" fo:font-size="10pt" officeooo:rsid="00cf1b20" style:font-size-asian="8.75pt" style:font-weight-asian="normal" style:font-size-complex="10pt" style:font-weight-complex="normal"/>
    </style:style>
    <style:style style:name="T247" style:family="text">
      <style:text-properties style:text-position="0% 100%" fo:font-size="10pt" officeooo:rsid="00d04752" style:font-size-asian="8.75pt" style:font-weight-asian="normal" style:font-size-complex="10pt" style:font-weight-complex="normal"/>
    </style:style>
    <style:style style:name="T248" style:family="text">
      <style:text-properties style:text-position="0% 100%" fo:font-size="10pt" officeooo:rsid="00d0ea1c" style:font-size-asian="8.75pt" style:font-weight-asian="normal" style:font-size-complex="10pt" style:font-weight-complex="normal"/>
    </style:style>
    <style:style style:name="T249" style:family="text">
      <style:text-properties style:text-position="0% 100%" fo:font-size="10pt" officeooo:rsid="00d279a1" style:font-size-asian="8.75pt" style:font-weight-asian="normal" style:font-size-complex="10pt" style:font-weight-complex="normal"/>
    </style:style>
    <style:style style:name="T250" style:family="text">
      <style:text-properties style:text-position="0% 100%" fo:font-size="10pt" officeooo:rsid="00d36d3c" style:font-size-asian="8.75pt" style:font-weight-asian="normal" style:font-size-complex="10pt" style:font-weight-complex="normal"/>
    </style:style>
    <style:style style:name="T251" style:family="text">
      <style:text-properties style:text-position="0% 100%" fo:font-size="10pt" officeooo:rsid="00d37f37" style:font-size-asian="8.75pt" style:font-weight-asian="normal" style:font-size-complex="10pt" style:font-weight-complex="normal"/>
    </style:style>
    <style:style style:name="T252" style:family="text">
      <style:text-properties style:text-position="0% 100%" fo:font-size="10pt" officeooo:rsid="00d53fca" style:font-size-asian="8.75pt" style:font-weight-asian="normal" style:font-size-complex="10pt" style:font-weight-complex="normal"/>
    </style:style>
    <style:style style:name="T253" style:family="text">
      <style:text-properties style:text-position="0% 100%" fo:font-size="10pt" officeooo:rsid="00d62505" style:font-size-asian="8.75pt" style:font-weight-asian="normal" style:font-size-complex="10pt" style:font-weight-complex="normal"/>
    </style:style>
    <style:style style:name="T254" style:family="text">
      <style:text-properties style:text-position="0% 100%" fo:font-size="10pt" officeooo:rsid="00d7d569" style:font-size-asian="8.75pt" style:font-weight-asian="normal" style:font-size-complex="10pt" style:font-weight-complex="normal"/>
    </style:style>
    <style:style style:name="T255" style:family="text">
      <style:text-properties style:text-position="0% 100%" fo:font-size="10pt" officeooo:rsid="00d975c3" style:font-size-asian="8.75pt" style:font-weight-asian="normal" style:font-size-complex="10pt" style:font-weight-complex="normal"/>
    </style:style>
    <style:style style:name="T256" style:family="text">
      <style:text-properties style:text-position="0% 100%" fo:font-size="10pt" officeooo:rsid="00da51b6" style:font-size-asian="8.75pt" style:font-weight-asian="normal" style:font-size-complex="10pt" style:font-weight-complex="normal"/>
    </style:style>
    <style:style style:name="T257" style:family="text">
      <style:text-properties style:text-position="0% 100%" fo:font-size="10pt" officeooo:rsid="00db341d" style:font-size-asian="8.75pt" style:font-weight-asian="normal" style:font-size-complex="10pt" style:font-weight-complex="normal"/>
    </style:style>
    <style:style style:name="T258" style:family="text">
      <style:text-properties style:text-position="0% 100%" fo:font-size="10pt" officeooo:rsid="00db724a" style:font-size-asian="8.75pt" style:font-weight-asian="normal" style:font-size-complex="10pt" style:font-weight-complex="normal"/>
    </style:style>
    <style:style style:name="T259" style:family="text">
      <style:text-properties style:text-position="0% 100%" fo:font-size="10pt" officeooo:rsid="00ddc9e8" style:font-size-asian="8.75pt" style:font-weight-asian="normal" style:font-size-complex="10pt" style:font-weight-complex="normal"/>
    </style:style>
    <style:style style:name="T260" style:family="text">
      <style:text-properties style:text-position="0% 100%" fo:font-size="10pt" officeooo:rsid="00de5126" style:font-size-asian="8.75pt" style:font-weight-asian="normal" style:font-size-complex="10pt" style:font-weight-complex="normal"/>
    </style:style>
    <style:style style:name="T261" style:family="text">
      <style:text-properties style:text-position="0% 100%" fo:font-size="10pt" officeooo:rsid="00df5d0d" style:font-size-asian="8.75pt" style:font-weight-asian="normal" style:font-size-complex="10pt" style:font-weight-complex="normal"/>
    </style:style>
    <style:style style:name="T262" style:family="text">
      <style:text-properties style:text-position="0% 100%" fo:font-size="10pt" officeooo:rsid="00dfc042" style:font-size-asian="8.75pt" style:font-weight-asian="normal" style:font-size-complex="10pt" style:font-weight-complex="normal"/>
    </style:style>
    <style:style style:name="T263" style:family="text">
      <style:text-properties style:text-position="0% 100%" fo:font-size="10pt" officeooo:rsid="00e100bf" style:font-size-asian="8.75pt" style:font-weight-asian="normal" style:font-size-complex="10pt" style:font-weight-complex="normal"/>
    </style:style>
    <style:style style:name="T264" style:family="text">
      <style:text-properties style:text-position="0% 100%" fo:font-size="10pt" officeooo:rsid="00e2b32b" style:font-size-asian="8.75pt" style:font-weight-asian="normal" style:font-size-complex="10pt" style:font-weight-complex="normal"/>
    </style:style>
    <style:style style:name="T265" style:family="text">
      <style:text-properties style:text-position="0% 100%" fo:font-size="10pt" officeooo:rsid="00e35289" style:font-size-asian="8.75pt" style:font-weight-asian="normal" style:font-size-complex="10pt" style:font-weight-complex="normal"/>
    </style:style>
    <style:style style:name="T266" style:family="text">
      <style:text-properties style:text-position="0% 100%" fo:font-size="10pt" officeooo:rsid="00e3a948" style:font-size-asian="8.75pt" style:font-weight-asian="normal" style:font-size-complex="10pt" style:font-weight-complex="normal"/>
    </style:style>
    <style:style style:name="T267" style:family="text">
      <style:text-properties style:text-position="0% 100%" fo:font-size="10pt" officeooo:rsid="00e3e5c3" style:font-size-asian="8.75pt" style:font-weight-asian="normal" style:font-size-complex="10pt" style:font-weight-complex="normal"/>
    </style:style>
    <style:style style:name="T268" style:family="text">
      <style:text-properties style:text-position="0% 100%" fo:font-size="10pt" officeooo:rsid="00e3f2af" style:font-size-asian="8.75pt" style:font-weight-asian="normal" style:font-size-complex="10pt" style:font-weight-complex="normal"/>
    </style:style>
    <style:style style:name="T269" style:family="text">
      <style:text-properties style:text-position="0% 100%" fo:font-size="10pt" officeooo:rsid="00e5014c" style:font-size-asian="8.75pt" style:font-weight-asian="normal" style:font-size-complex="10pt" style:font-weight-complex="normal"/>
    </style:style>
    <style:style style:name="T270" style:family="text">
      <style:text-properties style:text-position="0% 100%" fo:font-size="10pt" officeooo:rsid="00e6b2b5" style:font-size-asian="8.75pt" style:font-weight-asian="normal" style:font-size-complex="10pt" style:font-weight-complex="normal"/>
    </style:style>
    <style:style style:name="T271" style:family="text">
      <style:text-properties style:text-position="0% 100%" fo:font-size="10pt" officeooo:rsid="00e723e3" style:font-size-asian="8.75pt" style:font-weight-asian="normal" style:font-size-complex="10pt" style:font-weight-complex="normal"/>
    </style:style>
    <style:style style:name="T272" style:family="text">
      <style:text-properties style:text-position="0% 100%" fo:font-size="10pt" officeooo:rsid="00e894ce" style:font-size-asian="8.75pt" style:font-weight-asian="normal" style:font-size-complex="10pt" style:font-weight-complex="normal"/>
    </style:style>
    <style:style style:name="T273" style:family="text">
      <style:text-properties style:text-position="0% 100%" fo:font-size="10pt" officeooo:rsid="00ea4a59" style:font-size-asian="8.75pt" style:font-weight-asian="normal" style:font-size-complex="10pt" style:font-weight-complex="normal"/>
    </style:style>
    <style:style style:name="T274" style:family="text">
      <style:text-properties style:text-position="0% 100%" fo:font-size="10pt" officeooo:rsid="00ebb485" style:font-size-asian="8.75pt" style:font-weight-asian="normal" style:font-size-complex="10pt" style:font-weight-complex="normal"/>
    </style:style>
    <style:style style:name="T275" style:family="text">
      <style:text-properties style:text-position="0% 100%" fo:font-size="10pt" officeooo:rsid="00ec6081" style:font-size-asian="8.75pt" style:font-weight-asian="normal" style:font-size-complex="10pt" style:font-weight-complex="normal"/>
    </style:style>
    <style:style style:name="T276" style:family="text">
      <style:text-properties style:text-position="0% 100%" fo:font-size="10pt" officeooo:rsid="00ed23cd" style:font-size-asian="8.75pt" style:font-weight-asian="normal" style:font-size-complex="10pt" style:font-weight-complex="normal"/>
    </style:style>
    <style:style style:name="T277" style:family="text">
      <style:text-properties style:text-position="0% 100%" fo:font-size="10pt" officeooo:rsid="00eeff52" style:font-size-asian="8.75pt" style:font-weight-asian="normal" style:font-size-complex="10pt" style:font-weight-complex="normal"/>
    </style:style>
    <style:style style:name="T278" style:family="text">
      <style:text-properties style:text-position="0% 100%" fo:font-size="10pt" officeooo:rsid="00efc186" style:font-size-asian="8.75pt" style:font-weight-asian="normal" style:font-size-complex="10pt" style:font-weight-complex="normal"/>
    </style:style>
    <style:style style:name="T279" style:family="text">
      <style:text-properties style:text-position="0% 100%" fo:font-size="10pt" officeooo:rsid="00f11996" style:font-size-asian="8.75pt" style:font-weight-asian="normal" style:font-size-complex="10pt" style:font-weight-complex="normal"/>
    </style:style>
    <style:style style:name="T280" style:family="text">
      <style:text-properties style:text-position="0% 100%" fo:font-size="10pt" officeooo:rsid="00f24dbb" style:font-size-asian="8.75pt" style:font-weight-asian="normal" style:font-size-complex="10pt" style:font-weight-complex="normal"/>
    </style:style>
    <style:style style:name="T281" style:family="text">
      <style:text-properties style:text-position="0% 100%" fo:font-size="10pt" officeooo:rsid="00f259fa" style:font-size-asian="8.75pt" style:font-weight-asian="normal" style:font-size-complex="10pt" style:font-weight-complex="normal"/>
    </style:style>
    <style:style style:name="T282" style:family="text">
      <style:text-properties style:text-position="0% 100%" fo:font-size="10pt" officeooo:rsid="00f37434" style:font-size-asian="8.75pt" style:font-weight-asian="normal" style:font-size-complex="10pt" style:font-weight-complex="normal"/>
    </style:style>
    <style:style style:name="T283" style:family="text">
      <style:text-properties style:text-position="0% 100%" fo:font-size="10pt" officeooo:rsid="00f42ddf" style:font-size-asian="8.75pt" style:font-weight-asian="normal" style:font-size-complex="10pt" style:font-weight-complex="normal"/>
    </style:style>
    <style:style style:name="T284" style:family="text">
      <style:text-properties style:text-position="0% 100%" fo:font-size="10pt" officeooo:rsid="00f48a21" style:font-size-asian="8.75pt" style:font-weight-asian="normal" style:font-size-complex="10pt" style:font-weight-complex="normal"/>
    </style:style>
    <style:style style:name="T285" style:family="text">
      <style:text-properties style:text-position="0% 100%" fo:font-size="10pt" officeooo:rsid="00f5bc46" style:font-size-asian="8.75pt" style:font-weight-asian="normal" style:font-size-complex="10pt" style:font-weight-complex="normal"/>
    </style:style>
    <style:style style:name="T286" style:family="text">
      <style:text-properties style:text-position="0% 100%" fo:font-size="10pt" officeooo:rsid="00f66725" style:font-size-asian="8.75pt" style:font-weight-asian="normal" style:font-size-complex="10pt" style:font-weight-complex="normal"/>
    </style:style>
    <style:style style:name="T287" style:family="text">
      <style:text-properties style:text-position="0% 100%" fo:font-size="10pt" officeooo:rsid="00f80c98" style:font-size-asian="8.75pt" style:font-weight-asian="normal" style:font-size-complex="10pt" style:font-weight-complex="normal"/>
    </style:style>
    <style:style style:name="T288" style:family="text">
      <style:text-properties style:text-position="0% 100%" fo:font-size="10pt" officeooo:rsid="00faca37" style:font-size-asian="8.75pt" style:font-weight-asian="normal" style:font-size-complex="10pt" style:font-weight-complex="normal"/>
    </style:style>
    <style:style style:name="T289" style:family="text">
      <style:text-properties style:text-position="0% 100%" fo:font-size="10pt" officeooo:rsid="00fbfce9" style:font-size-asian="8.75pt" style:font-weight-asian="normal" style:font-size-complex="10pt" style:font-weight-complex="normal"/>
    </style:style>
    <style:style style:name="T290" style:family="text">
      <style:text-properties style:text-position="0% 100%" fo:font-size="10pt" officeooo:rsid="00fda6c5" style:font-size-asian="8.75pt" style:font-weight-asian="normal" style:font-size-complex="10pt" style:font-weight-complex="normal"/>
    </style:style>
    <style:style style:name="T291" style:family="text">
      <style:text-properties style:text-position="0% 100%" fo:font-size="10pt" officeooo:rsid="00ff304f" style:font-size-asian="8.75pt" style:font-weight-asian="normal" style:font-size-complex="10pt" style:font-weight-complex="normal"/>
    </style:style>
    <style:style style:name="T292" style:family="text">
      <style:text-properties style:text-position="0% 100%" fo:font-size="10pt" officeooo:rsid="0100ebd9" style:font-size-asian="8.75pt" style:font-weight-asian="normal" style:font-size-complex="10pt" style:font-weight-complex="normal"/>
    </style:style>
    <style:style style:name="T293" style:family="text">
      <style:text-properties style:text-position="0% 100%" fo:font-size="10pt" officeooo:rsid="0102e90a" style:font-size-asian="8.75pt" style:font-weight-asian="normal" style:font-size-complex="10pt" style:font-weight-complex="normal"/>
    </style:style>
    <style:style style:name="T294" style:family="text">
      <style:text-properties style:text-position="0% 100%" fo:font-size="10pt" officeooo:rsid="0104d511" style:font-size-asian="8.75pt" style:font-weight-asian="normal" style:font-size-complex="10pt" style:font-weight-complex="normal"/>
    </style:style>
    <style:style style:name="T295" style:family="text">
      <style:text-properties style:text-position="0% 100%" fo:font-size="10pt" officeooo:rsid="01065fc3" style:font-size-asian="8.75pt" style:font-weight-asian="normal" style:font-size-complex="10pt" style:font-weight-complex="normal"/>
    </style:style>
    <style:style style:name="T296" style:family="text">
      <style:text-properties style:text-position="0% 100%" fo:font-size="10pt" officeooo:rsid="0107ba8b" style:font-size-asian="8.75pt" style:font-weight-asian="normal" style:font-size-complex="10pt" style:font-weight-complex="normal"/>
    </style:style>
    <style:style style:name="T297" style:family="text">
      <style:text-properties style:text-position="0% 100%" fo:font-size="10pt" officeooo:rsid="0109a447" style:font-size-asian="8.75pt" style:font-weight-asian="normal" style:font-size-complex="10pt" style:font-weight-complex="normal"/>
    </style:style>
    <style:style style:name="T298" style:family="text">
      <style:text-properties style:text-position="0% 100%" fo:font-size="10pt" officeooo:rsid="0109d356" style:font-size-asian="8.75pt" style:font-weight-asian="normal" style:font-size-complex="10pt" style:font-weight-complex="normal"/>
    </style:style>
    <style:style style:name="T299" style:family="text">
      <style:text-properties style:text-position="0% 100%" fo:font-size="10pt" officeooo:rsid="010b0853" style:font-size-asian="8.75pt" style:font-weight-asian="normal" style:font-size-complex="10pt" style:font-weight-complex="normal"/>
    </style:style>
    <style:style style:name="T300" style:family="text">
      <style:text-properties style:text-position="0% 100%" fo:font-size="10pt" officeooo:rsid="010cd2f1" style:font-size-asian="8.75pt" style:font-weight-asian="normal" style:font-size-complex="10pt" style:font-weight-complex="normal"/>
    </style:style>
    <style:style style:name="T301" style:family="text">
      <style:text-properties style:text-position="0% 100%" fo:font-size="10pt" officeooo:rsid="010ea4e8" style:font-size-asian="8.75pt" style:font-weight-asian="normal" style:font-size-complex="10pt" style:font-weight-complex="normal"/>
    </style:style>
    <style:style style:name="T302" style:family="text">
      <style:text-properties style:text-position="0% 100%" fo:font-size="10pt" officeooo:rsid="010fd21d" style:font-size-asian="8.75pt" style:font-weight-asian="normal" style:font-size-complex="10pt" style:font-weight-complex="normal"/>
    </style:style>
    <style:style style:name="T303" style:family="text">
      <style:text-properties style:text-position="0% 100%" fo:font-size="10pt" officeooo:rsid="01107f5f" style:font-size-asian="8.75pt" style:font-weight-asian="normal" style:font-size-complex="10pt" style:font-weight-complex="normal"/>
    </style:style>
    <style:style style:name="T304" style:family="text">
      <style:text-properties style:text-position="0% 100%" fo:font-size="10pt" officeooo:rsid="0111ba53" style:font-size-asian="8.75pt" style:font-weight-asian="normal" style:font-size-complex="10pt" style:font-weight-complex="normal"/>
    </style:style>
    <style:style style:name="T305" style:family="text">
      <style:text-properties style:text-position="0% 100%" fo:font-size="10pt" officeooo:rsid="01120ce7" style:font-size-asian="8.75pt" style:font-weight-asian="normal" style:font-size-complex="10pt" style:font-weight-complex="normal"/>
    </style:style>
    <style:style style:name="T306" style:family="text">
      <style:text-properties style:text-position="0% 100%" fo:font-size="10pt" officeooo:rsid="011575da" style:font-size-asian="8.75pt" style:font-weight-asian="normal" style:font-size-complex="10pt" style:font-weight-complex="normal"/>
    </style:style>
    <style:style style:name="T307" style:family="text">
      <style:text-properties style:text-position="0% 100%" fo:font-size="10pt" officeooo:rsid="01169eff" style:font-size-asian="8.75pt" style:font-weight-asian="normal" style:font-size-complex="10pt" style:font-weight-complex="normal"/>
    </style:style>
    <style:style style:name="T308" style:family="text">
      <style:text-properties style:text-position="0% 100%" fo:font-size="10pt" officeooo:rsid="0118496e" style:font-size-asian="8.75pt" style:font-weight-asian="normal" style:font-size-complex="10pt" style:font-weight-complex="normal"/>
    </style:style>
    <style:style style:name="T309" style:family="text">
      <style:text-properties style:text-position="0% 100%" fo:font-size="10pt" officeooo:rsid="0118fce0" style:font-size-asian="8.75pt" style:font-weight-asian="normal" style:font-size-complex="10pt" style:font-weight-complex="normal"/>
    </style:style>
    <style:style style:name="T310" style:family="text">
      <style:text-properties style:text-position="0% 100%" fo:font-size="10pt" officeooo:rsid="0119bf2f" style:font-size-asian="8.75pt" style:font-weight-asian="normal" style:font-size-complex="10pt" style:font-weight-complex="normal"/>
    </style:style>
    <style:style style:name="T311" style:family="text">
      <style:text-properties style:text-position="0% 100%" fo:font-size="10pt" officeooo:rsid="011a2466" style:font-size-asian="8.75pt" style:font-weight-asian="normal" style:font-size-complex="10pt" style:font-weight-complex="normal"/>
    </style:style>
    <style:style style:name="T312" style:family="text">
      <style:text-properties style:text-position="0% 100%" fo:font-size="10pt" officeooo:rsid="011bf78d" style:font-size-asian="8.75pt" style:font-weight-asian="normal" style:font-size-complex="10pt" style:font-weight-complex="normal"/>
    </style:style>
    <style:style style:name="T313" style:family="text">
      <style:text-properties style:text-position="0% 100%" fo:font-size="10pt" officeooo:rsid="011dbbff" style:font-size-asian="8.75pt" style:font-weight-asian="normal" style:font-size-complex="10pt" style:font-weight-complex="normal"/>
    </style:style>
    <style:style style:name="T314" style:family="text">
      <style:text-properties style:text-position="0% 100%" fo:font-size="10pt" officeooo:rsid="011e98a9" style:font-size-asian="8.75pt" style:font-weight-asian="normal" style:font-size-complex="10pt" style:font-weight-complex="normal"/>
    </style:style>
    <style:style style:name="T315" style:family="text">
      <style:text-properties style:text-position="0% 100%" fo:font-size="10pt" officeooo:rsid="011f74cf" style:font-size-asian="8.75pt" style:font-weight-asian="normal" style:font-size-complex="10pt" style:font-weight-complex="normal"/>
    </style:style>
    <style:style style:name="T316" style:family="text">
      <style:text-properties style:text-position="0% 100%" fo:font-size="10pt" officeooo:rsid="0120d699" style:font-size-asian="8.75pt" style:font-weight-asian="normal" style:font-size-complex="10pt" style:font-weight-complex="normal"/>
    </style:style>
    <style:style style:name="T317" style:family="text">
      <style:text-properties style:text-position="0% 100%" fo:font-size="10pt" officeooo:rsid="0121b120" style:font-size-asian="8.75pt" style:font-weight-asian="normal" style:font-size-complex="10pt" style:font-weight-complex="normal"/>
    </style:style>
    <style:style style:name="T318" style:family="text">
      <style:text-properties style:text-position="0% 100%" fo:font-size="10pt" officeooo:rsid="0123618f" style:font-size-asian="8.75pt" style:font-weight-asian="normal" style:font-size-complex="10pt" style:font-weight-complex="normal"/>
    </style:style>
    <style:style style:name="T319" style:family="text">
      <style:text-properties style:text-position="0% 100%" fo:font-size="10pt" officeooo:rsid="0123b93d" style:font-size-asian="8.75pt" style:font-weight-asian="normal" style:font-size-complex="10pt" style:font-weight-complex="normal"/>
    </style:style>
    <style:style style:name="T320" style:family="text">
      <style:text-properties style:text-position="0% 100%" fo:font-size="10pt" officeooo:rsid="012524db" style:font-size-asian="8.75pt" style:font-weight-asian="normal" style:font-size-complex="10pt" style:font-weight-complex="normal"/>
    </style:style>
    <style:style style:name="T321" style:family="text">
      <style:text-properties style:text-position="0% 100%" fo:font-size="10pt" officeooo:rsid="01254828" style:font-size-asian="8.75pt" style:font-weight-asian="normal" style:font-size-complex="10pt" style:font-weight-complex="normal"/>
    </style:style>
    <style:style style:name="T322" style:family="text">
      <style:text-properties style:text-position="0% 100%" fo:font-size="10pt" officeooo:rsid="01261f6f" style:font-size-asian="8.75pt" style:font-weight-asian="normal" style:font-size-complex="10pt" style:font-weight-complex="normal"/>
    </style:style>
    <style:style style:name="T323" style:family="text">
      <style:text-properties style:text-position="0% 100%" fo:font-size="10pt" officeooo:rsid="01268a20" style:font-size-asian="8.75pt" style:font-weight-asian="normal" style:font-size-complex="10pt" style:font-weight-complex="normal"/>
    </style:style>
    <style:style style:name="T324" style:family="text">
      <style:text-properties style:text-position="0% 100%" fo:font-size="10pt" officeooo:rsid="0128270b" style:font-size-asian="8.75pt" style:font-weight-asian="normal" style:font-size-complex="10pt" style:font-weight-complex="normal"/>
    </style:style>
    <style:style style:name="T325" style:family="text">
      <style:text-properties style:text-position="0% 100%" fo:font-size="10pt" officeooo:rsid="0128b1d4" style:font-size-asian="8.75pt" style:font-weight-asian="normal" style:font-size-complex="10pt" style:font-weight-complex="normal"/>
    </style:style>
    <style:style style:name="T326" style:family="text">
      <style:text-properties style:text-position="0% 100%" fo:font-size="10pt" officeooo:rsid="0129fdde" style:font-size-asian="8.75pt" style:font-weight-asian="normal" style:font-size-complex="10pt" style:font-weight-complex="normal"/>
    </style:style>
    <style:style style:name="T327" style:family="text">
      <style:text-properties style:text-position="0% 100%" fo:font-size="10pt" officeooo:rsid="012b212a" style:font-size-asian="8.75pt" style:font-weight-asian="normal" style:font-size-complex="10pt" style:font-weight-complex="normal"/>
    </style:style>
    <style:style style:name="T328" style:family="text">
      <style:text-properties style:text-position="0% 100%" fo:font-size="10pt" officeooo:rsid="012b5840" style:font-size-asian="8.75pt" style:font-weight-asian="normal" style:font-size-complex="10pt" style:font-weight-complex="normal"/>
    </style:style>
    <style:style style:name="T329" style:family="text">
      <style:text-properties style:text-position="0% 100%" fo:font-size="10pt" officeooo:rsid="012cfe4e" style:font-size-asian="8.75pt" style:font-weight-asian="normal" style:font-size-complex="10pt" style:font-weight-complex="normal"/>
    </style:style>
    <style:style style:name="T330" style:family="text">
      <style:text-properties style:text-position="0% 100%" fo:font-size="10pt" officeooo:rsid="012d8874" style:font-size-asian="8.75pt" style:font-weight-asian="normal" style:font-size-complex="10pt" style:font-weight-complex="normal"/>
    </style:style>
    <style:style style:name="T331" style:family="text">
      <style:text-properties style:text-position="0% 100%" fo:font-size="10pt" officeooo:rsid="012e1fbb" style:font-size-asian="8.75pt" style:font-weight-asian="normal" style:font-size-complex="10pt" style:font-weight-complex="normal"/>
    </style:style>
    <style:style style:name="T332" style:family="text">
      <style:text-properties style:text-position="0% 100%" fo:font-size="10pt" officeooo:rsid="012fdf36" style:font-size-asian="8.75pt" style:font-weight-asian="normal" style:font-size-complex="10pt" style:font-weight-complex="normal"/>
    </style:style>
    <style:style style:name="T333" style:family="text">
      <style:text-properties style:text-position="0% 100%" fo:font-size="10pt" officeooo:rsid="01312209" style:font-size-asian="8.75pt" style:font-weight-asian="normal" style:font-size-complex="10pt" style:font-weight-complex="normal"/>
    </style:style>
    <style:style style:name="T334" style:family="text">
      <style:text-properties style:text-position="0% 100%" fo:font-size="10pt" officeooo:rsid="0133144e" style:font-size-asian="8.75pt" style:font-weight-asian="normal" style:font-size-complex="10pt" style:font-weight-complex="normal"/>
    </style:style>
    <style:style style:name="T335" style:family="text">
      <style:text-properties style:text-position="0% 100%" fo:font-size="10pt" officeooo:rsid="0134d5ef" style:font-size-asian="8.75pt" style:font-weight-asian="normal" style:font-size-complex="10pt" style:font-weight-complex="normal"/>
    </style:style>
    <style:style style:name="T336" style:family="text">
      <style:text-properties style:text-position="0% 100%" fo:font-size="10pt" officeooo:rsid="01358260" style:font-size-asian="8.75pt" style:font-weight-asian="normal" style:font-size-complex="10pt" style:font-weight-complex="normal"/>
    </style:style>
    <style:style style:name="T337" style:family="text">
      <style:text-properties style:text-position="0% 100%" fo:font-size="10pt" officeooo:rsid="01377e64" style:font-size-asian="8.75pt" style:font-weight-asian="normal" style:font-size-complex="10pt" style:font-weight-complex="normal"/>
    </style:style>
    <style:style style:name="T338" style:family="text">
      <style:text-properties style:text-position="0% 100%" fo:font-size="10pt" officeooo:rsid="0137caa0" style:font-size-asian="8.75pt" style:font-weight-asian="normal" style:font-size-complex="10pt" style:font-weight-complex="normal"/>
    </style:style>
    <style:style style:name="T339" style:family="text">
      <style:text-properties style:text-position="0% 100%" fo:font-size="10pt" officeooo:rsid="01387dbc" style:font-size-asian="8.75pt" style:font-weight-asian="normal" style:font-size-complex="10pt" style:font-weight-complex="normal"/>
    </style:style>
    <style:style style:name="T340" style:family="text">
      <style:text-properties style:text-position="0% 100%" fo:font-size="10pt" officeooo:rsid="013a36ad" style:font-size-asian="8.75pt" style:font-weight-asian="normal" style:font-size-complex="10pt" style:font-weight-complex="normal"/>
    </style:style>
    <style:style style:name="T341" style:family="text">
      <style:text-properties style:text-position="0% 100%" fo:font-size="10pt" officeooo:rsid="013affaa" style:font-size-asian="8.75pt" style:font-weight-asian="normal" style:font-size-complex="10pt" style:font-weight-complex="normal"/>
    </style:style>
    <style:style style:name="T342" style:family="text">
      <style:text-properties style:text-position="0% 100%" fo:font-size="10pt" officeooo:rsid="013ccf62" style:font-size-asian="8.75pt" style:font-weight-asian="normal" style:font-size-complex="10pt" style:font-weight-complex="normal"/>
    </style:style>
    <style:style style:name="T343" style:family="text">
      <style:text-properties style:text-position="0% 100%" fo:font-size="10pt" officeooo:rsid="013e5117" style:font-size-asian="8.75pt" style:font-weight-asian="normal" style:font-size-complex="10pt" style:font-weight-complex="normal"/>
    </style:style>
    <style:style style:name="T344" style:family="text">
      <style:text-properties style:text-position="0% 100%" fo:font-size="10pt" officeooo:rsid="013f0269" style:font-size-asian="8.75pt" style:font-weight-asian="normal" style:font-size-complex="10pt" style:font-weight-complex="normal"/>
    </style:style>
    <style:style style:name="T345" style:family="text">
      <style:text-properties style:text-position="0% 100%" fo:font-size="10pt" officeooo:rsid="013fcb24" style:font-size-asian="8.75pt" style:font-weight-asian="normal" style:font-size-complex="10pt" style:font-weight-complex="normal"/>
    </style:style>
    <style:style style:name="T346" style:family="text">
      <style:text-properties style:text-position="0% 100%" fo:font-size="10pt" officeooo:rsid="014158d6" style:font-size-asian="8.75pt" style:font-weight-asian="normal" style:font-size-complex="10pt" style:font-weight-complex="normal"/>
    </style:style>
    <style:style style:name="T347" style:family="text">
      <style:text-properties style:text-position="0% 100%" fo:font-size="10pt" officeooo:rsid="01426b75" style:font-size-asian="8.75pt" style:font-weight-asian="normal" style:font-size-complex="10pt" style:font-weight-complex="normal"/>
    </style:style>
    <style:style style:name="T348" style:family="text">
      <style:text-properties style:text-position="0% 100%" fo:font-size="10pt" officeooo:rsid="01444efc" style:font-size-asian="8.75pt" style:font-weight-asian="normal" style:font-size-complex="10pt" style:font-weight-complex="normal"/>
    </style:style>
    <style:style style:name="T349" style:family="text">
      <style:text-properties style:text-position="0% 100%" fo:font-size="10pt" officeooo:rsid="0146b0c1" style:font-size-asian="8.75pt" style:font-weight-asian="normal" style:font-size-complex="10pt" style:font-weight-complex="normal"/>
    </style:style>
    <style:style style:name="T350" style:family="text">
      <style:text-properties style:text-position="0% 100%" fo:font-size="10pt" officeooo:rsid="01488951" style:font-size-asian="8.75pt" style:font-weight-asian="normal" style:font-size-complex="10pt" style:font-weight-complex="normal"/>
    </style:style>
    <style:style style:name="T351" style:family="text">
      <style:text-properties style:text-position="0% 100%" fo:font-size="10pt" officeooo:rsid="0148fc60" style:font-size-asian="8.75pt" style:font-weight-asian="normal" style:font-size-complex="10pt" style:font-weight-complex="normal"/>
    </style:style>
    <style:style style:name="T352" style:family="text">
      <style:text-properties style:text-position="0% 100%" fo:font-size="10pt" officeooo:rsid="01499d5e" style:font-size-asian="8.75pt" style:font-weight-asian="normal" style:font-size-complex="10pt" style:font-weight-complex="normal"/>
    </style:style>
    <style:style style:name="T353" style:family="text">
      <style:text-properties style:text-position="0% 100%" fo:font-size="10pt" officeooo:rsid="014bbc33" style:font-size-asian="8.75pt" style:font-weight-asian="normal" style:font-size-complex="10pt" style:font-weight-complex="normal"/>
    </style:style>
    <style:style style:name="T354" style:family="text">
      <style:text-properties style:text-position="0% 100%" fo:font-size="10pt" officeooo:rsid="014e7250" style:font-size-asian="8.75pt" style:font-weight-asian="normal" style:font-size-complex="10pt" style:font-weight-complex="normal"/>
    </style:style>
    <style:style style:name="T355" style:family="text">
      <style:text-properties style:text-position="0% 100%" fo:font-size="10pt" officeooo:rsid="015233dc" style:font-size-asian="8.75pt" style:font-weight-asian="normal" style:font-size-complex="10pt" style:font-weight-complex="normal"/>
    </style:style>
    <style:style style:name="T356" style:family="text">
      <style:text-properties style:text-position="0% 100%" fo:font-size="10pt" officeooo:rsid="01550705" style:font-size-asian="8.75pt" style:font-weight-asian="normal" style:font-size-complex="10pt" style:font-weight-complex="normal"/>
    </style:style>
    <style:style style:name="T357" style:family="text">
      <style:text-properties style:text-position="0% 100%" fo:font-size="10pt" officeooo:rsid="01569b2c" style:font-size-asian="8.75pt" style:font-weight-asian="normal" style:font-size-complex="10pt" style:font-weight-complex="normal"/>
    </style:style>
    <style:style style:name="T358" style:family="text">
      <style:text-properties style:text-position="0% 100%" fo:font-size="10pt" officeooo:rsid="015866d6" style:font-size-asian="8.75pt" style:font-weight-asian="normal" style:font-size-complex="10pt" style:font-weight-complex="normal"/>
    </style:style>
    <style:style style:name="T359" style:family="text">
      <style:text-properties style:text-position="0% 100%" fo:font-size="10pt" officeooo:rsid="0159e4e3" style:font-size-asian="8.75pt" style:font-weight-asian="normal" style:font-size-complex="10pt" style:font-weight-complex="normal"/>
    </style:style>
    <style:style style:name="T360" style:family="text">
      <style:text-properties style:text-position="0% 100%" fo:font-size="10pt" officeooo:rsid="015aadc3" style:font-size-asian="8.75pt" style:font-weight-asian="normal" style:font-size-complex="10pt" style:font-weight-complex="normal"/>
    </style:style>
    <style:style style:name="T361" style:family="text">
      <style:text-properties style:text-position="0% 100%" fo:font-size="10pt" officeooo:rsid="015d6918" style:font-size-asian="8.75pt" style:font-weight-asian="normal" style:font-size-complex="10pt" style:font-weight-complex="normal"/>
    </style:style>
    <style:style style:name="T362" style:family="text">
      <style:text-properties style:text-position="0% 100%" fo:font-size="10pt" officeooo:rsid="015f10ab" style:font-size-asian="8.75pt" style:font-weight-asian="normal" style:font-size-complex="10pt" style:font-weight-complex="normal"/>
    </style:style>
    <style:style style:name="T363" style:family="text">
      <style:text-properties style:text-position="0% 100%" fo:font-size="10pt" officeooo:rsid="015f1d7f" style:font-size-asian="8.75pt" style:font-weight-asian="normal" style:font-size-complex="10pt" style:font-weight-complex="normal"/>
    </style:style>
    <style:style style:name="T364" style:family="text">
      <style:text-properties style:text-position="0% 100%" fo:font-size="10pt" officeooo:rsid="016176e2" style:font-size-asian="8.75pt" style:font-weight-asian="normal" style:font-size-complex="10pt" style:font-weight-complex="normal"/>
    </style:style>
    <style:style style:name="T365" style:family="text">
      <style:text-properties style:text-position="0% 100%" fo:font-size="10pt" officeooo:rsid="01617eec" style:font-size-asian="8.75pt" style:font-weight-asian="normal" style:font-size-complex="10pt" style:font-weight-complex="normal"/>
    </style:style>
    <style:style style:name="T366" style:family="text">
      <style:text-properties style:text-position="0% 100%" fo:font-size="10pt" officeooo:rsid="0162ef48" style:font-size-asian="8.75pt" style:font-weight-asian="normal" style:font-size-complex="10pt" style:font-weight-complex="normal"/>
    </style:style>
    <style:style style:name="T367" style:family="text">
      <style:text-properties style:text-position="0% 100%" fo:font-size="10pt" officeooo:rsid="0165edde" style:font-size-asian="8.75pt" style:font-weight-asian="normal" style:font-size-complex="10pt" style:font-weight-complex="normal"/>
    </style:style>
    <style:style style:name="T368" style:family="text">
      <style:text-properties style:text-position="0% 100%" fo:font-size="10pt" officeooo:rsid="0167676d" style:font-size-asian="8.75pt" style:font-weight-asian="normal" style:font-size-complex="10pt" style:font-weight-complex="normal"/>
    </style:style>
    <style:style style:name="T369" style:family="text">
      <style:text-properties style:text-position="0% 100%" fo:font-size="10pt" officeooo:rsid="01695ddf" style:font-size-asian="8.75pt" style:font-weight-asian="normal" style:font-size-complex="10pt" style:font-weight-complex="normal"/>
    </style:style>
    <style:style style:name="T370" style:family="text">
      <style:text-properties style:text-position="0% 100%" fo:font-size="10pt" officeooo:rsid="0169b84a" style:font-size-asian="8.75pt" style:font-weight-asian="normal" style:font-size-complex="10pt" style:font-weight-complex="normal"/>
    </style:style>
    <style:style style:name="T371" style:family="text">
      <style:text-properties style:text-position="0% 100%" fo:font-size="10pt" officeooo:rsid="0169dd8a" style:font-size-asian="8.75pt" style:font-weight-asian="normal" style:font-size-complex="10pt" style:font-weight-complex="normal"/>
    </style:style>
    <style:style style:name="T372" style:family="text">
      <style:text-properties style:text-position="0% 100%" fo:font-size="10pt" officeooo:rsid="016a322e" style:font-size-asian="8.75pt" style:font-weight-asian="normal" style:font-size-complex="10pt" style:font-weight-complex="normal"/>
    </style:style>
    <style:style style:name="T373" style:family="text">
      <style:text-properties style:text-position="0% 100%" fo:font-size="10pt" officeooo:rsid="016b5912" style:font-size-asian="8.75pt" style:font-weight-asian="normal" style:font-size-complex="10pt" style:font-weight-complex="normal"/>
    </style:style>
    <style:style style:name="T374" style:family="text">
      <style:text-properties style:text-position="0% 100%" fo:font-size="10pt" officeooo:rsid="016d2aa8" style:font-size-asian="8.75pt" style:font-weight-asian="normal" style:font-size-complex="10pt" style:font-weight-complex="normal"/>
    </style:style>
    <style:style style:name="T375" style:family="text">
      <style:text-properties style:text-position="0% 100%" fo:font-size="10pt" officeooo:rsid="016ea074" style:font-size-asian="8.75pt" style:font-weight-asian="normal" style:font-size-complex="10pt" style:font-weight-complex="normal"/>
    </style:style>
    <style:style style:name="T376" style:family="text">
      <style:text-properties style:text-position="0% 100%" fo:font-size="10pt" officeooo:rsid="016faa91" style:font-size-asian="8.75pt" style:font-weight-asian="normal" style:font-size-complex="10pt" style:font-weight-complex="normal"/>
    </style:style>
    <style:style style:name="T377" style:family="text">
      <style:text-properties style:text-position="0% 100%" fo:font-size="10pt" officeooo:rsid="01704b34" style:font-size-asian="8.75pt" style:font-weight-asian="normal" style:font-size-complex="10pt" style:font-weight-complex="normal"/>
    </style:style>
    <style:style style:name="T378" style:family="text">
      <style:text-properties style:text-position="0% 100%" fo:font-size="10pt" officeooo:rsid="0171ff4f" style:font-size-asian="8.75pt" style:font-weight-asian="normal" style:font-size-complex="10pt" style:font-weight-complex="normal"/>
    </style:style>
    <style:style style:name="T379" style:family="text">
      <style:text-properties style:text-position="0% 100%" fo:font-size="10pt" officeooo:rsid="0172d1ef" style:font-size-asian="8.75pt" style:font-weight-asian="normal" style:font-size-complex="10pt" style:font-weight-complex="normal"/>
    </style:style>
    <style:style style:name="T380" style:family="text">
      <style:text-properties style:text-position="0% 100%" fo:font-size="10pt" officeooo:rsid="0173f621" style:font-size-asian="8.75pt" style:font-weight-asian="normal" style:font-size-complex="10pt" style:font-weight-complex="normal"/>
    </style:style>
    <style:style style:name="T381" style:family="text">
      <style:text-properties style:text-position="0% 100%" fo:font-size="10pt" officeooo:rsid="0175c670" style:font-size-asian="8.75pt" style:font-weight-asian="normal" style:font-size-complex="10pt" style:font-weight-complex="normal"/>
    </style:style>
    <style:style style:name="T382" style:family="text">
      <style:text-properties style:text-position="0% 100%" fo:font-size="10pt" officeooo:rsid="01769063" style:font-size-asian="8.75pt" style:font-weight-asian="normal" style:font-size-complex="10pt" style:font-weight-complex="normal"/>
    </style:style>
    <style:style style:name="T383" style:family="text">
      <style:text-properties style:text-position="0% 100%" fo:font-size="10pt" officeooo:rsid="0177e5fc" style:font-size-asian="8.75pt" style:font-weight-asian="normal" style:font-size-complex="10pt" style:font-weight-complex="normal"/>
    </style:style>
    <style:style style:name="T384" style:family="text">
      <style:text-properties style:text-position="0% 100%" fo:font-size="10pt" officeooo:rsid="017cb598" style:font-size-asian="8.75pt" style:font-weight-asian="normal" style:font-size-complex="10pt" style:font-weight-complex="normal"/>
    </style:style>
    <style:style style:name="T385" style:family="text">
      <style:text-properties style:text-position="0% 100%" fo:font-size="10pt" officeooo:rsid="017db6cd" style:font-size-asian="8.75pt" style:font-weight-asian="normal" style:font-size-complex="10pt" style:font-weight-complex="normal"/>
    </style:style>
    <style:style style:name="T386" style:family="text">
      <style:text-properties style:text-position="0% 100%" fo:font-size="10pt" officeooo:rsid="017f3a3f" style:font-size-asian="8.75pt" style:font-weight-asian="normal" style:font-size-complex="10pt" style:font-weight-complex="normal"/>
    </style:style>
    <style:style style:name="T387" style:family="text">
      <style:text-properties style:text-position="0% 100%" fo:font-size="10pt" officeooo:rsid="017fed05" style:font-size-asian="8.75pt" style:font-weight-asian="normal" style:font-size-complex="10pt" style:font-weight-complex="normal"/>
    </style:style>
    <style:style style:name="T388" style:family="text">
      <style:text-properties style:text-position="0% 100%" fo:font-size="10pt" officeooo:rsid="01815e0d" style:font-size-asian="8.75pt" style:font-weight-asian="normal" style:font-size-complex="10pt" style:font-weight-complex="normal"/>
    </style:style>
    <style:style style:name="T389" style:family="text">
      <style:text-properties style:text-position="0% 100%" fo:font-size="10pt" officeooo:rsid="01826a23" style:font-size-asian="8.75pt" style:font-weight-asian="normal" style:font-size-complex="10pt" style:font-weight-complex="normal"/>
    </style:style>
    <style:style style:name="T390" style:family="text">
      <style:text-properties style:text-position="0% 100%" fo:font-size="10pt" officeooo:rsid="0184264b" style:font-size-asian="8.75pt" style:font-weight-asian="normal" style:font-size-complex="10pt" style:font-weight-complex="normal"/>
    </style:style>
    <style:style style:name="T391" style:family="text">
      <style:text-properties style:text-position="0% 100%" fo:font-size="10pt" officeooo:rsid="0185ce62" style:font-size-asian="8.75pt" style:font-weight-asian="normal" style:font-size-complex="10pt" style:font-weight-complex="normal"/>
    </style:style>
    <style:style style:name="T392" style:family="text">
      <style:text-properties style:text-position="0% 100%" fo:font-size="10pt" officeooo:rsid="01875af8" style:font-size-asian="8.75pt" style:font-weight-asian="normal" style:font-size-complex="10pt" style:font-weight-complex="normal"/>
    </style:style>
    <style:style style:name="T393" style:family="text">
      <style:text-properties style:text-position="0% 100%" fo:font-size="10pt" officeooo:rsid="018c6a9b" style:font-size-asian="8.75pt" style:font-weight-asian="normal" style:font-size-complex="10pt" style:font-weight-complex="normal"/>
    </style:style>
    <style:style style:name="T394" style:family="text">
      <style:text-properties style:text-position="0% 100%" fo:font-size="10pt" officeooo:rsid="018e45a4" style:font-size-asian="8.75pt" style:font-weight-asian="normal" style:font-size-complex="10pt" style:font-weight-complex="normal"/>
    </style:style>
    <style:style style:name="T395" style:family="text">
      <style:text-properties style:text-position="0% 100%" fo:font-size="10pt" officeooo:rsid="01901859" style:font-size-asian="8.75pt" style:font-weight-asian="normal" style:font-size-complex="10pt" style:font-weight-complex="normal"/>
    </style:style>
    <style:style style:name="T396" style:family="text">
      <style:text-properties style:text-position="0% 100%" fo:font-size="10pt" officeooo:rsid="01918ea3" style:font-size-asian="8.75pt" style:font-weight-asian="normal" style:font-size-complex="10pt" style:font-weight-complex="normal"/>
    </style:style>
    <style:style style:name="T397" style:family="text">
      <style:text-properties style:text-position="0% 100%" fo:font-size="10pt" officeooo:rsid="01920108" style:font-size-asian="8.75pt" style:font-weight-asian="normal" style:font-size-complex="10pt" style:font-weight-complex="normal"/>
    </style:style>
    <style:style style:name="T398" style:family="text">
      <style:text-properties style:text-position="0% 100%" fo:font-size="10pt" officeooo:rsid="0193cfac" style:font-size-asian="8.75pt" style:font-weight-asian="normal" style:font-size-complex="10pt" style:font-weight-complex="normal"/>
    </style:style>
    <style:style style:name="T399" style:family="text">
      <style:text-properties style:text-position="0% 100%" fo:font-size="10pt" officeooo:rsid="01955da1" style:font-size-asian="8.75pt" style:font-weight-asian="normal" style:font-size-complex="10pt" style:font-weight-complex="normal"/>
    </style:style>
    <style:style style:name="T400" style:family="text">
      <style:text-properties style:text-position="0% 100%" fo:font-size="10pt" officeooo:rsid="0195a0ec" style:font-size-asian="8.75pt" style:font-weight-asian="normal" style:font-size-complex="10pt" style:font-weight-complex="normal"/>
    </style:style>
    <style:style style:name="T401" style:family="text">
      <style:text-properties style:text-position="0% 100%" fo:font-size="10pt" officeooo:rsid="0195d8b0" style:font-size-asian="8.75pt" style:font-weight-asian="normal" style:font-size-complex="10pt" style:font-weight-complex="normal"/>
    </style:style>
    <style:style style:name="T402" style:family="text">
      <style:text-properties style:text-position="0% 100%" fo:font-size="10pt" officeooo:rsid="019667e8" style:font-size-asian="8.75pt" style:font-weight-asian="normal" style:font-size-complex="10pt" style:font-weight-complex="normal"/>
    </style:style>
    <style:style style:name="T403" style:family="text">
      <style:text-properties style:text-position="0% 100%" fo:font-size="10pt" officeooo:rsid="0197e50f" style:font-size-asian="8.75pt" style:font-weight-asian="normal" style:font-size-complex="10pt" style:font-weight-complex="normal"/>
    </style:style>
    <style:style style:name="T404" style:family="text">
      <style:text-properties style:text-position="0% 100%" fo:font-size="10pt" officeooo:rsid="0199a3f6" style:font-size-asian="8.75pt" style:font-weight-asian="normal" style:font-size-complex="10pt" style:font-weight-complex="normal"/>
    </style:style>
    <style:style style:name="T405" style:family="text">
      <style:text-properties style:text-position="0% 100%" fo:font-size="10pt" officeooo:rsid="019a07e6" style:font-size-asian="8.75pt" style:font-weight-asian="normal" style:font-size-complex="10pt" style:font-weight-complex="normal"/>
    </style:style>
    <style:style style:name="T406" style:family="text">
      <style:text-properties style:text-position="0% 100%" fo:font-size="10pt" officeooo:rsid="019baf70" style:font-size-asian="8.75pt" style:font-weight-asian="normal" style:font-size-complex="10pt" style:font-weight-complex="normal"/>
    </style:style>
    <style:style style:name="T407" style:family="text">
      <style:text-properties style:text-position="0% 100%" fo:font-size="10pt" officeooo:rsid="019c19cb" style:font-size-asian="8.75pt" style:font-weight-asian="normal" style:font-size-complex="10pt" style:font-weight-complex="normal"/>
    </style:style>
    <style:style style:name="T408" style:family="text">
      <style:text-properties style:text-position="0% 100%" fo:font-size="10pt" officeooo:rsid="019c9c77" style:font-size-asian="8.75pt" style:font-weight-asian="normal" style:font-size-complex="10pt" style:font-weight-complex="normal"/>
    </style:style>
    <style:style style:name="T409" style:family="text">
      <style:text-properties style:text-position="0% 100%" fo:font-size="10pt" officeooo:rsid="019d114d" style:font-size-asian="8.75pt" style:font-weight-asian="normal" style:font-size-complex="10pt" style:font-weight-complex="normal"/>
    </style:style>
    <style:style style:name="T410" style:family="text">
      <style:text-properties style:text-position="0% 100%" fo:font-size="10pt" officeooo:rsid="019d5139" style:font-size-asian="8.75pt" style:font-weight-asian="normal" style:font-size-complex="10pt" style:font-weight-complex="normal"/>
    </style:style>
    <style:style style:name="T411" style:family="text">
      <style:text-properties style:text-position="0% 100%" fo:font-size="10pt" officeooo:rsid="019dbfc7" style:font-size-asian="8.75pt" style:font-weight-asian="normal" style:font-size-complex="10pt" style:font-weight-complex="normal"/>
    </style:style>
    <style:style style:name="T412" style:family="text">
      <style:text-properties style:text-position="0% 100%" fo:font-size="10pt" officeooo:rsid="019e9dd4" style:font-size-asian="8.75pt" style:font-weight-asian="normal" style:font-size-complex="10pt" style:font-weight-complex="normal"/>
    </style:style>
    <style:style style:name="T413" style:family="text">
      <style:text-properties style:text-position="0% 100%" fo:font-size="10pt" officeooo:rsid="01a0434d" style:font-size-asian="8.75pt" style:font-weight-asian="normal" style:font-size-complex="10pt" style:font-weight-complex="normal"/>
    </style:style>
    <style:style style:name="T414" style:family="text">
      <style:text-properties style:text-position="0% 100%" fo:font-size="10pt" officeooo:rsid="01a1615b" style:font-size-asian="8.75pt" style:font-weight-asian="normal" style:font-size-complex="10pt" style:font-weight-complex="normal"/>
    </style:style>
    <style:style style:name="T415" style:family="text">
      <style:text-properties style:text-position="0% 100%" fo:font-size="10pt" officeooo:rsid="01a1fee7" style:font-size-asian="8.75pt" style:font-weight-asian="normal" style:font-size-complex="10pt" style:font-weight-complex="normal"/>
    </style:style>
    <style:style style:name="T416" style:family="text">
      <style:text-properties style:text-position="0% 100%" fo:font-size="10pt" officeooo:rsid="01a433ea" style:font-size-asian="8.75pt" style:font-weight-asian="normal" style:font-size-complex="10pt" style:font-weight-complex="normal"/>
    </style:style>
    <style:style style:name="T417" style:family="text">
      <style:text-properties style:text-position="0% 100%" fo:font-size="10pt" officeooo:rsid="01a5ade2" style:font-size-asian="8.75pt" style:font-weight-asian="normal" style:font-size-complex="10pt" style:font-weight-complex="normal"/>
    </style:style>
    <style:style style:name="T418" style:family="text">
      <style:text-properties style:text-position="0% 100%" fo:font-size="10pt" officeooo:rsid="01a86dee" style:font-size-asian="8.75pt" style:font-weight-asian="normal" style:font-size-complex="10pt" style:font-weight-complex="normal"/>
    </style:style>
    <style:style style:name="T419" style:family="text">
      <style:text-properties style:text-position="0% 100%" fo:font-size="10pt" officeooo:rsid="01abb3ed" style:font-size-asian="8.75pt" style:font-weight-asian="normal" style:font-size-complex="10pt" style:font-weight-complex="normal"/>
    </style:style>
    <style:style style:name="T420" style:family="text">
      <style:text-properties style:text-position="0% 100%" fo:font-size="10pt" officeooo:rsid="01cbeb3d" style:font-size-asian="8.75pt" style:font-weight-asian="normal" style:font-size-complex="10pt" style:font-weight-complex="normal"/>
    </style:style>
    <style:style style:name="T421" style:family="text">
      <style:text-properties style:text-position="0% 100%" fo:font-size="10pt" officeooo:rsid="01cee92c" style:font-size-asian="8.75pt" style:font-weight-asian="normal" style:font-size-complex="10pt" style:font-weight-complex="normal"/>
    </style:style>
    <style:style style:name="T422" style:family="text">
      <style:text-properties style:text-position="0% 100%" fo:font-size="10pt" officeooo:rsid="01cf8dcc" style:font-size-asian="8.75pt" style:font-weight-asian="normal" style:font-size-complex="10pt" style:font-weight-complex="normal"/>
    </style:style>
    <style:style style:name="T423" style:family="text">
      <style:text-properties style:text-position="0% 100%" fo:font-size="10pt" officeooo:rsid="01d073e0" style:font-size-asian="8.75pt" style:font-weight-asian="normal" style:font-size-complex="10pt" style:font-weight-complex="normal"/>
    </style:style>
    <style:style style:name="T424" style:family="text">
      <style:text-properties style:text-position="0% 100%" fo:font-size="10pt" officeooo:rsid="01d191d4" style:font-size-asian="8.75pt" style:font-weight-asian="normal" style:font-size-complex="10pt" style:font-weight-complex="normal"/>
    </style:style>
    <style:style style:name="T425" style:family="text">
      <style:text-properties style:text-position="0% 100%" fo:font-size="10pt" officeooo:rsid="01d30399" style:font-size-asian="8.75pt" style:font-weight-asian="normal" style:font-size-complex="10pt" style:font-weight-complex="normal"/>
    </style:style>
    <style:style style:name="T426" style:family="text">
      <style:text-properties style:text-position="0% 100%" fo:font-size="10pt" officeooo:rsid="01d31297" style:font-size-asian="8.75pt" style:font-weight-asian="normal" style:font-size-complex="10pt" style:font-weight-complex="normal"/>
    </style:style>
    <style:style style:name="T427" style:family="text">
      <style:text-properties style:text-position="0% 100%" fo:font-size="10pt" officeooo:rsid="01d4d9be" style:font-size-asian="8.75pt" style:font-weight-asian="normal" style:font-size-complex="10pt" style:font-weight-complex="normal"/>
    </style:style>
    <style:style style:name="T428" style:family="text">
      <style:text-properties style:text-position="0% 100%" fo:font-size="10pt" officeooo:rsid="01d6608f" style:font-size-asian="8.75pt" style:font-weight-asian="normal" style:font-size-complex="10pt" style:font-weight-complex="normal"/>
    </style:style>
    <style:style style:name="T429" style:family="text">
      <style:text-properties style:text-position="0% 100%" fo:font-size="10pt" officeooo:rsid="01d82c28" style:font-size-asian="8.75pt" style:font-weight-asian="normal" style:font-size-complex="10pt" style:font-weight-complex="normal"/>
    </style:style>
    <style:style style:name="T430" style:family="text">
      <style:text-properties style:text-position="0% 100%" fo:font-size="10pt" officeooo:rsid="01dd1958" style:font-size-asian="8.75pt" style:font-weight-asian="normal" style:font-size-complex="10pt" style:font-weight-complex="normal"/>
    </style:style>
    <style:style style:name="T431" style:family="text">
      <style:text-properties style:text-position="0% 100%" fo:font-size="10pt" officeooo:rsid="01dd35b3" style:font-size-asian="8.75pt" style:font-weight-asian="normal" style:font-size-complex="10pt" style:font-weight-complex="normal"/>
    </style:style>
    <style:style style:name="T432" style:family="text">
      <style:text-properties style:text-position="0% 100%" fo:font-size="10pt" officeooo:rsid="01e073c5" style:font-size-asian="8.75pt" style:font-weight-asian="normal" style:font-size-complex="10pt" style:font-weight-complex="normal"/>
    </style:style>
    <style:style style:name="T433" style:family="text">
      <style:text-properties style:text-position="0% 100%" fo:font-size="10pt" officeooo:rsid="01e1ebde" style:font-size-asian="8.75pt" style:font-weight-asian="normal" style:font-size-complex="10pt" style:font-weight-complex="normal"/>
    </style:style>
    <style:style style:name="T434" style:family="text">
      <style:text-properties style:text-position="0% 100%" fo:font-size="10pt" officeooo:rsid="01e37359" style:font-size-asian="8.75pt" style:font-weight-asian="normal" style:font-size-complex="10pt" style:font-weight-complex="normal"/>
    </style:style>
    <style:style style:name="T435" style:family="text">
      <style:text-properties style:text-position="0% 100%" fo:font-size="10pt" officeooo:rsid="01e7355e" style:font-size-asian="8.75pt" style:font-weight-asian="normal" style:font-size-complex="10pt" style:font-weight-complex="normal"/>
    </style:style>
    <style:style style:name="T436" style:family="text">
      <style:text-properties style:text-position="0% 100%" fo:font-size="10pt" officeooo:rsid="01e8fe02" style:font-size-asian="8.75pt" style:font-weight-asian="normal" style:font-size-complex="10pt" style:font-weight-complex="normal"/>
    </style:style>
    <style:style style:name="T437" style:family="text">
      <style:text-properties style:text-position="0% 100%" fo:font-size="10pt" officeooo:rsid="01ee1fc2" style:font-size-asian="8.75pt" style:font-weight-asian="normal" style:font-size-complex="10pt" style:font-weight-complex="normal"/>
    </style:style>
    <style:style style:name="T438" style:family="text">
      <style:text-properties style:text-position="0% 100%" fo:font-size="10pt" officeooo:rsid="01efec2f" style:font-size-asian="8.75pt" style:font-weight-asian="normal" style:font-size-complex="10pt" style:font-weight-complex="normal"/>
    </style:style>
    <style:style style:name="T439" style:family="text">
      <style:text-properties style:text-position="0% 100%" fo:font-size="10pt" officeooo:rsid="01f04dc4" style:font-size-asian="8.75pt" style:font-weight-asian="normal" style:font-size-complex="10pt" style:font-weight-complex="normal"/>
    </style:style>
    <style:style style:name="T440" style:family="text">
      <style:text-properties style:text-position="0% 100%" fo:font-size="10pt" officeooo:rsid="01f1e0a7" style:font-size-asian="8.75pt" style:font-weight-asian="normal" style:font-size-complex="10pt" style:font-weight-complex="normal"/>
    </style:style>
    <style:style style:name="T441" style:family="text">
      <style:text-properties style:text-position="0% 100%" fo:font-size="10pt" officeooo:rsid="01f3d75b" style:font-size-asian="8.75pt" style:font-weight-asian="normal" style:font-size-complex="10pt" style:font-weight-complex="normal"/>
    </style:style>
    <style:style style:name="T442" style:family="text">
      <style:text-properties style:text-position="0% 100%" fo:font-size="10pt" officeooo:rsid="01f6415a" style:font-size-asian="8.75pt" style:font-weight-asian="normal" style:font-size-complex="10pt" style:font-weight-complex="normal"/>
    </style:style>
    <style:style style:name="T443" style:family="text">
      <style:text-properties style:text-position="0% 100%" fo:font-size="10pt" officeooo:rsid="01f86820" style:font-size-asian="8.75pt" style:font-weight-asian="normal" style:font-size-complex="10pt" style:font-weight-complex="normal"/>
    </style:style>
    <style:style style:name="T444" style:family="text">
      <style:text-properties style:text-position="0% 100%" fo:font-size="10pt" officeooo:rsid="01f94969" style:font-size-asian="8.75pt" style:font-weight-asian="normal" style:font-size-complex="10pt" style:font-weight-complex="normal"/>
    </style:style>
    <style:style style:name="T445" style:family="text">
      <style:text-properties style:text-position="0% 100%" fo:font-size="10pt" officeooo:rsid="01f97624" style:font-size-asian="8.75pt" style:font-weight-asian="normal" style:font-size-complex="10pt" style:font-weight-complex="normal"/>
    </style:style>
    <style:style style:name="T446" style:family="text">
      <style:text-properties style:text-position="0% 100%" fo:font-size="10pt" officeooo:rsid="01fb11a8" style:font-size-asian="8.75pt" style:font-weight-asian="normal" style:font-size-complex="10pt" style:font-weight-complex="normal"/>
    </style:style>
    <style:style style:name="T447" style:family="text">
      <style:text-properties style:text-position="0% 100%" fo:font-size="10pt" officeooo:rsid="01fb21bd" style:font-size-asian="8.75pt" style:font-weight-asian="normal" style:font-size-complex="10pt" style:font-weight-complex="normal"/>
    </style:style>
    <style:style style:name="T448" style:family="text">
      <style:text-properties style:text-position="0% 100%" fo:font-size="10pt" officeooo:rsid="01fd1fb3" style:font-size-asian="8.75pt" style:font-weight-asian="normal" style:font-size-complex="10pt" style:font-weight-complex="normal"/>
    </style:style>
    <style:style style:name="T449" style:family="text">
      <style:text-properties style:text-position="0% 100%" fo:font-size="10pt" officeooo:rsid="01febcc0" style:font-size-asian="8.75pt" style:font-weight-asian="normal" style:font-size-complex="10pt" style:font-weight-complex="normal"/>
    </style:style>
    <style:style style:name="T450" style:family="text">
      <style:text-properties style:text-position="0% 100%" fo:font-size="10pt" officeooo:rsid="0200aa15" style:font-size-asian="8.75pt" style:font-weight-asian="normal" style:font-size-complex="10pt" style:font-weight-complex="normal"/>
    </style:style>
    <style:style style:name="T451" style:family="text">
      <style:text-properties style:text-position="0% 100%" fo:font-size="10pt" officeooo:rsid="02024a49" style:font-size-asian="8.75pt" style:font-weight-asian="normal" style:font-size-complex="10pt" style:font-weight-complex="normal"/>
    </style:style>
    <style:style style:name="T452" style:family="text">
      <style:text-properties style:text-position="0% 100%" fo:font-size="10pt" officeooo:rsid="02030fa6" style:font-size-asian="8.75pt" style:font-weight-asian="normal" style:font-size-complex="10pt" style:font-weight-complex="normal"/>
    </style:style>
    <style:style style:name="T453" style:family="text">
      <style:text-properties style:text-position="0% 100%" fo:font-size="10pt" officeooo:rsid="0203c006" style:font-size-asian="8.75pt" style:font-weight-asian="normal" style:font-size-complex="10pt" style:font-weight-complex="normal"/>
    </style:style>
    <style:style style:name="T454" style:family="text">
      <style:text-properties style:text-position="0% 100%" fo:font-size="10pt" officeooo:rsid="0207e74c" style:font-size-asian="8.75pt" style:font-weight-asian="normal" style:font-size-complex="10pt" style:font-weight-complex="normal"/>
    </style:style>
    <style:style style:name="T455" style:family="text">
      <style:text-properties style:text-position="0% 100%" fo:font-size="10pt" officeooo:rsid="0207f8fe" style:font-size-asian="8.75pt" style:font-weight-asian="normal" style:font-size-complex="10pt" style:font-weight-complex="normal"/>
    </style:style>
    <style:style style:name="T456" style:family="text">
      <style:text-properties style:text-position="0% 100%" fo:font-size="10pt" officeooo:rsid="02091a46" style:font-size-asian="8.75pt" style:font-weight-asian="normal" style:font-size-complex="10pt" style:font-weight-complex="normal"/>
    </style:style>
    <style:style style:name="T457" style:family="text">
      <style:text-properties style:text-position="0% 100%" fo:font-size="10pt" officeooo:rsid="0209891c" style:font-size-asian="8.75pt" style:font-weight-asian="normal" style:font-size-complex="10pt" style:font-weight-complex="normal"/>
    </style:style>
    <style:style style:name="T458" style:family="text">
      <style:text-properties style:text-position="0% 100%" fo:font-size="10pt" officeooo:rsid="020aaa67" style:font-size-asian="8.75pt" style:font-weight-asian="normal" style:font-size-complex="10pt" style:font-weight-complex="normal"/>
    </style:style>
    <style:style style:name="T459" style:family="text">
      <style:text-properties style:text-position="0% 100%" fo:font-size="10pt" officeooo:rsid="020b77c9" style:font-size-asian="8.75pt" style:font-weight-asian="normal" style:font-size-complex="10pt" style:font-weight-complex="normal"/>
    </style:style>
    <style:style style:name="T460" style:family="text">
      <style:text-properties style:text-position="0% 100%" fo:font-size="10pt" officeooo:rsid="020d6931" style:font-size-asian="8.75pt" style:font-weight-asian="normal" style:font-size-complex="10pt" style:font-weight-complex="normal"/>
    </style:style>
    <style:style style:name="T461" style:family="text">
      <style:text-properties style:text-position="0% 100%" fo:font-size="10pt" officeooo:rsid="020f1912" style:font-size-asian="8.75pt" style:font-weight-asian="normal" style:font-size-complex="10pt" style:font-weight-complex="normal"/>
    </style:style>
    <style:style style:name="T462" style:family="text">
      <style:text-properties style:text-position="0% 100%" fo:font-size="10pt" officeooo:rsid="020f86f3" style:font-size-asian="8.75pt" style:font-weight-asian="normal" style:font-size-complex="10pt" style:font-weight-complex="normal"/>
    </style:style>
    <style:style style:name="T463" style:family="text">
      <style:text-properties style:text-position="0% 100%" fo:font-size="10pt" officeooo:rsid="0210a0ab" style:font-size-asian="8.75pt" style:font-weight-asian="normal" style:font-size-complex="10pt" style:font-weight-complex="normal"/>
    </style:style>
    <style:style style:name="T464" style:family="text">
      <style:text-properties style:text-position="0% 100%" fo:font-size="10pt" officeooo:rsid="0211158b" style:font-size-asian="8.75pt" style:font-weight-asian="normal" style:font-size-complex="10pt" style:font-weight-complex="normal"/>
    </style:style>
    <style:style style:name="T465" style:family="text">
      <style:text-properties style:text-position="0% 100%" fo:font-size="10pt" officeooo:rsid="0211a846" style:font-size-asian="8.75pt" style:font-weight-asian="normal" style:font-size-complex="10pt" style:font-weight-complex="normal"/>
    </style:style>
    <style:style style:name="T466" style:family="text">
      <style:text-properties style:text-position="0% 100%" fo:font-size="10pt" officeooo:rsid="021203d2" style:font-size-asian="8.75pt" style:font-weight-asian="normal" style:font-size-complex="10pt" style:font-weight-complex="normal"/>
    </style:style>
    <style:style style:name="T467" style:family="text">
      <style:text-properties style:text-position="0% 100%" fo:font-size="10pt" officeooo:rsid="02123cbf" style:font-size-asian="8.75pt" style:font-weight-asian="normal" style:font-size-complex="10pt" style:font-weight-complex="normal"/>
    </style:style>
    <style:style style:name="T468" style:family="text">
      <style:text-properties style:text-position="0% 100%" fo:font-size="10pt" officeooo:rsid="02126b52" style:font-size-asian="8.75pt" style:font-weight-asian="normal" style:font-size-complex="10pt" style:font-weight-complex="normal"/>
    </style:style>
    <style:style style:name="T469" style:family="text">
      <style:text-properties style:text-position="0% 100%" fo:font-size="10pt" officeooo:rsid="0212a22d" style:font-size-asian="8.75pt" style:font-weight-asian="normal" style:font-size-complex="10pt" style:font-weight-complex="normal"/>
    </style:style>
    <style:style style:name="T470" style:family="text">
      <style:text-properties style:text-position="0% 100%" fo:font-size="10pt" officeooo:rsid="02145618" style:font-size-asian="8.75pt" style:font-weight-asian="normal" style:font-size-complex="10pt" style:font-weight-complex="normal"/>
    </style:style>
    <style:style style:name="T471" style:family="text">
      <style:text-properties style:text-position="0% 100%" fo:font-size="10pt" officeooo:rsid="0214ad3d" style:font-size-asian="8.75pt" style:font-weight-asian="normal" style:font-size-complex="10pt" style:font-weight-complex="normal"/>
    </style:style>
    <style:style style:name="T472" style:family="text">
      <style:text-properties style:text-position="0% 100%" fo:font-size="10pt" officeooo:rsid="02154d95" style:font-size-asian="8.75pt" style:font-weight-asian="normal" style:font-size-complex="10pt" style:font-weight-complex="normal"/>
    </style:style>
    <style:style style:name="T473" style:family="text">
      <style:text-properties style:text-position="0% 100%" fo:font-size="10pt" officeooo:rsid="0216605f" style:font-size-asian="8.75pt" style:font-weight-asian="normal" style:font-size-complex="10pt" style:font-weight-complex="normal"/>
    </style:style>
    <style:style style:name="T474" style:family="text">
      <style:text-properties style:text-position="0% 100%" fo:font-size="10pt" officeooo:rsid="02177056" style:font-size-asian="8.75pt" style:font-weight-asian="normal" style:font-size-complex="10pt" style:font-weight-complex="normal"/>
    </style:style>
    <style:style style:name="T475" style:family="text">
      <style:text-properties style:text-position="0% 100%" fo:font-size="10pt" officeooo:rsid="0218bf46" style:font-size-asian="8.75pt" style:font-weight-asian="normal" style:font-size-complex="10pt" style:font-weight-complex="normal"/>
    </style:style>
    <style:style style:name="T476" style:family="text">
      <style:text-properties style:text-position="0% 100%" fo:font-size="10pt" officeooo:rsid="02194580" style:font-size-asian="8.75pt" style:font-weight-asian="normal" style:font-size-complex="10pt" style:font-weight-complex="normal"/>
    </style:style>
    <style:style style:name="T477" style:family="text">
      <style:text-properties style:text-position="0% 100%" fo:font-size="10pt" officeooo:rsid="021b2f4a" style:font-size-asian="8.75pt" style:font-weight-asian="normal" style:font-size-complex="10pt" style:font-weight-complex="normal"/>
    </style:style>
    <style:style style:name="T478" style:family="text">
      <style:text-properties style:text-position="0% 100%" fo:font-size="10pt" officeooo:rsid="021c1d33" style:font-size-asian="8.75pt" style:font-weight-asian="normal" style:font-size-complex="10pt" style:font-weight-complex="normal"/>
    </style:style>
    <style:style style:name="T479" style:family="text">
      <style:text-properties style:text-position="0% 100%" fo:font-size="10pt" officeooo:rsid="021c71f3" style:font-size-asian="8.75pt" style:font-weight-asian="normal" style:font-size-complex="10pt" style:font-weight-complex="normal"/>
    </style:style>
    <style:style style:name="T480" style:family="text">
      <style:text-properties style:text-position="0% 100%" fo:font-size="10pt" officeooo:rsid="021df9b0" style:font-size-asian="8.75pt" style:font-weight-asian="normal" style:font-size-complex="10pt" style:font-weight-complex="normal"/>
    </style:style>
    <style:style style:name="T481" style:family="text">
      <style:text-properties style:text-position="0% 100%" fo:font-size="10pt" officeooo:rsid="021e8518" style:font-size-asian="8.75pt" style:font-weight-asian="normal" style:font-size-complex="10pt" style:font-weight-complex="normal"/>
    </style:style>
    <style:style style:name="T482" style:family="text">
      <style:text-properties style:text-position="0% 100%" fo:font-size="10pt" officeooo:rsid="02208ee4" style:font-size-asian="8.75pt" style:font-weight-asian="normal" style:font-size-complex="10pt" style:font-weight-complex="normal"/>
    </style:style>
    <style:style style:name="T483" style:family="text">
      <style:text-properties style:text-position="0% 100%" fo:font-size="10pt" officeooo:rsid="02219d7b" style:font-size-asian="8.75pt" style:font-weight-asian="normal" style:font-size-complex="10pt" style:font-weight-complex="normal"/>
    </style:style>
    <style:style style:name="T484" style:family="text">
      <style:text-properties style:text-position="0% 100%" fo:font-size="10pt" officeooo:rsid="022283e5" style:font-size-asian="8.75pt" style:font-weight-asian="normal" style:font-size-complex="10pt" style:font-weight-complex="normal"/>
    </style:style>
    <style:style style:name="T485" style:family="text">
      <style:text-properties style:text-position="0% 100%" fo:font-size="10pt" officeooo:rsid="02238302" style:font-size-asian="8.75pt" style:font-weight-asian="normal" style:font-size-complex="10pt" style:font-weight-complex="normal"/>
    </style:style>
    <style:style style:name="T486" style:family="text">
      <style:text-properties style:text-position="0% 100%" fo:font-size="10pt" officeooo:rsid="02245efa" style:font-size-asian="8.75pt" style:font-weight-asian="normal" style:font-size-complex="10pt" style:font-weight-complex="normal"/>
    </style:style>
    <style:style style:name="T487" style:family="text">
      <style:text-properties style:text-position="0% 100%" fo:font-size="10pt" officeooo:rsid="022626dd" style:font-size-asian="8.75pt" style:font-weight-asian="normal" style:font-size-complex="10pt" style:font-weight-complex="normal"/>
    </style:style>
    <style:style style:name="T488" style:family="text">
      <style:text-properties style:text-position="0% 100%" fo:font-size="10pt" officeooo:rsid="02265615" style:font-size-asian="8.75pt" style:font-weight-asian="normal" style:font-size-complex="10pt" style:font-weight-complex="normal"/>
    </style:style>
    <style:style style:name="T489" style:family="text">
      <style:text-properties style:text-position="0% 100%" fo:font-size="10pt" officeooo:rsid="02274da0" style:font-size-asian="8.75pt" style:font-weight-asian="normal" style:font-size-complex="10pt" style:font-weight-complex="normal"/>
    </style:style>
    <style:style style:name="T490" style:family="text">
      <style:text-properties style:text-position="0% 100%" fo:font-size="10pt" officeooo:rsid="02296d2e" style:font-size-asian="8.75pt" style:font-weight-asian="normal" style:font-size-complex="10pt" style:font-weight-complex="normal"/>
    </style:style>
    <style:style style:name="T491" style:family="text">
      <style:text-properties style:text-position="0% 100%" fo:font-size="10pt" officeooo:rsid="022b661a" style:font-size-asian="8.75pt" style:font-weight-asian="normal" style:font-size-complex="10pt" style:font-weight-complex="normal"/>
    </style:style>
    <style:style style:name="T492" style:family="text">
      <style:text-properties style:text-position="0% 100%" fo:font-size="10pt" officeooo:rsid="022daabd" style:font-size-asian="8.75pt" style:font-weight-asian="normal" style:font-size-complex="10pt" style:font-weight-complex="normal"/>
    </style:style>
    <style:style style:name="T493" style:family="text">
      <style:text-properties style:text-position="0% 100%" fo:font-size="10pt" officeooo:rsid="022edd13" style:font-size-asian="8.75pt" style:font-weight-asian="normal" style:font-size-complex="10pt" style:font-weight-complex="normal"/>
    </style:style>
    <style:style style:name="T494" style:family="text">
      <style:text-properties style:text-position="0% 100%" fo:font-size="10pt" officeooo:rsid="022ee061" style:font-size-asian="8.75pt" style:font-weight-asian="normal" style:font-size-complex="10pt" style:font-weight-complex="normal"/>
    </style:style>
    <style:style style:name="T495" style:family="text">
      <style:text-properties style:text-position="0% 100%" fo:font-size="10pt" officeooo:rsid="022f6b4a" style:font-size-asian="8.75pt" style:font-weight-asian="normal" style:font-size-complex="10pt" style:font-weight-complex="normal"/>
    </style:style>
    <style:style style:name="T496" style:family="text">
      <style:text-properties style:text-position="0% 100%" fo:font-size="10pt" officeooo:rsid="0230133a" style:font-size-asian="8.75pt" style:font-weight-asian="normal" style:font-size-complex="10pt" style:font-weight-complex="normal"/>
    </style:style>
    <style:style style:name="T497" style:family="text">
      <style:text-properties style:text-position="0% 100%" fo:font-size="10pt" officeooo:rsid="0231ed99" style:font-size-asian="8.75pt" style:font-weight-asian="normal" style:font-size-complex="10pt" style:font-weight-complex="normal"/>
    </style:style>
    <style:style style:name="T498" style:family="text">
      <style:text-properties style:text-position="0% 100%" fo:font-size="10pt" officeooo:rsid="02328314" style:font-size-asian="8.75pt" style:font-weight-asian="normal" style:font-size-complex="10pt" style:font-weight-complex="normal"/>
    </style:style>
    <style:style style:name="T499" style:family="text">
      <style:text-properties style:text-position="0% 100%" fo:font-size="10pt" officeooo:rsid="0232d08b" style:font-size-asian="8.75pt" style:font-weight-asian="normal" style:font-size-complex="10pt" style:font-weight-complex="normal"/>
    </style:style>
    <style:style style:name="T500" style:family="text">
      <style:text-properties style:text-position="0% 100%" fo:font-size="10pt" officeooo:rsid="02341c03" style:font-size-asian="8.75pt" style:font-weight-asian="normal" style:font-size-complex="10pt" style:font-weight-complex="normal"/>
    </style:style>
    <style:style style:name="T501" style:family="text">
      <style:text-properties style:text-position="0% 100%" fo:font-size="10pt" officeooo:rsid="02357aed" style:font-size-asian="8.75pt" style:font-weight-asian="normal" style:font-size-complex="10pt" style:font-weight-complex="normal"/>
    </style:style>
    <style:style style:name="T502" style:family="text">
      <style:text-properties style:text-position="0% 100%" fo:font-size="10pt" officeooo:rsid="0236fdfb" style:font-size-asian="8.75pt" style:font-weight-asian="normal" style:font-size-complex="10pt" style:font-weight-complex="normal"/>
    </style:style>
    <style:style style:name="T503" style:family="text">
      <style:text-properties style:text-position="0% 100%" fo:font-size="10pt" officeooo:rsid="0237e300" style:font-size-asian="8.75pt" style:font-weight-asian="normal" style:font-size-complex="10pt" style:font-weight-complex="normal"/>
    </style:style>
    <style:style style:name="T504" style:family="text">
      <style:text-properties style:text-position="0% 100%" fo:font-size="10pt" officeooo:rsid="0237f23d" style:font-size-asian="8.75pt" style:font-weight-asian="normal" style:font-size-complex="10pt" style:font-weight-complex="normal"/>
    </style:style>
    <style:style style:name="T505" style:family="text">
      <style:text-properties style:text-position="0% 100%" fo:font-size="10pt" officeooo:rsid="023a8d70" style:font-size-asian="8.75pt" style:font-weight-asian="normal" style:font-size-complex="10pt" style:font-weight-complex="normal"/>
    </style:style>
    <style:style style:name="T506" style:family="text">
      <style:text-properties style:text-position="0% 100%" fo:font-size="10pt" officeooo:rsid="023a9326" style:font-size-asian="8.75pt" style:font-weight-asian="normal" style:font-size-complex="10pt" style:font-weight-complex="normal"/>
    </style:style>
    <style:style style:name="T507" style:family="text">
      <style:text-properties style:text-position="0% 100%" fo:font-size="10pt" officeooo:rsid="023bc1ce" style:font-size-asian="8.75pt" style:font-weight-asian="normal" style:font-size-complex="10pt" style:font-weight-complex="normal"/>
    </style:style>
    <style:style style:name="T508" style:family="text">
      <style:text-properties style:text-position="0% 100%" fo:font-size="10pt" officeooo:rsid="023c7b01" style:font-size-asian="8.75pt" style:font-weight-asian="normal" style:font-size-complex="10pt" style:font-weight-complex="normal"/>
    </style:style>
    <style:style style:name="T509" style:family="text">
      <style:text-properties style:text-position="0% 100%" fo:font-size="10pt" officeooo:rsid="023ed1dd" style:font-size-asian="8.75pt" style:font-weight-asian="normal" style:font-size-complex="10pt" style:font-weight-complex="normal"/>
    </style:style>
    <style:style style:name="T510" style:family="text">
      <style:text-properties style:text-position="0% 100%" fo:font-size="10pt" officeooo:rsid="023eea92" style:font-size-asian="8.75pt" style:font-weight-asian="normal" style:font-size-complex="10pt" style:font-weight-complex="normal"/>
    </style:style>
    <style:style style:name="T511" style:family="text">
      <style:text-properties style:text-position="0% 100%" fo:font-size="10pt" officeooo:rsid="023f6ecd" style:font-size-asian="8.75pt" style:font-weight-asian="normal" style:font-size-complex="10pt" style:font-weight-complex="normal"/>
    </style:style>
    <style:style style:name="T512" style:family="text">
      <style:text-properties style:text-position="0% 100%" fo:font-size="10pt" officeooo:rsid="02408f0c" style:font-size-asian="8.75pt" style:font-weight-asian="normal" style:font-size-complex="10pt" style:font-weight-complex="normal"/>
    </style:style>
    <style:style style:name="T513" style:family="text">
      <style:text-properties style:text-position="0% 100%" fo:font-size="10pt" officeooo:rsid="024359a2" style:font-size-asian="8.75pt" style:font-weight-asian="normal" style:font-size-complex="10pt" style:font-weight-complex="normal"/>
    </style:style>
    <style:style style:name="T514" style:family="text">
      <style:text-properties style:text-position="0% 100%" fo:font-size="10pt" officeooo:rsid="024548e2" style:font-size-asian="8.75pt" style:font-weight-asian="normal" style:font-size-complex="10pt" style:font-weight-complex="normal"/>
    </style:style>
    <style:style style:name="T515" style:family="text">
      <style:text-properties style:text-position="0% 100%" fo:font-size="10pt" officeooo:rsid="024721a2" style:font-size-asian="8.75pt" style:font-weight-asian="normal" style:font-size-complex="10pt" style:font-weight-complex="normal"/>
    </style:style>
    <style:style style:name="T516" style:family="text">
      <style:text-properties style:text-position="0% 100%" fo:font-size="10pt" officeooo:rsid="0248c6f6" style:font-size-asian="8.75pt" style:font-weight-asian="normal" style:font-size-complex="10pt" style:font-weight-complex="normal"/>
    </style:style>
    <style:style style:name="T517" style:family="text">
      <style:text-properties style:text-position="0% 100%" fo:font-size="10pt" officeooo:rsid="024b87c7" style:font-size-asian="8.75pt" style:font-weight-asian="normal" style:font-size-complex="10pt" style:font-weight-complex="normal"/>
    </style:style>
    <style:style style:name="T518" style:family="text">
      <style:text-properties style:text-position="0% 100%" fo:font-size="10pt" officeooo:rsid="0250f6c8" style:font-size-asian="8.75pt" style:font-weight-asian="normal" style:font-size-complex="10pt" style:font-weight-complex="normal"/>
    </style:style>
    <style:style style:name="T519" style:family="text">
      <style:text-properties style:text-position="0% 100%" fo:font-size="10pt" officeooo:rsid="025235a0" style:font-size-asian="8.75pt" style:font-weight-asian="normal" style:font-size-complex="10pt" style:font-weight-complex="normal"/>
    </style:style>
    <style:style style:name="T520" style:family="text">
      <style:text-properties style:text-position="0% 100%" fo:font-size="10pt" officeooo:rsid="02541bbe" style:font-size-asian="8.75pt" style:font-weight-asian="normal" style:font-size-complex="10pt" style:font-weight-complex="normal"/>
    </style:style>
    <style:style style:name="T521" style:family="text">
      <style:text-properties style:text-position="0% 100%" fo:font-size="10pt" officeooo:rsid="02546ce0" style:font-size-asian="8.75pt" style:font-weight-asian="normal" style:font-size-complex="10pt" style:font-weight-complex="normal"/>
    </style:style>
    <style:style style:name="T522" style:family="text">
      <style:text-properties style:text-position="0% 100%" fo:font-size="10pt" officeooo:rsid="0254e11e" style:font-size-asian="8.75pt" style:font-weight-asian="normal" style:font-size-complex="10pt" style:font-weight-complex="normal"/>
    </style:style>
    <style:style style:name="T523" style:family="text">
      <style:text-properties style:text-position="0% 100%" fo:font-size="10pt" officeooo:rsid="0255b744" style:font-size-asian="8.75pt" style:font-weight-asian="normal" style:font-size-complex="10pt" style:font-weight-complex="normal"/>
    </style:style>
    <style:style style:name="T524" style:family="text">
      <style:text-properties style:text-position="0% 100%" fo:font-size="10pt" officeooo:rsid="0257b339" style:font-size-asian="8.75pt" style:font-weight-asian="normal" style:font-size-complex="10pt" style:font-weight-complex="normal"/>
    </style:style>
    <style:style style:name="T525" style:family="text">
      <style:text-properties style:text-position="0% 100%" fo:font-size="10pt" officeooo:rsid="025998a0" style:font-size-asian="8.75pt" style:font-weight-asian="normal" style:font-size-complex="10pt" style:font-weight-complex="normal"/>
    </style:style>
    <style:style style:name="T526" style:family="text">
      <style:text-properties style:text-position="0% 100%" fo:font-size="10pt" officeooo:rsid="0259cc9e" style:font-size-asian="8.75pt" style:font-weight-asian="normal" style:font-size-complex="10pt" style:font-weight-complex="normal"/>
    </style:style>
    <style:style style:name="T527" style:family="text">
      <style:text-properties style:text-position="0% 100%" fo:font-size="10pt" officeooo:rsid="025aac1d" style:font-size-asian="8.75pt" style:font-weight-asian="normal" style:font-size-complex="10pt" style:font-weight-complex="normal"/>
    </style:style>
    <style:style style:name="T528" style:family="text">
      <style:text-properties style:text-position="0% 100%" fo:font-size="10pt" officeooo:rsid="025b6fb2" style:font-size-asian="8.75pt" style:font-weight-asian="normal" style:font-size-complex="10pt" style:font-weight-complex="normal"/>
    </style:style>
    <style:style style:name="T529" style:family="text">
      <style:text-properties style:text-position="0% 100%" fo:font-size="10pt" officeooo:rsid="025c5f95" style:font-size-asian="8.75pt" style:font-weight-asian="normal" style:font-size-complex="10pt" style:font-weight-complex="normal"/>
    </style:style>
    <style:style style:name="T530" style:family="text">
      <style:text-properties style:text-position="0% 100%" fo:font-size="10pt" officeooo:rsid="025dcccd" style:font-size-asian="8.75pt" style:font-weight-asian="normal" style:font-size-complex="10pt" style:font-weight-complex="normal"/>
    </style:style>
    <style:style style:name="T531" style:family="text">
      <style:text-properties style:text-position="0% 100%" fo:font-size="10pt" officeooo:rsid="025e40f3" style:font-size-asian="8.75pt" style:font-weight-asian="normal" style:font-size-complex="10pt" style:font-weight-complex="normal"/>
    </style:style>
    <style:style style:name="T532" style:family="text">
      <style:text-properties style:text-position="0% 100%" fo:font-size="10pt" officeooo:rsid="025f1141" style:font-size-asian="8.75pt" style:font-weight-asian="normal" style:font-size-complex="10pt" style:font-weight-complex="normal"/>
    </style:style>
    <style:style style:name="T533" style:family="text">
      <style:text-properties style:text-position="0% 100%" fo:font-size="10pt" officeooo:rsid="0262bfae" style:font-size-asian="8.75pt" style:font-weight-asian="normal" style:font-size-complex="10pt" style:font-weight-complex="normal"/>
    </style:style>
    <style:style style:name="T534" style:family="text">
      <style:text-properties style:text-position="0% 100%" fo:font-size="10pt" officeooo:rsid="02632842" style:font-size-asian="8.75pt" style:font-weight-asian="normal" style:font-size-complex="10pt" style:font-weight-complex="normal"/>
    </style:style>
    <style:style style:name="T535" style:family="text">
      <style:text-properties style:text-position="0% 100%" fo:font-size="10pt" officeooo:rsid="02640d34" style:font-size-asian="8.75pt" style:font-weight-asian="normal" style:font-size-complex="10pt" style:font-weight-complex="normal"/>
    </style:style>
    <style:style style:name="T536" style:family="text">
      <style:text-properties style:text-position="0% 100%" fo:font-size="10pt" officeooo:rsid="0264ad14" style:font-size-asian="8.75pt" style:font-weight-asian="normal" style:font-size-complex="10pt" style:font-weight-complex="normal"/>
    </style:style>
    <style:style style:name="T537" style:family="text">
      <style:text-properties style:text-position="0% 100%" fo:font-size="10pt" officeooo:rsid="026616b9" style:font-size-asian="8.75pt" style:font-weight-asian="normal" style:font-size-complex="10pt" style:font-weight-complex="normal"/>
    </style:style>
    <style:style style:name="T538" style:family="text">
      <style:text-properties style:text-position="0% 100%" fo:font-size="10pt" officeooo:rsid="0266c0e3" style:font-size-asian="8.75pt" style:font-weight-asian="normal" style:font-size-complex="10pt" style:font-weight-complex="normal"/>
    </style:style>
    <style:style style:name="T539" style:family="text">
      <style:text-properties style:text-position="0% 100%" fo:font-size="10pt" officeooo:rsid="02678bd4" style:font-size-asian="8.75pt" style:font-weight-asian="normal" style:font-size-complex="10pt" style:font-weight-complex="normal"/>
    </style:style>
    <style:style style:name="T540" style:family="text">
      <style:text-properties style:text-position="0% 100%" fo:font-size="10pt" officeooo:rsid="0268f435" style:font-size-asian="8.75pt" style:font-weight-asian="normal" style:font-size-complex="10pt" style:font-weight-complex="normal"/>
    </style:style>
    <style:style style:name="T541" style:family="text">
      <style:text-properties style:text-position="0% 100%" fo:font-size="10pt" officeooo:rsid="026a1ae8" style:font-size-asian="8.75pt" style:font-weight-asian="normal" style:font-size-complex="10pt" style:font-weight-complex="normal"/>
    </style:style>
    <style:style style:name="T542" style:family="text">
      <style:text-properties style:text-position="0% 100%" fo:font-size="10pt" officeooo:rsid="026b44a6" style:font-size-asian="8.75pt" style:font-weight-asian="normal" style:font-size-complex="10pt" style:font-weight-complex="normal"/>
    </style:style>
    <style:style style:name="T543" style:family="text">
      <style:text-properties style:text-position="0% 100%" fo:font-size="10pt" officeooo:rsid="026cf44b" style:font-size-asian="8.75pt" style:font-weight-asian="normal" style:font-size-complex="10pt" style:font-weight-complex="normal"/>
    </style:style>
    <style:style style:name="T544" style:family="text">
      <style:text-properties style:text-position="0% 100%" fo:font-size="10pt" officeooo:rsid="02708b28" style:font-size-asian="8.75pt" style:font-weight-asian="normal" style:font-size-complex="10pt" style:font-weight-complex="normal"/>
    </style:style>
    <style:style style:name="T545" style:family="text">
      <style:text-properties style:text-position="0% 100%" fo:font-size="10pt" officeooo:rsid="0271ca7f" style:font-size-asian="8.75pt" style:font-weight-asian="normal" style:font-size-complex="10pt" style:font-weight-complex="normal"/>
    </style:style>
    <style:style style:name="T546" style:family="text">
      <style:text-properties style:text-position="0% 100%" fo:font-size="10pt" officeooo:rsid="0273abe0" style:font-size-asian="8.75pt" style:font-weight-asian="normal" style:font-size-complex="10pt" style:font-weight-complex="normal"/>
    </style:style>
    <style:style style:name="T547" style:family="text">
      <style:text-properties style:text-position="0% 100%" fo:font-size="10pt" officeooo:rsid="0273f6df" style:font-size-asian="8.75pt" style:font-weight-asian="normal" style:font-size-complex="10pt" style:font-weight-complex="normal"/>
    </style:style>
    <style:style style:name="T548" style:family="text">
      <style:text-properties style:text-position="0% 100%" fo:font-size="10pt" officeooo:rsid="02748741" style:font-size-asian="8.75pt" style:font-weight-asian="normal" style:font-size-complex="10pt" style:font-weight-complex="normal"/>
    </style:style>
    <style:style style:name="T549" style:family="text">
      <style:text-properties style:text-position="0% 100%" fo:font-size="10pt" officeooo:rsid="0275ab28" style:font-size-asian="8.75pt" style:font-weight-asian="normal" style:font-size-complex="10pt" style:font-weight-complex="normal"/>
    </style:style>
    <style:style style:name="T550" style:family="text">
      <style:text-properties style:text-position="0% 100%" fo:font-size="10pt" officeooo:rsid="02769571" style:font-size-asian="8.75pt" style:font-weight-asian="normal" style:font-size-complex="10pt" style:font-weight-complex="normal"/>
    </style:style>
    <style:style style:name="T551"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552"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553"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554"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555" style:family="text">
      <style:text-properties style:text-position="0% 100%" fo:font-size="12pt" fo:font-weight="bold" officeooo:rsid="0092760c" style:font-size-asian="12pt" style:font-weight-asian="bold" style:font-size-complex="12pt" style:font-weight-complex="bold"/>
    </style:style>
    <style:style style:name="T556" style:family="text">
      <style:text-properties style:text-position="0% 100%" fo:font-size="12pt" fo:font-weight="bold" officeooo:rsid="00c63563" style:font-size-asian="12pt" style:font-weight-asian="bold" style:font-size-complex="12pt" style:font-weight-complex="bold"/>
    </style:style>
    <style:style style:name="T557" style:family="text">
      <style:text-properties style:text-position="0% 100%" fo:font-size="12pt" fo:font-weight="bold" officeooo:rsid="00ce05e7" style:font-size-asian="12pt" style:font-weight-asian="bold" style:font-size-complex="12pt" style:font-weight-complex="bold"/>
    </style:style>
    <style:style style:name="T558" style:family="text">
      <style:text-properties style:text-position="0% 100%" fo:font-size="12pt" fo:font-weight="bold" officeooo:rsid="0109d356" style:font-size-asian="12pt" style:font-weight-asian="bold" style:font-size-complex="12pt" style:font-weight-complex="bold"/>
    </style:style>
    <style:style style:name="T559" style:family="text">
      <style:text-properties style:text-position="0% 100%" fo:font-size="12pt" fo:font-weight="bold" officeooo:rsid="012fdf36" style:font-size-asian="12pt" style:font-weight-asian="bold" style:font-size-complex="12pt" style:font-weight-complex="bold"/>
    </style:style>
    <style:style style:name="T560" style:family="text">
      <style:text-properties style:text-position="0% 100%" fo:font-size="12pt" fo:font-weight="bold" officeooo:rsid="01901859" style:font-size-asian="12pt" style:font-weight-asian="bold" style:font-size-complex="12pt" style:font-weight-complex="bold"/>
    </style:style>
    <style:style style:name="T561" style:family="text">
      <style:text-properties officeooo:rsid="00309066"/>
    </style:style>
    <style:style style:name="T562" style:family="text">
      <style:text-properties officeooo:rsid="0031e387"/>
    </style:style>
    <style:style style:name="T563" style:family="text">
      <style:text-properties officeooo:rsid="003281b4"/>
    </style:style>
    <style:style style:name="T564" style:family="text">
      <style:text-properties officeooo:rsid="0033be92"/>
    </style:style>
    <style:style style:name="T565" style:family="text">
      <style:text-properties officeooo:rsid="0034b777"/>
    </style:style>
    <style:style style:name="T566" style:family="text">
      <style:text-properties officeooo:rsid="00359862"/>
    </style:style>
    <style:style style:name="T567" style:family="text">
      <style:text-properties officeooo:rsid="00373521"/>
    </style:style>
    <style:style style:name="T568" style:family="text">
      <style:text-properties officeooo:rsid="0038ee0f"/>
    </style:style>
    <style:style style:name="T569" style:family="text">
      <style:text-properties officeooo:rsid="003a16a0"/>
    </style:style>
    <style:style style:name="T570" style:family="text">
      <style:text-properties officeooo:rsid="003a7381"/>
    </style:style>
    <style:style style:name="T571"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BIOTECNOLOGIA</text:p>
      <text:p text:style-name="P51">Lieviti: funghi unicellulari, sono in grado di degradare una serie di substrati che altri organismi non sono in grado di fare.</text:p>
      <text:p text:style-name="P50"><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53"><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49"><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9"><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54"><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5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56"><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1559410585" text:style-name="L1">
        <text:list-item>
          <text:p text:style-name="P58">Monosaccaridi</text:p>
        </text:list-item>
        <text:list-item>
          <text:p text:style-name="P58">Disaccaridi</text:p>
        </text:list-item>
        <text:list-item>
          <text:p text:style-name="P58">Oligosaccaridi</text:p>
        </text:list-item>
        <text:list-item>
          <text:p text:style-name="P5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5">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5">+</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57"><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8"><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6">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36">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8"><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42">Normalmente NON si opera in condizioni in cui l'ossigeno è il fattore limitante.</text:p>
      <text:p text:style-name="P37">Il motivo per il quale vengono condotte reazioni aerobiche è che le cellule possono ottenere energia sia attraverso <text:span text:style-name="T46">una respirazione</text:span> aerobica che anaerobica tuttavia l'ossidazione del glucosio produce <text:span text:style-name="T46">una quantità di ATP che è circa 20 volte superiore a quella prodotta da quella anaerobica → la vitalità delle cellule diminuisce in condizioni anaerobiche, abbiamo quindi una diminuzione della crescita in condizioni di anossia. </text:span><text:span text:style-name="T4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48">La conc di O2 disciolto dipende da una serie di processi che avvengono per trasportare ossigeno da fase gassosa a quello liquido. </text:span></text:p>
      <text:p text:style-name="P37"><text:span text:style-name="T49">1)</text:span><text:span text:style-name="T48"> trasferimento dalla fase gas allo strato limite del fase gas</text:span><text:line-break/><text:span text:style-name="T49">2) trasferimento all’interfaccia</text:span></text:p>
      <text:p text:style-name="P38"><text:span text:style-name="T49">3) trasferimento nello strato limite del liquido, </text:span><text:span text:style-name="T50">ci dà la resistenza maggiore (resistenza sul film fluido)</text:span></text:p>
      <text:p text:style-name="P43">4) diffusione nella fase liquida</text:p>
      <text:p text:style-name="P44">5) trasferimento sullo strato cellulare e così entra nella cellula</text:p>
      <text:p text:style-name="P39"><text:line-break/><text:span text:style-name="T51">La velocità di trasferimento è data da un’eq di trasporto: N</text:span><text:span text:style-name="T53">A</text:span><text:span text:style-name="T51">, massa trasferita per unità di volume nell’unità <text:s/>di tempo, moltiplicata per area dell’interfaccia per forza motrice del trasferimento (che è la differenza di conc tra fase gas C* e fase liq C</text:span><text:span text:style-name="T52">L</text:span><text:span text:style-name="T51">). C* legata alla legge di He</text:span><text:span text:style-name="T62">n</text:span><text:span text:style-name="T51">ry.<text:line-break/></text:span><text:span text:style-name="T62">La velocità di trasferimento dipende anche da K</text:span><text:span text:style-name="T53">L</text:span><text:span text:style-name="T64">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65">d</text:span><text:span text:style-name="T64">e qu</text:span><text:span text:style-name="T65">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66">metodo del Solfito</text:span><text:span text:style-name="T65">; questo si realizza attraverso la rapida ossidazione del solfito in presenza di cat metallici, reazione molto veloce quindi </text:span><text:span text:style-name="T71">si assume che </text:span><text:span text:style-name="T65">la conc del solfito consumato corrisponde alla conc dell’ossigeno consumato. </text:span><text:span text:style-name="T71">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67">dynamic “gassing ou</text:span><text:span text:style-name="T68">t</text:span><text:span text:style-name="T67">” method </text:span><text:span text:style-name="T7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72">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73">Altri fattori che influenzano K</text:span><text:span text:style-name="T54">la</text:span><text:span text:style-name="T73"> sono il tipo di microrganismo, che determina le caratteristiche areologiche del nostro sistema (può essere basso per microrganismi filamentosi); densità, vis</text:span><text:span text:style-name="T74">cosità (</text:span><text:span text:style-name="T73">al suo aumentare diminu</text:span><text:span text:style-name="T74">i</text:span><text:span text:style-name="T73">sce </text:span><text:span text:style-name="T74">K</text:span><text:span text:style-name="T55">l</text:span><text:span text:style-name="T74">); composizione della fase liquida e dalla forza ionica (elettroliti in soluzione rendono sistema di bolle più resistente alla coalescenza, quindi aumenta K</text:span><text:span text:style-name="T55">L</text:span><text:span text:style-name="T74">); dalla natura </text:span><text:span text:style-name="T7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76">el</text:span><text:span text:style-name="T75">la usata è 0.3-0.4 kg O</text:span><text:span text:style-name="T56">2</text:span><text:span text:style-name="T75">/kg substrato.<text:line-break/>In cond batch quindi </text:span><text:span text:style-name="T76">il problema è operare proprio a alte conc di O2, l’aria deve essere continuamente alimentata e filtrata per essere sterilizzata. Le fermentazioni batch quindi sono di fatto semi-batch dal punto di vista dell’aria.<text:line-break/></text:span><text:span text:style-name="T75"><text:line-break/></text:span><text:span text:style-name="T77">BIOREATTORI<text:line-break/></text:span><text:span text:style-name="T7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79">I processi biotecnologici si differenziano per il tipo di fermentazione, design del processo e tipo di reattore il quale è scelto per ottimizzare le prestazioni. <text:line-break/></text:span><text:span text:style-name="T92">La funzione principale del reattore è quella di fornire le cond ottime per la crescita e per la formazione del prodotto nel particolare sistema di microrganismi che si sta impiegando.</text:span><text:span text:style-name="T7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0"><text:span text:style-name="T79"><text:line-break/></text:span><text:span text:style-name="T80">L’ottimizzazione di processo fermentazione significa progettare l’unità del fermentatore e dai suoi controllori.<text:line-break/>La configurazione del processo dipend</text:span><text:span text:style-name="T81">e </text:span><text:span text:style-name="T80">da</text:span><text:span text:style-name="T81">l tipo di organismo: cellule animali/vegetali, massa microbica o enzimi solubili/immobilizzati. Dal tipo di reattore: batch, continuo, semi-bach, plug-flow. Dipende anche dai fattori economici: valore del prodotto, parametri del processo.<text:line-break/></text:span><text:span text:style-name="T8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83">passando per</text:span><text:span text:style-name="T82"> </text:span><text:span text:style-name="T83">scala pilota per arrivare a scala industriale.<text:line-break/>Quindi un fermentatore può essere anaerobico o aerobico, di questo utiilizziamo i CSTR, reattori air-lift oppure sistemi immobilizzati.<text:line-break/><text:line-break/></text:span><text:span text:style-name="T84">TIPI DI FERMENTATORI</text:span><text:span text:style-name="T8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84">i nutrienti compensato da successive aggiunte</text:span><text:span text:style-name="T78">. </text:span><text:span text:style-name="T84">È comunque un sistema chiuso in cui non ho flussi continui.<text:line-break/>CONTINUI: gli organismi e i loro nutrienti sono caricati continuamente nel reattore.</text:span><text:span text:style-name="T72"><text:line-break/><text:line-break/>Lo</text:span><text:span text:style-name="T85"> scopo dei fermentatori è quello di ottimizzare la crescita degli organismi e la resa del prodotto.<text:line-break/>I fermentatori sono delle unità semplici, possono diventare complesse quando sono integrate con dei sistemi di </text:span><text:soft-page-break/><text:span text:style-name="T85">controllo. Possiamo distinguere due tipi di fermentatori: non asettici, in cui possiamo usare colture cellulari NON pure, oppure asettici in cui bisogna controllare la purezza dei prodotti (come produzione di antibiotici o aminoacidi).<text:line-break/></text:span><text:span text:style-name="T86">Un altro modo di organizzare i reattori è in base a come </text:span><text:span text:style-name="T87">è</text:span><text:span text:style-name="T86"> organizzati </text:span><text:span text:style-name="T87">la fase biologica;</text:span><text:span text:style-name="T86"> </text:span><text:span text:style-name="T87">gli organismi </text:span><text:span text:style-name="T86"><text:s/>possono essere sospesi in brodo di coltura sia cellule individuali oppure fiocchi e aggregati </text:span><text:span text:style-name="T87">oppure la fase biologica può essere supportata e immobilizzata.<text:line-break/>Abbiamo quindi i reattori a per</text:span><text:span text:style-name="T88">colamento </text:span><text:span text:style-name="T89">tipici</text:span><text:span text:style-name="T87"> per la produzione dell’aceto </text:span><text:span text:style-name="T89">oppure i trattamenti a letto fluidizzato </text:span><text:span text:style-name="T90">utilizzati per le acque reflue.</text:span><text:span text:style-name="T89"><text:line-break/>Un fermentatore deve </text:span><text:span text:style-name="T90">evitare l’ingresso di microrganismi, mantenere la selettività richiesta, mantenere un volume costante, mantenere un volume di brodo di coltura costante, conc di ossigeno disciolto più alta della conc critica, deve contr</text:span><text:span text:style-name="T9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1"><text:line-break/><text:line-break/></text:span><text:span text:style-name="T561">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562">(parametri fisici come T e P e parametri chimici come il pH) </text:span><text:span text:style-name="T561">richieste per la crescita della biomassa e quindi per una buona resa del prodotto.<text:line-break/></text:span></text:p>
      <text:p text:style-name="P41"><text:span text:style-name="T563">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564">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565">In assenza di carica microbica la velocità dell’ossigeno può essere stimata con il metodo dei solfiti.<text:line-break/>Il sodio solfito è un agente riducente che reagisce con l’O2 disciolto in presenza di cat metallico a dare solfato di sodio. </text:span><text:span text:style-name="T566">Misurando la velocità di ossidazione del solfito misuriamo la velocità di trasporto dell’O2.<text:line-break/>Il coefficiente di trasporto di massa dell’O</text:span><text:span text:style-name="T57">2</text:span><text:span text:style-name="T566"> può essere calcolato mediante la velocità di trasporto dell’ossigeno e della sua solubilità. </text:span><text:span text:style-name="T567">Necessario avere dei sensori che misurino l’ossigeno disciolto.<text:line-break/><text:line-break/>BATCH: Parto da una conc di substrato, questo si consuma e quindi la sua conc si riduce.</text:span><text:span text:style-name="T566"><text:line-break/></text:span><text:span text:style-name="T567">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568">Microrganismi fluidizzati dalla corrente entrante in </text:span><text:span text:style-name="T569">maniera</text:span><text:span text:style-name="T568"> sufficiente </text:span><text:span text:style-name="T569">per</text:span><text:span text:style-name="T568"> vincere le forze gravitazionali </text:span><text:span text:style-name="T569">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569">La fermentazione con questo tipo di substrato è spesso aerobica. La velocità di trasferimento dell’O2 dipendono dalle dimensioni delle particelle, la loro porosità e dal grado di vuoto all’interno del reattore.<text:line-break/></text:span><text:span text:style-name="T570">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571">3</text:span><text:span text:style-name="T93">).<text:line-break/>I sistemi per i substrati liquidi invece sono molto bassi, per reattori da laboratorio (piccola scala) si intendono anche semplicemente delle beute.<text:line-break/></text:span><text:span text:style-name="T9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5">Per sistemi a substrato liquido ad alto volume si passa a bioreattori con agitazione meccanica.<text:line-break/></text:span><text:span text:style-name="T9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69">STR</text:span><text:span text:style-name="T96">, permette una buona agitazione, costano molto (costi elevati di energia e costi dovuti a sterilizzazione).<text:line-break/></text:span><text:span text:style-name="T9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9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8">L.</text:span><text:span text:style-name="T98"><text:line-break/><text:line-break/></text:span><text:span text:style-name="T99">12/04/2021<text:line-break/></text:span><text:span text:style-name="T100">REATTORI AGITATI<text:line-break/></text:span><text:span text:style-name="T101">Le caratteristiche reologiche del fluido possono essere newtoniane (viscosità costante per qualsiasi agitazione), non newtoniani </text:span><text:span text:style-name="T102">(viscosità funzione della velocità di agitazione, pseudoplastici e fluidi dilatanti) </text:span><text:span text:style-name="T103">oppure viscoelastici (al di sopra dello sforzo limite il materiale può essere fatto scorrere).<text:line-break/></text:span><text:span text:style-name="T104">La maggior parte dei batteri dà comportamento newtoniano mentre i funghi caratterizzati da ifee e materiali polimerici hanno comportamento non newtoniano.<text:line-break/>La viscosità </text:span><text:span text:style-name="T105">del mezzo di crescita </text:span><text:span text:style-name="T104">influenza l’efficienza dell’agitazione.<text:line-break/></text:span><text:span text:style-name="T105">E’ necessario ottimizzare la forma, dimensione e il numero degli agitatori. </text:span><text:span text:style-name="T103"><text:line-break/></text:span><text:span text:style-name="T106">Lo sforzo di taglio che viene esercitato dal sistema di agitazione determina le dimensioni delle bolle. <text:line-break/></text:span><text:span text:style-name="T107">Gli elementi di agitazione possono impartire un flusso assiale o radiale </text:span><text:span text:style-name="T10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08">La <text:s/></text:span><text:span text:style-name="T98">turbina Rushton </text:span><text:span text:style-name="T10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9">2</text:span><text:span text:style-name="T108">. Possiamo allora usare 2 sistemi di agitazioni diversi per esempio turbina in basso e elica in alto.<text:line-break/>Il motore può essere posizionato in alto </text:span><text:span text:style-name="T109">o in basso, metterlo in alto è </text:span><text:span text:style-name="T108">più costoso perché necessario supportare l’albero per evitare rottura, normalmente la velocità di rotazione è mantenuta non più del 75% della velocità critica </text:span><text:span text:style-name="T109">di instabilità </text:span><text:span text:style-name="T108">d</text:span><text:span text:style-name="T109">ell’</text:span><text:span text:style-name="T108">asse per evitare fenomeni di vibrazione </text:span><text:span text:style-name="T10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10">g</text:span><text:span text:style-name="T109">iarle a lungo termine e che possono causare delle perdite nel sistema di tenute.<text:line-break/>I frangiflutti aumentano l'omogeneità del sistema reagente e aumentano l</text:span><text:span text:style-name="T110">a </text:span><text:span text:style-name="T109">potenza che è possibile trasferire tramite agitazione, servono ad aumentare la turbolenza.<text:line-break/></text:span><text:span text:style-name="T11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1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1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13">(e delle bolle) </text:span><text:span text:style-name="T112">non è così importante se si ha un buon sistema di agitazione.<text:line-break/></text:span><text:span text:style-name="T113">Lo sparger toroidale permette di trasportare una maggiore quantità di aria al reattore, è fatto con un tubo perforato, è più facile da pulire rispetto a membrane porose ed è meno soggetto a sporcamento e a bloccaggio della poros</text:span><text:span text:style-name="T114">i</text:span><text:span text:style-name="T113">tà. </text:span><text:span text:style-name="T114">Le bolle vengono poi disperse all’interno del reattore e la dimensione delle bolle viene ridotta dal sistema di agitazione.</text:span></text:p>
      <text:p text:style-name="P45">Normalmente la posizione dello sparger è fissa → più facile la costruzione del reattore.</text:p>
      <text:p text:style-name="P3"><text:span text:style-name="T11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15">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1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3"><text:line-break/></text:span><text:span text:style-name="T116">Il processo di sterilizzazione deve coinvolgere tutte le linee comprese quelle di campionamento, tutti i porti di strumentazioni, i sistemi di misura e tutti i sensori associati al reattore.</text:span></text:p>
      <text:p text:style-name="P4"><text:span text:style-name="T115">È poi necessario anche sterilizzare l’aria in ingresso e l’aria in uscita.<text:line-break/>Il sistema non deve permettere la fuoriuscit</text:span><text:span text:style-name="T166">a</text:span><text:span text:style-name="T11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17">il</text:span><text:span text:style-name="T115"> fluido di reazione.<text:line-break/></text:span><text:span text:style-name="T117">Durante tutte le fasi del processo il bioreattore deve essere mantenuto sotto pressione per evitare ingresso di contaminanti nel reattore. </text:span><text:span text:style-name="T11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19">ne</text:span><text:span text:style-name="T118"> e danneggiamento del reattore</text:span><text:span text:style-name="T119">)</text:span><text:span text:style-name="T118">. Lo schiumeggiamento è dovuto alla presenza di tensioattivi. </text:span><text:span text:style-name="T119">La schiuma può essere controllata con agenti antischiuma (es. poliglicoli polimerici a blocchi oppure polimeri siliconici </text:span><text:span text:style-name="T120">o</text:span><text:span text:style-name="T119"> oli vegetali). </text:span><text:span text:style-name="T120">L’antischiuma</text:span><text:span text:style-name="T119"> ha il compito di far coalescere </text:span><text:span text:style-name="T120">le bolle → se abbiamo troppa antischiuma diminuiamo l’OTR perché diminuiamo la sup di scambio. Quindi l’antischiuma deve essere dosato nella quantità necessaria. È necessario un sistema di misurazione del livello di schiuma.<text:line-break/></text:span><text:span text:style-name="T121">La risposta del sistema all’aggiunta di un antischiuma dipende dal mezzo di reazione.<text:line-break/></text:span><text:span text:style-name="T12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23">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23">Nel calcolo del volume di lavoro è necessario includere il volume di hold-up (volume di gas intrappolato nel liquido).<text:line-break/></text:span></text:p>
      <text:p text:style-name="P5"><text:span text:style-name="T11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67">condensazione</text:span><text:span text:style-name="T115"> all’interno del filtro contaminandolo </text:span><text:span text:style-name="T12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15"><text:line-break/></text:span><text:span text:style-name="T12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2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2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28">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29">Cellule e microrganismi utilizzati in operazioni di fermentazione, enzimi in bioconversione e biocatalisi.<text:line-break/>I processi di fermentazione coinvolgono la crescita di microrganismi o di cellule </text:span><text:span text:style-name="T130">che catalizzano il processo → processo autocatalitico.</text:span><text:span text:style-name="T129"> </text:span><text:span text:style-name="T13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30">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46">Ci sono metodi chimici e metodi fisici per immobilizzare gli enzimi.<text:line-break/><text:line-break/>METODI CHIMICI:</text:p>
      <text:p text:style-name="P6"><text:span text:style-name="T168">Legame chimico covalente</text:span><text:span text:style-name="T13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31">u</text:span><text:span text:style-name="T130">elli NON co</text:span><text:span text:style-name="T131">inv</text:span><text:span text:style-name="T130">olti nell’attivi</text:span><text:span text:style-name="T131">t</text:span><text:span text:style-name="T130">à catalitica e nemmeno vicini per evitare inter</text:span><text:span text:style-name="T131">a</text:span><text:span text:style-name="T130">zione steriche. Il processo è completato in due fasi: attivazione del supporto (ad area superficiale elevata), l’adsorbimento e la reazione dell’enzima sul supporto.<text:line-break/></text:span><text:span text:style-name="T168">Reticolazione</text:span><text:span text:style-name="T130"> con reagenti polifunzionali (tipicamente aldeidi). Le particelle vengono reticolate e formano una sorta di gel </text:span><text:span text:style-name="T13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69">Inclusione in fibre vuote o porose.<text:line-break/></text:span><text:span text:style-name="T170">I</text:span><text:span text:style-name="T169">nclusione in un gel polimerico</text:span><text:span text:style-name="T131">, si aggiunge l’enzima ad una soluzione di monomeri e poi inizia la polimerizzazione.<text:line-break/></text:span><text:span text:style-name="T170">Incapsulazione</text:span><text:span text:style-name="T132">, l’enzima viene inglobato in capsule di dimensioni micrometriche gatte di materiale poroso, permette il trasporto del substrato e del prodotto ma non dell’enzima. All’interno della capsula l’enzima è in soluzione.</text:span></text:p>
      <text:p text:style-name="P7"><text:span text:style-name="T13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46">Reattori aerati ma non agitati</text:span><text:span text:style-name="T132"><text:line-break/></text:span><text:span text:style-name="T133">BUBBLE COLUMN REACTORS (BCR)</text:span><text:span text:style-name="T132"><text:line-break/></text:span><text:span text:style-name="T13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3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35">funzione</text:span><text:span text:style-name="T134"> </text:span><text:span text:style-name="T135">del</text:span><text:span text:style-name="T134">le esigenze </text:span><text:span text:style-name="T135">di trasferimento del</text:span><text:span text:style-name="T134"> calore.<text:line-break/></text:span><text:span text:style-name="T135">L’effetto del draft tube è che aumenta la mix assiale, genera una circolazione del fluido all’interno del reattore e riduce la coalescenza delle bolle per effetto della circolazione.<text:line-break/></text:span><text:span text:style-name="T136">Nei reattori air-lift ci sono 3 regioni: air-riser, down-comer e zona di liberazione delle bolle e abbattimento della schiuma.<text:line-break/></text:span><text:soft-page-break/><text:span text:style-name="T136">Il riser </text:span><text:span text:style-name="T13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3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39">del diametro di reattore nella zona di disengagement abbassa la velocità delle volle e questo aiuta alla separazione dei gas dal liquido; </text:span><text:span text:style-name="T140">l</text:span><text:span text:style-name="T139">e bolle avendo velocità più bassa abbassano la possibilità di formazione di aerosol cioè trascinamento d</text:span><text:span text:style-name="T140">i goccioline di liquido nell’aria in uscita e quindi evita possibilità di contaminazione del filtro dell’aria d’uscita. </text:span><text:span text:style-name="T142">Anche i</text:span><text:span text:style-name="T140">l flusso assiale </text:span><text:span text:style-name="T141">che viene g</text:span><text:span text:style-name="T140">enerato</text:span><text:span text:style-name="T141"> aiuta alla riduzione della formazione di schiuma.<text:line-break/></text:span><text:span text:style-name="T142">I </text:span><text:span text:style-name="T190">vantaggi</text:span><text:span text:style-name="T142"> di un air-lift è che </text:span><text:span text:style-name="T143">sono a</text:span><text:span text:style-name="T142"> basso shear, possono essere utilizzati organismi sensibili agli effetti di sforzi di taglio (cellule animali o vegetali), non c’è agitazione quindi </text:span><text:span text:style-name="T143">è </text:span><text:span text:style-name="T142">più facile mantenere </text:span><text:span text:style-name="T143">la</text:span><text:span text:style-name="T142"> sterilità del sistema.</text:span></text:p>
      <text:p text:style-name="P8"><text:span text:style-name="T142">Non ho problemi </text:span><text:span text:style-name="T143">delle</text:span><text:span text:style-name="T142"> tenute d</text:span><text:span text:style-name="T14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89">svantaggi</text:span><text:span text:style-name="T14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45">si cerca</text:span><text:span text:style-name="T144"> di mantenere una maggiore omogeneità del flusso reagente.<text:line-break/></text:span><text:span text:style-name="T145">I reattori air-lift tendono a non avere una zona di sforzi di taglio elevati in prossimità delle pale, questo limita il possibile danneggiamento dei microrganismi <text:s/>e aumenta la loro produttività rispetto ai reattori agitati.</text:span><text:span text:style-name="T147"><text:line-break/><text:line-break/>REATTORI <text:s/>A LETTO IMPACCATO</text:span><text:span text:style-name="T145"><text:line-break/></text:span><text:span text:style-name="T148">Sono reattori nella quale è presente una fase solida che sia un supporto sulla quale sono immobilizzate cellule/enzimi assieme ad un eluente. Il volume del reattore può essere riempito interamente da fattori di riempimento e dal liquido.</text:span><text:span text:style-name="T134"><text:line-break/></text:span><text:span text:style-name="T149">Normalmente i reattori aerobici sono organizzati in maniera tale che il liquido sgoccioli, lambendo le particelle solide, in controcorrente alla corrente di fase di gas che scorre dal basso verso l’alto.</text:span></text:p>
      <text:p text:style-name="P8"><text:span text:style-name="T14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51">del fluido </text:span><text:span text:style-name="T149">all’interno del reattore.<text:line-break/><text:line-break/>REATTORI </text:span><text:span text:style-name="T150">TRICKLE-BED</text:span><text:span text:style-name="T132"><text:line-break/></text:span><text:span text:style-name="T15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31"><text:line-break/></text:span><text:span text:style-name="T152">REATTORI A LETTO FISSO<text:line-break/>I microrganismi sono immobilizzati per </text:span><text:span text:style-name="T153">adsorbimento o per</text:span><text:span text:style-name="T152"> incapsulazione. </text:span><text:span text:style-name="T15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15">Es: trasformazione steroidi, trattamento acque reflue, produzioni di enzimi o amminoacidi.<text:line-break/></text:span><text:soft-page-break/><text:span text:style-name="T115"><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54">di p</text:span><text:span text:style-name="T115">ossono essere sostenute all’interno del fluido, la fluidizzazione delle particelle solide nel reattore fa sì che l</text:span><text:span text:style-name="T154">e sup delle particell</text:span><text:span text:style-name="T155">e</text:span><text:span text:style-name="T154"> vengano continuamente ricambiate e quindi aumentando il coefficiente di trasferimento di massa.<text:line-break/>I letti flu</text:span><text:span text:style-name="T155">i</text:span><text:span text:style-name="T154">di possono essere bifasici (nel caso di sistemi non aerati) o tifrasi</text:span><text:span text:style-name="T155">ci</text:span><text:span text:style-name="T154"> (sistemi aerati con sparger).<text:line-break/>Usati per impianti di trattamento di acque reflue.<text:line-break/>Vengono utilizzate cellule animali, sono intrappolate in geli o incapsulati all’interno di microcapsule.<text:line-break/></text:span><text:span text:style-name="T15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56">SISTEMI A CELLULE FLOCCULATE<text:line-break/></text:span><text:span text:style-name="T157">Sono sistemi nei quali le cellule sono trattenute </text:span><text:span text:style-name="T158">nel</text:span><text:span text:style-name="T157"> reattore in quanto formano dei fiocchi.<text:line-break/>Durante la reazione le cellule coagulano e precipitano sul fondo del reattore.<text:line-break/></text:span><text:span text:style-name="T158">S</text:span><text:span text:style-name="T157">ono sistemi normalmente usati per il trattamento anaerobico di acque reflue. In questi processi anaerobici i batteri </text:span><text:span text:style-name="T158">metanogenici</text:span><text:span text:style-name="T157"> hanno una tendenza </text:span><text:span text:style-name="T158">naturale</text:span><text:span text:style-name="T157"> a flocculare, si formano fiocchi che vengono agitati </text:span><text:span text:style-name="T158">dal rilascio dei gas do</text:span><text:span text:style-name="T159">v</text:span><text:span text:style-name="T158">uti alla fermentazione (CH4 e CO2). I sistemi flocculati di grande dimensione sono usati per la digestione anaerobica di acque di scarico industriali </text:span><text:span text:style-name="T159">ad alta carica</text:span><text:span text:style-name="T158"> inquinant</text:span><text:span text:style-name="T159">e.<text:line-break/>Questi reattori sono frequentemente a forma ellittica (forma di uovo) perché così si migliora il movimento dei fiocchi all’interno del reattore senza presenza di zone morte.<text:line-break/></text:span><text:span text:style-name="T155"><text:line-break/></text:span><text:span text:style-name="T160">SISTEMI A RICI</text:span><text:span text:style-name="T16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6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62">È</text:span><text:span text:style-name="T161"> necessario evitare lo stripping delle cellule dalla sup del substrato e evitare il danneggiamento del supporto che porterebbe a una separazione degli organismi dal supporto.</text:span><text:span text:style-name="T162"> </text:span><text:span text:style-name="T161"><text:line-break/><text:line-break/>REATTORI A MEMBRANA<text:line-break/>Caratteristica fondamentale: presenza di una membrana </text:span><text:span text:style-name="T163">semi </text:span><text:span text:style-name="T161">permeabile </text:span><text:span text:style-name="T16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6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63">Nel caso di microrganismo immobilizzato, il vantaggio è: </text:span><text:span text:style-name="T16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5"><text:line-break/></text:span><text:span text:style-name="T16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555">DESIGN DEL BIOREATTORE<text:line-break/></text:span><text:span text:style-name="T193">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9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95">Fondamentali sono le operazioni di sterilizzazione,</text:span><text:span text:style-name="T196"> il recipiente e tutte le linee che portano al recipiente devono essere sterilizzabili. Le tubazioni a contatto con il fluido di processo inclusi additivi e agenti antischiuma e tutto ciò che possono </text:span><text:span text:style-name="T197">fornire delle vie di ingresso devono </text:span><text:span text:style-name="T198">essere sterilizzate </text:span><text:span text:style-name="T199">in qualsiasi movimento durante la fermentazione</text:span><text:span text:style-name="T198">.<text:line-break/></text:span><text:span text:style-name="T19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00"><text:line-break/></text:span><text:span text:style-name="T201">La progettazione di un fermentatore inizia con il prendere in carico l’esigenza del </text:span><text:span text:style-name="T202">processo riguardo al trasferimento (trasporto di O2, calore, miscelazione e necessita di potenza all’agitatore). Il</text:span><text:span text:style-name="T173"> trasferimento di massa </text:span><text:span text:style-name="T202"><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03">La P totale e la frazione molare di O2 influenzano la P parziale dell’O2. Aumento della p</text:span><text:span text:style-name="T204">o</text:span><text:span text:style-name="T203">rtata di gas aumenta la frazione in uscita e quindi aumenta la forza motrice.<text:line-break/></text:span><text:span text:style-name="T204">Equazioni usate come guide qualitative o semi quantitative, sono valide solo a condizioni </text:span><text:span text:style-name="T205">prossime</text:span><text:span text:style-name="T204"> a quelle che hanno portato alla loro formazione. </text:span><text:span text:style-name="T205">La geometria del reattore ha un’influenza importante sulle costanti all’interno delle </text:span><text:soft-page-break/><text:span text:style-name="T205">equazioni. </text:span><text:span text:style-name="T204"><text:s/>Sono relazioni che non scalano molto bene. </text:span><text:span text:style-name="T206">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06">La potenza serve sia per la dispersione dei gas che per la miscelazione globale e quindi per avere omogeneità della massa reagente. Nei sistemi agitati la potenza è data sia tramite l’agitatore che con l'insufflare dei gas.<text:line-break/></text:span><text:span text:style-name="T207">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08">Pseudo plastico → a viscosità diminuisce all'aumentare della velocità di agitazione.<text:line-break/></text:span><text:span text:style-name="T209">Il fenomeno di flooding è descritto dal n° dii aerazione, questo è definito come il rapporto tra la potenza che il sistema di agita</text:span><text:span text:style-name="T210">zion</text:span><text:span text:style-name="T209">e è in grado di fornire al fluido in presenza di aerazione rispetto alla potenza che il sistema di agitazione può fornire in assenza di areazione.<text:line-break/></text:span><text:span text:style-name="T210">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11">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12">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72"> trasporto di calore</text:span><text:span text:style-name="T212">.<text:line-break/>Il calore che dobbiamo smaltire durante la reazione è data dalla reazione metabolica + il calore dissipato dato dall’introduzione della potenza.</text:span><text:span text:style-name="T211"><text:line-break/></text:span><text:span text:style-name="T213">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1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15">15/04/2021<text:line-break/></text:span><text:span text:style-name="T216">Quando effettuiamo un cambiamento delle variabili non sempre otteniamo quel che vogliamo.</text:span></text:p>
      <text:p text:style-name="P14"><text:span text:style-name="T192">Ad esempio abbiamo modificato il nutriente perché in questo modo la resa sulla base del nutriente aumenta e quindi abbiamo maggior velocità di crescita dell’organismo e quindi dobbiamo aumentare </text:span><text:span text:style-name="T217">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18">la velocità lineare del gas e quindi aumentiamo la turbolenza, diminuiamo lo spessore dello strato limite del </text:span><text:soft-page-break/><text:span text:style-name="T218">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1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20">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21">non vogliamo serpentini interni e si ha una P max e portata max del compressore per l’alimentazione dell’aria. Abbiamo definito anche un coefficiente di scam</text:span><text:span text:style-name="T222">bio termico e un coeff di scambio lato brodo di coltura (funzione delle caratteristiche reologiche del brodo stesso). Abbiamo limitazione poi in termini di altezza piazza del capannone. <text:line-break/></text:span><text:span text:style-name="T223">Il fornitore del reattore ci trasmette delle correlazioni sperimentali che ha sviluppato per le sue apparecchiature; </text:span><text:span text:style-name="T224">le condizioni di flooding sono </text:span><text:span text:style-name="T225">delle sue giranti sono espresse</text:span><text:span text:style-name="T224"> dal rapporto della p</text:span><text:span text:style-name="T225">otenza in presenza di gas rispetto alla potenza in condizioni di assenza di gas, ci viene dato anche l’hold up. Relazioni sviluppate per turbine Rushton non interagenti tra di loro (quindi una singola turbina).<text:line-break/></text:span><text:span text:style-name="T551">Prima stima</text:span><text:span text:style-name="T22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26">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27">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27">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27">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28">Facciamo ancora una </text:span><text:span text:style-name="T552">prima stima</text:span><text:span text:style-name="T228">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28">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2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30">il</text:span><text:span text:style-name="T229"> liquido </text:span><text:span text:style-name="T230">di refrigerazione</text:span><text:span text:style-name="T229">).<text:line-break/></text:span></text:p>
      <text:p text:style-name="P17"><text:span text:style-name="T230">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31">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32">li</text:span><text:span text:style-name="T231">shing </text:span><text:span text:style-name="T232">(fatto mediante rimozione elettrochimica della rugosità)</text:span><text:span text:style-name="T228"><text:line-break/></text:span><text:span text:style-name="T233">I cloruri danno pitting, forma di corrosione molto pericolosa perché non generalizzata e quindi si rischia di non accorgersene.</text:span><text:span text:style-name="T223"><text:line-break/></text:span><text:span text:style-name="T23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35">I bocchelli devono essere tali da non favorire la formazione di sacche o zone di ristagno perché altrimenti la pulizia del reattore risulterebbe difficile e complicata. </text:span><text:span text:style-name="T236">Bocchelli più usati: ingold e sanitary. Devono essere auto drenanti, sono posizionati ad un angolo di 45°.<text:line-break/></text:span><text:soft-page-break/><text:span text:style-name="T236"><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37">sotto il livello del liquido e tutti i bocchelli di aggiunta di additivi e di prelievo del campione.</text:span><text:span text:style-name="T236"><text:line-break/></text:span><text:span text:style-name="T237">Scaldiamo fino a T di 121°C (quindi P di 1 atm all’interno del reattore) per il tempo necessario per effettuare sterilizzazione. A questo punto chiudiamo le valvole, manteniamo la T cost e raffreddiamo poi il reattore.<text:line-break/><text:line-break/></text:span><text:span text:style-name="T238">TUBAZIONI<text:line-break/>Sistema delle tubazioni auto drenante. Bisogna evitare possibilità di zone di ristagno dove può esserci contaminazione.</text:span><text:span text:style-name="T213"><text:line-break/></text:span><text:span text:style-name="T238">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38">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11"><text:line-break/></text:span><text:span text:style-name="T556">CONTROLLO CSTR</text:span><text:span text:style-name="T239"><text:line-break/></text:span><text:span text:style-name="T240">I parametri operativi di un bioreattore sono tanti, li raggruppiamo in parametri fisici (tempo, P, T, massa, V, caratteristiche agitatore ecc) chimici (pH, potenziale redox, O2 e O2 disciolto, conc dei nutrienti come lipidi e carboidrati nel brodo di coltura </text:span><text:span text:style-name="T241">ecc</text:span><text:span text:style-name="T240">) e biologici (</text:span><text:span text:style-name="T241">quoziente respiratorio, velocità di assorbimento di O2, velocità di produzione di CO2, densità ottica ecc).<text:line-break/></text:span><text:span text:style-name="T242">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43">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43">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7">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4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44">b</text:span><text:span text:style-name="T243">iocatalizzatore il trasduttore, </text:span><text:span text:style-name="T244">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44">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43"><text:line-break/></text:span><text:span text:style-name="T557">STERILIZZAZIONE</text:span><text:span text:style-name="T245"><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46">t</text:span><text:span text:style-name="T245">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46">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47">Bisogna conoscere cond del </text:span><text:soft-page-break/><text:span text:style-name="T247">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48">Una classificazione diversa raggruppa i metodi in funzione della presenza di fasi diverse. <text:line-break/>Una sterilizzazione attraverso radiazioni, ultrasuoni, agenti chimici e calore </text:span><text:span text:style-name="T249">fa morire i microrganismi ma non li separa invece la filtrazione separa i microrganismi ma non li uccide. <text:line-break/>Nell’industria farmaceutica il primo tipo è comune per i substrati liquidi mentre per l’aria si preferisce la filtrazione (perché </text:span><text:span text:style-name="T250">coefficiente di scambio termico dell’</text:span><text:span text:style-name="T249">aria molto bass</text:span><text:span text:style-name="T250">o</text:span><text:span text:style-name="T249"> quindi sarebbe inefficace con il calore).<text:line-break/></text:span><text:span text:style-name="T250">La sterilizzazione a secco è meno efficace di quella a vapore umido. <text:line-break/>In presenza di acqua sono necessari tempi di permanenza più corti per avere risultati simili.<text:line-break/></text:span><text:span text:style-name="T251">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52">con eq di Arrenhius e a questo punto estrapoliamo con T diversa.<text:line-break/>Spesso al posto della costante k si usa il </text:span><text:span text:style-name="T174">tempo di riduzione decimale</text:span><text:span text:style-name="T252"> (D) ossia il tempo necessario per ridurre di un ordine di grandezza il numero di organismi alla T di esercizio. Generalmente a T&gt;121°C la D va da 1 ai 3 min.<text:line-break/></text:span><text:span text:style-name="T253">Tanto D è più piccolo e tanto gli organismi muoiono più velocemente.</text:span><text:span text:style-name="T251"><text:line-break/></text:span><text:span text:style-name="T254">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55">Il fattore di inattivazione è definito come 10*(t/D), è il tempo necessario per eliminare una colonia di batteri a una specifica T. <text:line-break/></text:span><text:span text:style-name="T256">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75">Del Factor </text:span><text:span text:style-name="T176">(nabla)</text:span><text:span text:style-name="T256">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59">L’efficacia </text:span><text:span text:style-name="T260">globale del processo è data dalla somma delle3 fasi messe assieme: riscaldamento, mantenimento e raffreddamento.</text:span><text:span text:style-name="T553"> La fase di riscaldamento è più veloce di quella di raffreddamento</text:span><text:span text:style-name="T260">, questo perché abbiamo un delta di T maggiore e un coeff di scambio termico maggiore nel riscaldamento che nel raffreddamento. <text:line-break/>Il tempo complessivo dell’operazione è determinato principalmente dalle f</text:span><text:span text:style-name="T265">a</text:span><text:span text:style-name="T260">si di riscaldamento e raffreddamento.<text:line-break/></text:span><text:soft-page-break/><text:span text:style-name="T260">Il sistema di scambio termico può essere progettato sulla potenza termica da scambiare durante la sterilizzazione per accorciare i tempi della sterilizzazione stessa.</text:span><text:span text:style-name="T256"><text:line-break/><text:line-break/></text:span><text:span text:style-name="T257">La descrizione cinetica del processo permette di scegliere i protocolli più adatti per effettuare il processo di sterilizzazione. Deciso il valore di carica </text:span><text:span text:style-name="T258">batterica </text:span><text:span text:style-name="T257">tollerabile </text:span><text:span text:style-name="T258">alla fine del processo di sterilizzazione</text:span><text:span text:style-name="T257"> dalle norme da seguire </text:span><text:span text:style-name="T258">e nota la carica batterica iniziale si progetta il processo di sterilizzazione in modo tale che il livello di sterilità venga raggiunto.<text:line-break/><text:line-break/></text:span><text:span text:style-name="T261">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62">La bollitura viene fatta a 100°C per 30 min, i microrganismi sono distrutti a parte alcune endospore.<text:line-break/><text:line-break/></text:span><text:span text:style-name="T264">Nell</text:span><text:span text:style-name="T263">a sterilizzazione a batch soltanto quando il substrato e il reattore con tutti i suoi bocchelli e linee si inocula l’organismo e parte la reazione.</text:span></text:p>
      <text:p text:style-name="P21"><text:span text:style-name="T263">Nelle sterilizzazion</text:span><text:span text:style-name="T264">i</text:span><text:span text:style-name="T263"> dei reattori continui invece </text:span><text:span text:style-name="T264">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67">Avviene nel seguente modo: </text:span><text:span text:style-name="T266">si ha il materiale non sterile che viene preriscaldato dal substrato già sterilizzato, </text:span><text:span text:style-name="T267">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64"><text:line-break/><text:line-break/></text:span><text:span text:style-name="T265">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68">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68">Gli scambiatori a piatti (alternativa all’iniezione diretta di vapore) hanno dei tempi di riscaldamento/raffreddamento più lunghi. <text:line-break/><text:line-break/>Il processo di sterilizzazione applicato agli alimenti viene chiamato </text:span><text:span text:style-name="T177">pastorizzazione</text:span><text:span text:style-name="T268">.<text:line-break/>La pastorizzazione </text:span><text:span text:style-name="T269">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70">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78">UHT</text:span><text:span text:style-name="T27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71">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67"><text:line-break/></text:span><text:span text:style-name="T271">Per aumentare la cinetica di sterilizzazione è necessario operare a T &gt; 12</text:span><text:span text:style-name="T272">0</text:span><text:span text:style-name="T271">°C </text:span><text:span text:style-name="T272">questo in funzione degli alti valori di energia di attivazione per le reazioni di <text:s/>deattivazione dei microrganismi e delle spore.<text:line-break/>Aumentando la T le reazioni di deattivazione aumentano di più.<text:line-break/><text:line-break/></text:span><text:span text:style-name="T273">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74">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74">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75">I componenti più piccoli vengono separati per ultrafiltrazione (come ad esempio l’emoglobina). Con gli ioni passiamo ad osmosi inversa.<text:line-break/></text:span><text:span text:style-name="T276">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276">trattenute) o di membrana di acetato cellulosa o di policarbonato (filtro in cui la separazione avviene per effetto della dimensione della porosità della membrana).<text:line-break/>I </text:span><text:span text:style-name="T179">filtri a spessore</text:span><text:span text:style-name="T276"> hanno un livello di saturazione oltre il quale non filtrano più e non trattengono più il materiale. <text:line-break/></text:span><text:span text:style-name="T277">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78">superiore al</text:span><text:span text:style-name="T277"> 99.97%, usati per correnti d’uscita </text:span><text:span text:style-name="T278">dalle unità di fermentazione o per filtrare i gas in alimentazione alla coltura di cellule in crescita. Efficaci per tutti i microrganismi.<text:line-break/>I</text:span><text:span text:style-name="T180"> filtri a membrana</text:span><text:span text:style-name="T278"> invece sono fatti di </text:span><text:span text:style-name="T279">esteri cellulose, </text:span><text:span text:style-name="T278">nylon, polisolfone, policarbonato ecc. operano per taglio dimensionale, non vengono mai saturati. Non c’è mai rischio di eccedere la capacità del filtro.</text:span></text:p>
      <text:p text:style-name="P23"><text:span text:style-name="T278">I diametri dei pori sono normalmente di 0.2 microm per sterilizzare i liquidi ma possono arrivare anche fino a 0.02 per eliminare i virus dalle correnti gassose.<text:line-break/></text:span><text:span text:style-name="T279">Esistono altri modi di sterilizzazione, come con le radiazioni non ionizzanti (es. lampade UV). La loro azione germicida è legata al fatto che i raggi UV inducono mutazioni negli acidi nucleici </text:span><text:span text:style-name="T280">(specialmente nel DNA)</text:span><text:span text:style-name="T279">, efficacia molto alta ma sono radiazioni non penetranti (legata alla sup <text:s/></text:span><text:span text:style-name="T280">esposta</text:span><text:span text:style-name="T279">). Usati per la sterilizzazione dell’aria, </text:span><text:span text:style-name="T280">potabilizzazione dell’acqua </text:span><text:span text:style-name="T279">e per la sterilizzazione delle superfici </text:span><text:span text:style-name="T280">(laboratori, camere operatorie)</text:span><text:span text:style-name="T279"><text:line-break/>Oppure si usano radiazioni ionizzanti come i raggi gamma,</text:span><text:span text:style-name="T280">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81">O</text:span><text:span text:style-name="T280">ssido di etilene, molto attivo contro microrganismi e spore. </text:span><text:span text:style-name="T281">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04"><text:line-break/><text:line-break/></text:span><text:span text:style-name="T281">Agenti anti-microbici.</text:span></text:p>
      <text:p text:style-name="P23"><text:span text:style-name="T281">Antisettici: agenti che sono sufficientemente delicati da poter essere applicati sulla pelle </text:span><text:span text:style-name="T282">e </text:span><text:span text:style-name="T281">mucose, sono basati su composti di mercurio, nitrato di argento, alcol e detergenti.</text:span></text:p>
      <text:p text:style-name="P24"><text:span text:style-name="T281">Disinfettanti: eliminano i microrganismi ma non le spore. Non possono essere usati su tessuti viventi e sono ad esempio candeggina, composti clorati e solfato di rame.<text:line-break/>Agenti </text:span><text:span text:style-name="T282">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83">Gli </text:span><text:span text:style-name="T181">antibiotici</text:span><text:span text:style-name="T283">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84"><text:line-break/>La disinfezione serve a eliminare gli agenti patogeni </text:span><text:span text:style-name="T285">capaci di</text:span><text:span text:style-name="T284"> causare infezione o malattie.</text:span><text:span text:style-name="T285">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86">I virus sono i più facilmente disinfettabili mentre le spore sono quelli più difficilmente disinfettabili.<text:line-break/></text:span><text:span text:style-name="T204"><text:line-break/></text:span><text:span text:style-name="T287">19/04/2021<text:line-break/></text:span><text:span text:style-name="T288">ESEMPI E DETTAGLI DELLA STERILIZZAZIONE<text:line-break/>L’efficacia di una sterilizzazione viene definita sulla base di riduzione della carica dei microrganismi e con un criterio probabilistico, in particolare lo sterility assurance level (</text:span><text:span text:style-name="T554">SAL</text:span><text:span text:style-name="T288">), questo numero esprime la probabilità che in una singola operazione di sterilizzazione non arriva a ridurre la carica batterica al livello prefissato.<text:line-break/></text:span><text:span text:style-name="T289">Bisogna fissare un livello di probabilità massimo di non successo dell’operazione di sterilizzazione.<text:line-break/></text:span><text:soft-page-break/><text:span text:style-name="T289">Quello che è misurato dal SAL non è lo stesso della riduzione della carica dei microrganismi (viene determinata sulla base di un’eq cinetica ed è una quantità deterministica).</text:span><text:span text:style-name="T288"><text:line-break/></text:span><text:span text:style-name="T290">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91">Il valore di D esprime la reazione cinetica alla T <text:s/>di esercizio della sterilizzazione, D è una funzione della T (perché la costante cinetica segue la legge di Arrenhius). Z esprime la sensibilità di D al variare della T → </text:span><text:span text:style-name="T292">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93">to della T sul processo di sterilizzazione).<text:line-break/>Il lethality rate (F), F</text:span><text:span text:style-name="T60">H </text:span><text:span text:style-name="T293">per sterilizzazione a secco e </text:span><text:span text:style-name="T297">F</text:span><text:span text:style-name="T61">0</text:span><text:span text:style-name="T293"> con vapore condensante, esprime il tempo equivalente che produce la stessa rid</text:span><text:span text:style-name="T294">u</text:span><text:span text:style-name="T293">zione della carica microbica alla T di riferimento, questa T (ancora in maniera convenzionale) è definita a 170°C per la sterilizzazione a secco e a <text:s/>121°c per vapore condensante.<text:line-break/></text:span><text:span text:style-name="T295">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96">Avendo il lethality rate si può poi determinare il grado di riduzione della carica microbica per il processo e per i microrganismi analizzati.<text:line-break/><text:line-break/></text:span><text:span text:style-name="T297">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2</text:span><text:span text:style-name="T297">)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82">indicatori biologici</text:span><text:span text:style-name="T297">. Questi sono preparazioni standardizzate di microrganismi specifici che sono resisten</text:span><text:span text:style-name="T298">t</text:span><text:span text:style-name="T297">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297">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558">DOWNSTREAM</text:span><text:span text:style-name="T298"><text:line-break/>Operazioni per separare e purificare dei prodotti ottenuti dai processi biologici. </text:span><text:span text:style-name="T299">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300">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01">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01">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98"><text:line-break/></text:span><text:span text:style-name="T301">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02">ultra centrifugazione, adsorbimento ecc).</text:span><text:span text:style-name="T301"><text:line-break/></text:span><text:span text:style-name="T30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97"><text:line-break/></text:span><text:span text:style-name="T302">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02">di soluzioni.<text:line-break/></text:span><text:span text:style-name="T291"><text:line-break/></text:span><text:span text:style-name="T303">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04">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0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06">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07">di</text:span><text:span text:style-name="T306"> densità tra i prodotti cellular</text:span><text:span text:style-name="T307">i</text:span><text:span text:style-name="T306"> </text:span><text:span text:style-name="T307">(presente in base conc e con dimensioni piccole) </text:span><text:span text:style-name="T306">e il </text:span><text:span text:style-name="T307">mezzo di fermentazione</text:span><text:span text:style-name="T306">, </text:span><text:span text:style-name="T307">poi la reologia del mezzo è <text:s/>molto importante perché può complicare l’operazione e anche la compressibilità del solido introduce ulteriori complessità.<text:line-break/>La separazione dei solidi si possono effettuare tramite flottazione </text:span><text:span text:style-name="T308">(facciamo galleggiare il prodotto solido e lo recuperiamo)</text:span><text:span text:style-name="T307"> o sedimentazion</text:span><text:span text:style-name="T308">e (prodotto solido si accumula alla base, </text:span><text:span text:style-name="T319">come forza motrice ho l’accelerazione di gravità</text:span><text:span text:style-name="T30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83">filtrazione</text:span><text:span text:style-name="T308"> è resa difficile dall’incomp</text:span><text:span text:style-name="T309">ressi</text:span><text:span text:style-name="T308">bilità delle cellule e dalle caratteristiche non newtoniane del mezzo di </text:span><text:span text:style-name="T309">prodotto di reazione</text:span><text:span text:style-name="T308">. </text:span><text:span text:style-name="T309">La velocità di filtrazione dipende dalla viscosità </text:span><text:span text:style-name="T312">del fluido</text:span><text:span text:style-name="T309">,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10">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11"><text:line-break/>Una P eccessiva all’inizio del processo può causare l’otturazione del filtro e quindi delle resistenze alla filtrazione molto elevate. La resistenza del filtro può essere considerata costante soltanto se le particelle </text:span><text:span text:style-name="T312">da filtrare</text:span><text:span text:style-name="T311"> non permeano </text:span><text:span text:style-name="T312">n</text:span><text:span text:style-name="T311">ella membrana.</text:span><text:span text:style-name="T312"> La resistenza del letto filtrazione aumenta all’aumentare dello spessore.<text:line-break/>Velocità di filtrazione </text:span><text:span text:style-name="T313">direttamente proporzionale </text:span><text:span text:style-name="T312">all’area filtrante </text:span><text:span text:style-name="T313">e alla differenza di P a cavallo del filtro e inversamente proporzionale alla viscosità del fluido, resistenza specifica del letto di filtrazione, massa e resistenza della membrana di filtrazione → </text:span><text:span text:style-name="T314">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15">),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16">(per reattori batch?):</text:span></text:p>
      <text:p text:style-name="P25"><text:span text:style-name="T315">1) a filtro press, in cui il materiale da filtrare è iniettato al centro della press e riempe le camere, dopodiché viene applicata una P, sistema compresso e materiale filtrato sulle tele dei diversi piatti.</text:span><text:span text:style-name="T307"><text:line-break/></text:span><text:soft-page-break/><text:span text:style-name="T315">2) membrane gonfiate di aria per schiacciare il pannello di filtrazione e spremere nuovamente il filtrato.</text:span></text:p>
      <text:p text:style-name="P26"><text:span text:style-name="T315">O</text:span><text:span text:style-name="T192">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17">(la torta)</text:span><text:span text:style-name="T192"> viene lavato e seccato e viene staccato dalla sup di filtrazione prima che questa rientri nel mezzo da filtrare.<text:line-break/></text:span><text:span text:style-name="T317">Con <text:s/>i tamburi abbiamo una rigenerazione continua della superficie filtrata (ottimo per le operazioni continue).<text:line-break/></text:span><text:span text:style-name="T318">Per aumentare la superficie utilizzo dischi ruotanti. Sistema analogo: ho dei coltelli raschiatori per pulire la superficie prima della nuova immersione nel mezzo.<text:line-break/><text:line-break/>La </text:span><text:span text:style-name="T184">centrifugazione</text:span><text:span text:style-name="T318">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19">dall’accelerazione centrifuga, differenza di densità e la viscosità del mezzo.<text:line-break/></text:span><text:span text:style-name="T320">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21">Il controllo della T all’interno della centrifuga è difficile, abbiamo rischio di danneggiare materiali termolabili → non utilizziamo materiali termolabili.<text:line-break/></text:span><text:span text:style-name="T322"><text:line-break/>Per effettuare la </text:span><text:span text:style-name="T185">precipitazione</text:span><text:span text:style-name="T322"> dobbiamo aggregare le particelle e favorirne <text:s/>la sedimentazione. La precipitazione dipende dalla solubilità quindi dal pH e dalla forza ionica della soluzione.<text:line-break/>Dipende dal pH perché se abbiamo pH elevati la superficie </text:span><text:span text:style-name="T323">della proteina</text:span><text:span text:style-name="T322"> è ossidril</text:span><text:span text:style-name="T323">a</text:span><text:span text:style-name="T322">ta, </text:span><text:span text:style-name="T323">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23">P</text:span><text:span text:style-name="T192">rocessi di </text:span><text:span text:style-name="T171">elettroforesi</text:span><text:span text:style-name="T192"> in cui </text:span><text:span text:style-name="T324">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25">(che devono essere immiscibili tra di loro).</text:span><text:span text:style-name="T324"><text:line-break/>Viene utilizzato quando soluto e solvente hanno volatilità simile (non posso effettuare una distillazione), il soluto è termolabile oppure quando sol e solv formano mix azeotropiche oppure quando la con di soluto è bassa.<text:line-break/></text:span><text:span text:style-name="T325">Usato per purificare gli antibiotici.<text:line-break/>Tipicamente costituito da due fasi: acquose o non acquose. Possono essere anche sistemi immiscibili di due fasi acquose. </text:span><text:span text:style-name="T326">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27">La coalescenza e la separazione delle fasi avviene per differenza di densità, può essere favorita dalla forza centrifuga o dalla presenza di membrana.<text:line-break/></text:span><text:span text:style-name="T328">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29">È sostanzialmente un separatore che ruota attorno alla testa della colonna.<text:line-break/>I liquidi vengono forzati nel loro movimento controcorrente attraverso delle separazione, elevata sup di scambio, molto contatto tra i due liquidi. </text:span><text:span text:style-name="T330">Fluido pesante introdotto assialmente mentre fluido leggero tangenzialmente.<text:line-break/>Vantaggio: asse di rotazione orizzontale → migliore stabilità del sistema, supporta meglio i sbilanciamenti della </text:span><text:soft-page-break/><text:span text:style-name="T330">centrifuga. Il sistema può essere ermetico, sistema automatizzato che può essere condotta con una minima supervisione. <text:line-break/></text:span><text:span text:style-name="T331">L’evaporazione non è adatta a prodotti termolabili (riduco tempo di residenza, aumento sup di scambio termico). <text:line-break/></text:span><text:span text:style-name="T329"><text:line-break/></text:span><text:span text:style-name="T559">PURIFICAZIONE</text:span><text:span text:style-name="T332"><text:line-break/>Il </text:span><text:span text:style-name="T333">metodo</text:span><text:span text:style-name="T332">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34">È anche importante la conc di prodotto nella corrente d’uscita dalla bioreazione.<text:line-break/>All’aumentare della diluizione del prodotto aumentano i costi di sep</text:span><text:span text:style-name="T335">a</text:span><text:span text:style-name="T334">razione e quindi aumenta il costo di vendita del materiale. <text:line-break/></text:span><text:span text:style-name="T336">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37">Le membrane sono dei setti semi permeabili, possono essere fatte a partire da materiali polimerici o da materiali sinterizzati.</text:span><text:span text:style-name="T338"> Un processo di separazione a membrana viene utilizzato per la rimozione del solvente e per far concentrare il prodotto ad esempio. </text:span><text:span text:style-name="T339">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53">e</text:span><text:span text:style-name="T339">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40">filtrato</text:span><text:span text:style-name="T339"> alla fine del tubo.<text:line-break/><text:line-break/></text:span><text:span text:style-name="T34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42">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43">Membrane liquide costituite da un film liquido su due fasi liquide. </text:span><text:span text:style-name="T344">Trasporto del soluto avviene attraverso meccanismo di partizione-diffusione (partizione con il solvente e diffusione nella membrana liquida). Applicato alla separazione degli antibiotici.<text:line-break/></text:span><text:span text:style-name="T345">Processi di separazione cromatografica </text:span><text:span text:style-name="T348">(è sempre un processo batch) </text:span><text:span text:style-name="T345">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46">sportate dall’eluente e interagiscono in modo diverso con la fase stazionaria; si legano in maniera selettiva e reversibile sulla fase stazionaria.</text:span></text:p>
      <text:p text:style-name="P28"><text:span text:style-name="T192">Tanto maggiore è l’affinità del soluto con la fase solida e tanto più è lenta la velocità di diluizione.<text:line-break/></text:span><text:span text:style-name="T347">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47">L’adsorbente può essere un solido, liquido insolubile o un liquido non volatile trattenuto nei pori <text:s/>di un solido.<text:line-break/></text:span><text:span text:style-name="T349">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50">Nelle operazioni di cromatografia q</text:span><text:span text:style-name="T349">uindi si fa </text:span><text:span text:style-name="T350">l’</text:span><text:span text:style-name="T349">ipotesi di equilibrio istantaneo locale </text:span><text:span text:style-name="T350">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51">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52">e</text:span><text:span text:style-name="T351"> abbiamo eluizione di sostanze a basso peso molecolare e viceversa.<text:line-break/></text:span><text:span text:style-name="T352">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54">26/04/2021<text:line-break/></text:span><text:span text:style-name="T355">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56">Fase fondamentale</text:span><text:span text:style-name="T358"> che va</text:span><text:span text:style-name="T356"> in primis pensata ed analizzata; questa fase va riprodotta, ottimizzata, ogni volta che si fa partire il reattore. </text:span><text:span text:style-name="T357">Tanto più è lunga la fase lag tanto più il processo sarà costoso.<text:line-break/></text:span><text:span text:style-name="T358">Lo shock che l’organismo subisce a passare a V e conc diverse. <text:line-break/></text:span><text:span text:style-name="T359">Sviluppo l’inoculo in modo tale che possa adattarsi gradualmente → minimizzo gli shock legati a variazioni di V (man mano che aumento il V </text:span><text:span text:style-name="T360">devo agitare di più, quindi aumenta il punto di stress dell’organismo).<text:line-break/></text:span><text:span text:style-name="T361">Regola del pollice: ordine di grandezza per volta. Il n° di step dipende dal V del fermentatore finale.<text:line-break/><text:line-break/>SVILUPPO DELL’INOCULO<text:line-break/>L’</text:span><text:span text:style-name="T186">inoculo</text:span><text:span text:style-name="T361"> è quella quantità di microrganismo che ci serve per far partire la fermentazione (ci si riferisce proprio allo starter del processo). </text:span><text:span text:style-name="T362">L’inoculo è quindi il materiale biologico di partenza.<text:line-break/>La </text:span><text:span text:style-name="T187">semina</text:span><text:span text:style-name="T362"> invece è sempre materiale biologico ma di partenza della fermentazione finale, è quello che ho ottenuto nel pre-fermentatore (nell’ultimo fermentatore appena prima di quello di produzione). </text:span><text:span text:style-name="T363"><text:line-break/></text:span><text:span text:style-name="T364">Lo sviluppo dell’inoculo ha 2 obiettivi: arrivare alla semina, sto operando per aumentare la biomassa ma so già cosa fare (grazie allo studio fatto in precedenza sull’inoculo stesso) </text:span><text:span text:style-name="T365">e (non ha detto).<text:line-break/>Se sto sviluppando per la prima volta il microrganismo devo capire la sua fisiologia </text:span><text:span text:style-name="T366">e</text:span><text:span text:style-name="T365"> se può essere sviluppato sano e vitale </text:span><text:span text:style-name="T366">sul mezzo che poi vorrò sviluppare. Dopodiché devo fare delle verifiche di controllo di qualità sull’organismo, le sue proprietà devono essere costanti e il microrganismo deve essere stabile.<text:line-break/></text:span><text:span text:style-name="T367">Selezionato il microrganismo, selezionato il substrato, nel momento in cui vado a studiare la progettazione come si comporta il microrganismo durante la fase di </text:span><text:span text:style-name="T368">sviluppo dell’inoculo</text:span><text:span text:style-name="T367">. <text:line-break/></text:span><text:span text:style-name="T368">L’instabilità nella fase dello sviluppo dell’inoculo è uno dei parametri che va a </text:span><text:span text:style-name="T369">scartare</text:span><text:span text:style-name="T368"> molti microrganismi.<text:line-break/></text:span><text:span text:style-name="T370">Gli organismi mutati tendono a retro mutare, sono molto instabili → motivo per il quale ogni volta è meglio partire da organismi “freschi”. </text:span><text:span text:style-name="T371">Nel caso in cui abbiamo culture con più di un organismo la complessità aumenta.<text:line-break/></text:span><text:span text:style-name="T372">Preparazione dell’inoculo: partiamo dalla fonte primaria, facciamo crescere il microrganismo su un mezzo solido, le colonie generate le mettiamo in un </text:span><text:span text:style-name="T373">recipiente di dimensioni più grandi nel mezzo liquido (uguale a quello della fermentazione finale).<text:line-break/></text:span><text:span text:style-name="T374">Partiamo dalla fiala, inoculiamo il microrganismo su una piastra </text:span><text:span text:style-name="T375">di petri</text:span><text:span text:style-name="T374">, generiamo una prima semina con </text:span><text:span text:style-name="T375">un</text:span><text:span text:style-name="T374"> mezzo </text:span><text:span text:style-name="T375">minimale</text:span><text:span text:style-name="T374"> </text:span><text:span text:style-name="T375">dopodiché le colonie sviluppate verranno inoculate </text:span><text:span text:style-name="T376">nel mezzo che poi verrà utilizzato per la produzione (solitamente mezzo liquido).<text:line-break/></text:span><text:span text:style-name="T377">Analisi in doppio e triplo significa fare la stessa analisi su due/tre beute diverse cioè su due/tre campioni diversi.<text:line-break/></text:span><text:soft-page-break/><text:span text:style-name="T378">Le fiale dopodiché le conserverò per un certo tempo. <text:line-break/></text:span><text:span text:style-name="T379">Attenzione: nel momento in cui stiamo generando delle fiale in n° consistente avremo bisogno di tempo, dobbiamo stare attenti che il tempo non sia troppo lungo, non dobbiamo cadere in tempi che potrebbero causare modificazioni nell’organismo. </text:span><text:span text:style-name="T382">Vogliamo applicare un approccio statistico per cui vogliamo un bel numero di materiale da studiare.</text:span><text:span text:style-name="T379"><text:line-break/></text:span><text:span text:style-name="T380">Uno degli approcci messi in campo proprio nel momento in cui sto studiando lo sviluppo dell’inoculo per poterlo poi standardizzar</text:span><text:span text:style-name="T381">e </text:span><text:span text:style-name="T380">e applicarlo </text:span><text:span text:style-name="T381">poi </text:span><text:span text:style-name="T380">al processo. L’obiettivo è andare a fare delle analisi per capire quanto l’organismo è sensibile ai </text:span><text:span text:style-name="T381">tempi suoi di sviluppo proprio. <text:line-break/></text:span><text:span text:style-name="T383">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192">Dall’inoculo alla semina mi genero poi altro materiale biologico per controllare, controllo ad ogni step per cui ogni volta conservo </text:span><text:span text:style-name="T384">qualche fiala</text:span><text:span text:style-name="T192"> e studio il parametro di interesse. <text:line-break/></text:span><text:span text:style-name="T384">I parametri che si vanno ad analizzare possono essere l’ATP (se siamo in versione aerobi</text:span><text:span text:style-name="T385">c</text:span><text:span text:style-name="T384">a, se c’è ATP vuol dire che la fermentazione aerobi</text:span><text:span text:style-name="T385">c</text:span><text:span text:style-name="T384">a avviene), CO2 emessa (ci dice quanto sta respirando l’organismo), DNA, RNA, se hanno flocculato (alcuni funghi stanno bene quando flocculano).<text:line-break/></text:span><text:span text:style-name="T386">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88"><text:line-break/>Bisogna partire sempre dall’inoculo puro, ci metto più tempo e magari costa di più ma rischio di meno. </text:span><text:span text:style-name="T389">Bisogna essere certi delle condizioni di sterilità e che gli apparecchi siano effettivamente puliti.<text:line-break/></text:span><text:span text:style-name="T390">T</text:span><text:span text:style-name="T389">ramite un prelievo </text:span><text:span text:style-name="T390">si va ad a</text:span><text:span text:style-name="T389">nalizzare il patrimonio genetico; </text:span><text:span text:style-name="T390">è utile quando magari c’è un discostamento dai dat</text:span><text:span text:style-name="T391">i, in questo caso per esempio si fanno i confronti tra le fiale conservate e le fiale che invece hanno continuano ad operare.<text:line-break/></text:span><text:span text:style-name="T392">Si va ad analizzare anche per capire se il problema è endogeno quindi legato a mutazione degli organismi o esogeno quindi magari il flusso di O2 o l’agitazione non è abbastanza. (</text:span><text:span text:style-name="T387">Endogeno → il sistema tende a mutare ed è instabile,<text:line-break/>Esogeni → cose che vengono all’esterno</text:span><text:span text:style-name="T392">).<text:line-break/>Se non si può rimediare al problema si scarta l’organismo e si butta tutto.<text:line-break/></text:span><text:span text:style-name="T393">Nel caso de</text:span><text:span text:style-name="T394">lla produzione </text:span><text:span text:style-name="T395">con i</text:span><text:span text:style-name="T394"> fung</text:span><text:span text:style-name="T395">hi</text:span><text:span text:style-name="T394"> dobbiamo stare attenti a non strappare le ife. </text:span></text:p>
      <text:p text:style-name="P30"><text:span text:style-name="T394"><text:line-break/></text:span><text:span text:style-name="T560">ANTIBIOTICI</text:span><text:span text:style-name="T395"><text:line-break/></text:span><text:span text:style-name="T396">Il fatto di poter produrre antibiotici diversi ha portato ad un alto sviluppo, passando per esempio dalla puntura ad essere un farmaco da ingerire ha fatto in modo che il prodotto potesse essere più diffuso.<text:line-break/></text:span><text:span text:style-name="T397">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98">solo</text:span><text:span text:style-name="T397"> loro mentre ora ci sono </text:span><text:span text:style-name="T398">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99">I</text:span><text:span text:style-name="T398">l virus per riprodursi ha bisogno di un ospite, il substrato del virus è </text:span><text:span text:style-name="T399">la cellula che il virus infetta, inietta il suo filamento di RNA e stampa se stesso lì sopra. <text:line-break/></text:span><text:span text:style-name="T400">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01">e quando alcune di queste malattie si sono risvilluppate si è presentato un problema.<text:line-break/></text:span><text:span text:style-name="T402">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03">Gli antibiotici agiscono ovunque, dipende dalla molecola ma a seconda di questa gli impatti sono su punti diversi </text:span><text:soft-page-break/><text:span text:style-name="T403">cellulari; </text:span><text:span text:style-name="T550">s</text:span><text:span text:style-name="T403">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04">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05">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06">Si sono così sviluppati degli organismi i cui enzimi poi sono stati in grado di distinguere la penicillina e la sequenza di amminoacidi giusta.<text:line-break/></text:span><text:span text:style-name="T407"><text:line-break/>Screening antibiotico<text:line-break/>Si generano delle pastigliette impregnate di antibiotico e </text:span><text:span text:style-name="T408">vi è</text:span><text:span text:style-name="T407"> una pastiglietta che fa da controll</text:span><text:span text:style-name="T408">o, queste pastigliette vengono poste su una piastra di petri su cui abbiamo inoculato l’organismo e andiamo a vedere dove si genera l’alo, andiamo a verificare così l’efficacia dell’antibiotico. <text:s/><text:line-break/></text:span><text:span text:style-name="T409">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10">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11">Vi è anche la possibilità di fare screening tramite diffusione con agar, in questo caso </text:span><text:span text:style-name="T412">l’antibiotico affronta qualche batterio diverso, se l’antibiotico ha effetto per un po’ l’organismo non si sviluppa, man mano l’effetto dell’antibiotico viene a mancare e quindi le colonie iniziano a svilupparsi.<text:line-break/><text:line-break/></text:span><text:span text:style-name="T413">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14">Bisogna lavorare a due stadi, abbiamo una prima parte in cui dobbiamo far avvenire la fermentazione con la crescita dell’organismo (dove limiteremo i costi di produzione del microrganismo</text:span><text:span text:style-name="T415">) ed una seconda fase </text:span><text:span text:style-name="T416">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17">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18">Se ho un microrganismo fortemente è necessario agitare per smaltire il calore, soprattutto nella prima fase.<text:line-break/></text:span><text:span text:style-name="T419">Devo trovare un substrato in grado di aumentare la quantità di antibiotico prodotta.<text:line-break/><text:line-break/></text:span><text:span text:style-name="T420">29/04/2021<text:line-break/></text:span><text:span text:style-name="T421">Problem</text:span><text:span text:style-name="T422">i</text:span><text:span text:style-name="T421">: <text:line-break/></text:span><text:span text:style-name="T422">1) </text:span><text:span text:style-name="T421">aumentare la produzione degli antibiotici (problema ormai risolto) </text:span><text:span text:style-name="T422">e </text:span><text:span text:style-name="T421">avere delle rese ragionevoli dal punto di vista </text:span><text:soft-page-break/><text:span text:style-name="T421">industriale<text:line-break/></text:span><text:span text:style-name="T422">2) </text:span><text:span text:style-name="T421">poter produrre antibiotici con strutture diverse perché stiamo cercando di </text:span><text:span text:style-name="T422">inseguire sistemi evoluti dei microrganismi<text:line-break/>La soluzione del primo problema è stato affrontato in modi diversi, è stato necessario andare a studiare il percorso metabolico che portava alla produzione </text:span><text:span text:style-name="T423">e capire gli effetti dell’ambiente esterno.<text:line-break/>Se andiamo a vedere la curva di produzione della penicillina </text:span><text:span text:style-name="T424">(processo batch plottato su una curva tempo e prodotto) </text:span><text:span text:style-name="T423">e l’analizziamo </text:span><text:span text:style-name="T425">quando</text:span><text:span text:style-name="T423"> non abbiamo ancora fatto interventi </text:span><text:span text:style-name="T425">notiamo che vi è la curva dello zucchero </text:span><text:span text:style-name="T426">(fonte di C)</text:span><text:span text:style-name="T425"> che è massima all’inizio </text:span><text:span text:style-name="T426">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27"> non produrre di più nello stesso tempo ma prolungare i tempi </text:span><text:span text:style-name="T428">di fermentazione.<text:line-break/>Si vuole </text:span><text:span text:style-name="T429">portare</text:span><text:span text:style-name="T428"> la biomassa </text:span><text:span text:style-name="T429">in fase premorte per tanto tempo.<text:line-break/>Bisogna cercare di mantenere il pH a quel valore.<text:line-break/>Si agisce su quello che è il margine di intervento ossia il substrato. </text:span></text:p>
      <text:p text:style-name="P31"><text:span text:style-name="T429">L</text:span><text:span text:style-name="T192">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30">e quindi morire </text:span><text:span text:style-name="T431">ma andrò a fare due processi; nella prima parte faccio crescere il microrganismo e quando sono arrivata a concentrazione ottimale a quel punto cambio le cose, quindi io all’inizio gli darò tutto ciò che ha bisogno affinché cresca in fretta. </text:span><text:span text:style-name="T432">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33">l</text:span><text:span text:style-name="T432">’altra fonte strettamente necessaria, giochiamo per mantenere il pH costante. </text:span><text:span text:style-name="T433">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192">Abbiamo due condizioni operative molto diverse nelle due fasi.<text:line-break/></text:span><text:span text:style-name="T434">Per aumentare la resa possiamo andare ad aggiungere degli intermedi nel ciclo metabolico </text:span><text:span text:style-name="T435">portando ad una produzione più stabile e più facile per isolare la forma di penicillina.<text:line-break/></text:span><text:span text:style-name="T436">La T è uno dei problemi che non si può ridurre.<text:line-break/></text:span><text:span text:style-name="T437">Avere un fermentatore chiuso significa avere ottimi livelli di asepsi.<text:line-break/></text:span><text:span text:style-name="T438">Antibiotici anoma</text:span><text:span text:style-name="T439">l</text:span><text:span text:style-name="T438">i simili ma con piccole parti diverse.<text:line-break/></text:span><text:span text:style-name="T440">Il penicillum notutum cresceva male, l’obiettivo era arrivare a tutta la biomassa l’ossigeno e il substrato in modo tale che gli organismi siano alimentati adeguatamente. Molti organismi tendono ad aggregarsi, alcuni più di altri.<text:line-break/></text:span><text:span text:style-name="T441">Era molto difficile fare arrivare al nutrimento agli organismi che erano contenuti nella parte più interna dell’aggregato → problema → cambiato penicillum.<text:line-break/></text:span><text:span text:style-name="T442">O <text:s/>unico reattore fed batch oppure due reattori di cui in uno facciamo operare la crescita mentre nel secondo facciamo la produzione.<text:line-break/></text:span><text:span text:style-name="T443">Operazioni in cascata di separazione, non si può andare direttamente a fare operazioni di purificazione.<text:line-break/></text:span><text:span text:style-name="T444">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45">Il fi</text:span><text:span text:style-name="T550">l</text:span><text:span text:style-name="T445">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46">Molecola biologica quindi T non troppe elevate, essendo poi un farmaco </text:span><text:span text:style-name="T447">non è consentito nessun residuo di nulla e quindi va purificato.<text:line-break/>La penicillina <text:s/>ha </text:span><text:span text:style-name="T448">la caratteristica</text:span><text:span text:style-name="T447"> di essere solubile in acqua se </text:span><text:span text:style-name="T448">ha pH <text:s/>basico ed essere solubile in un ambiente organico se ha pH acido quindi cambiamo pH, trattiamo </text:span><text:span text:style-name="T449">con butilacetato</text:span><text:span text:style-name="T448">, estraiamo, ribasifichiamo e utilizziamo di </text:span><text:soft-page-break/><text:span text:style-name="T448">nuovo acqua </text:span><text:span text:style-name="T449">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50">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51">Dal punto di vista sintetico è una sintesi che costa meno<text:line-break/></text:span><text:span text:style-name="T452">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53"> L’uso di enzima è ovviamente più costoso non conviene lavorare solo con enzimi perché il n° di passaggi è così grande perché dovremmo fare una batteria di reattori, per ogni enzima bisogna fare un reattore.<text:line-break/></text:span><text:span text:style-name="T454">Facciamo produrre la penicillina, la prendiamo e la facciamo passare sul reattore che contiene l’enzima e la scomponiamo. </text:span><text:span text:style-name="T453"><text:line-break/></text:span><text:span text:style-name="T456">(</text:span><text:span text:style-name="T455">Fermentazione sommersa evoluzione della fermentazione in superficie.</text:span><text:span text:style-name="T456">)<text:line-break/></text:span><text:span text:style-name="T457">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58">Un altro metodo è tramite l’uso di mutanti, </text:span><text:span text:style-name="T461">es. </text:span><text:span text:style-name="T458">molecola complessa che </text:span><text:span text:style-name="T459">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60">Si va a riattivare una via che era stata eliminata in modo tale che invece di produrre una daunomicina sia possibile produrre un adnamicina che è praticamente la molecola ossidata grazie alla specificità di un’enzima.<text:line-break/><text:line-break/></text:span><text:span text:style-name="T70">ENZIMI: CATALIZZATORI BIOLOGICI</text:span><text:span text:style-name="T462"><text:line-break/></text:span><text:span text:style-name="T463">Catalizzatore molto attivo, stereospecifico, </text:span><text:span text:style-name="T466">stereoselettivi</text:span><text:span text:style-name="T463"> e con una serie di caratteristiche. Funziona a P e T ambiente.<text:line-break/></text:span><text:span text:style-name="T464">Non c’è reazione bio</text:span><text:span text:style-name="T465">logica</text:span><text:span text:style-name="T464"> all’interno della cellula che non sia catalizzata da un’enzima.<text:line-break/></text:span><text:span text:style-name="T465">Gli enzimi che sono a disposizione di una cellula dipendono dal patrimonio genetico, quello che noi siamo sono determinate dal patrimonio genetico attraverso gli enzimi. L’enzima opera attraverso un sito attivo. <text:line-break/></text:span><text:span text:style-name="T466">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67">o</text:span><text:span text:style-name="T466">n</text:span><text:span text:style-name="T467">e</text:span><text:span text:style-name="T466"> avviene tramite prodotti e reagenti presenti, allosterico significa da un’altra parte perché spesso sono presenti due siti, uno </text:span><text:span text:style-name="T467">di reazione e l’altro di regolazione, quest’ultimo mediamente è dalla parte opposta di quello attivo.<text:line-break/>Proteina complessa e così rigida → piccoli cambiamenti sul sito generano una serie di tensioni, cambiamenti di angoli di legame. </text:span><text:span text:style-name="T468">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68">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69">È un problema di tipo geometrico che poi si ripercuote nel problema chimico. <text:line-break/></text:span><text:span text:style-name="T470">L’adattamento <text:s/>indotto: il substrato si adatta un po’ al sito attivo.<text:line-break/>L’enzima è costituito da una grandissima parte proteica, </text:span><text:span text:style-name="T471">la parte un po’ più lunga da fare perché bisogna mettere in atto il ribosoma che stampa le proteine. </text:span><text:span text:style-name="T472">N</text:span><text:span text:style-name="T471">el caso degli enzimi questa parte è già pronta, </text:span><text:span text:style-name="T472">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473">Nel caso degli enzimi questi hanno sempre dei nomi che sono evocativi.<text:line-break/></text:span><text:span text:style-name="T474">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475">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476">(T e pH) </text:span><text:span text:style-name="T475">in cui si trova dall’enzima, presenza o meno di cofattori </text:span><text:span text:style-name="T476">e coenzimi</text:span><text:span text:style-name="T475">, presenza o meno di inibitori.<text:line-break/></text:span><text:span text:style-name="T476">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477">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478">ci. Hanno </text:span><text:span text:style-name="T479">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480">Ci sono degli inibitori che equivalgono ai veleni es monossido di carbonio per l’emoglobina.<text:line-break/></text:span><text:span text:style-name="T481">Ci sono poi gli enzimi delle cellule che per esempio vivono nelle condizioni marine che riescono ad operare a P elevate.<text:line-break/></text:span><text:span text:style-name="T482">Bisogna conoscere la T caratteristica dell’enzima. </text:span><text:span text:style-name="T477"><text:line-break/></text:span><text:span text:style-name="T483">Fondamentale la velocità di reazione, ricorda quella dei catalizzatori convenzionali, ha un andamento a massimo con asintoto. <text:s/></text:span><text:span text:style-name="T484">A seconda della concentrazione del substrato la velocità di reazione sarà diver</text:span><text:span text:style-name="T485">sa.<text:line-break/></text:span><text:soft-page-break/><text:span text:style-name="T188">Giustificare perché il primo step ha un equilibrio e il secondo no. </text:span><text:span text:style-name="T487">(domanda d’orale)</text:span><text:span text:style-name="T485"><text:line-break/>Il primo step è enzima + substrato → </text:span><text:span text:style-name="T486">k+1/k-1 </text:span><text:span text:style-name="T485">complesso attivato → k2 enzima ripristinato e prodotto.<text:line-break/></text:span><text:span text:style-name="T486">Non è detto che dal complesso attivato necessariamente si arrivi al prodotto, </text:span><text:span text:style-name="T487">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488">pro</text:span><text:span text:style-name="T487">segue </text:span><text:span text:style-name="T488">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192">Nella seconda parte della reazione non c’è una doppia freccia perché il prodotto avrà una geometria </text:span><text:span text:style-name="T489">molto</text:span><text:span text:style-name="T192"> diversa dal substrato </text:span><text:span text:style-name="T489">che è stato fatto reagire. Questo è il motivo per cui il prodotto non torna nel sito attivo.<text:line-break/></text:span><text:span text:style-name="T490">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491">complesso attivato, è </text:span><text:span text:style-name="T492">misurabile</text:span><text:span text:style-name="T491"> l’enzima iniziale ma non durante </text:span><text:span text:style-name="T492">la</text:span><text:span text:style-name="T491"> reazione). <text:s/>È un eq in grado di esprimere la velocità in funzione della conc di substrato durante la reazione.<text:line-break/></text:span><text:span text:style-name="T493">La costante Km <text:s/>rende conto della affinità che l’enzima ha per quel substrato cioè quanto l’enzima è in grado di interagire con quel substrato. <text:line-break/></text:span><text:span text:style-name="T494">Curva descritta in modo banale: poco substrato, tanto enzima → velocità sarà grande, man mano che aumenta la conc di substrato la velocità diminuisce, quando avr</text:span><text:span text:style-name="T495">em</text:span><text:span text:style-name="T494">o raggiunto la massima conc di siti attivi avremo raggiunto l’asintoto. </text:span></text:p>
      <text:p text:style-name="P33"><text:span text:style-name="T494">Curva descritta matematicamente invece tramite l’espressione di (v=Vmax*Cs/(Km+Cs)).<text:line-break/></text:span><text:span text:style-name="T550">Ricorda</text:span><text:span text:style-name="T494"> l’eq di </text:span><text:span text:style-name="T550">M</text:span><text:span text:style-name="T494">onod</text:span><text:span text:style-name="T493">. </text:span><text:span text:style-name="T495">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496">La presenza di inibitori può portare al disattivazione dell’enzima e quindi ad un abbattimento dell’attività e della velocità di reazione. Ci sono tre tipi di inibizione: </text:span><text:span text:style-name="T497">competitiva (c’è competizione per il sito attivo tra il substrato e l’inibitore), </text:span><text:span text:style-name="T498">non competitiva (la usano gli allosterici, in qualche modo diminuisco attività perché modifico il sito attivo ma questo resta sempre vuoto perché l’inibitore viene legato su un altro sito), </text:span><text:span text:style-name="T499">acompetitva (non c’è alcuna competizione per il sito attivo, l’inibitore non si lega al sito attivo ma al complesso enzima substrato attivato, modifica così di nuovo le geometrie e impedisce che le reazioni avvengano).</text:span><text:span text:style-name="T497"><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498">Nel caso degli allosterici l’inibitore è un regolatore. <text:line-break/><text:line-break/></text:span><text:span text:style-name="T500">03/05/2021<text:line-break/></text:span><text:span text:style-name="T501">La regolazione è uno dei problemi principali del sito enzimatico. </text:span><text:span text:style-name="T502">Sistemi di regolazione fanno sì che gli enzimi funzioni quando c’è bisogno e non funzionino quando non c’è bisogno.<text:line-break/></text:span><text:span text:style-name="T503">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04">in funzione della conc di substrato.<text:line-break/>Importante capire la velocità enzimatica e se sto considerando un microrganismo capire come funzioneranno tutti gli enzimi all’interno della cellula. <text:line-break/></text:span><text:span text:style-name="T505">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192">Se gli organismi iniziano a morire entrano in atto tutti quei meccanismi e quindi tutti quegli enzimi degradativi, le </text:span><text:soft-page-break/><text:span text:style-name="T192">proteasi. </text:span><text:span text:style-name="T506">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07">re.<text:line-break/></text:span><text:span text:style-name="T508">3 tipi di </text:span><text:span text:style-name="T512">inibizione</text:span><text:span text:style-name="T508">: competitiva, non competitiva e acompetitva.<text:line-break/>3 cose diverse, si parla sempre di disattivazione mentre nel caso non competitivo si parla anche di attivazione poiché usiamo gli allosterici. <text:line-break/></text:span><text:span text:style-name="T509">Inibizione non competitiva legata alla presenza di un inibitore che non interagisce con il sito attivo ma interagisce con il sito allosterico cioè il sistema che l’enzima utilizza per regolare attività enzimatica</text:span><text:span text:style-name="T508">; </text:span><text:span text:style-name="T510">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11">e quindi</text:span><text:span text:style-name="T510"> in qualche modo regolo la conc del prodotto oppure è un prodotto che proviene da un’a</text:span><text:span text:style-name="T511">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12">è l’inibitore <text:s/>del primo enzima della catena glicolitica; è un inibitore reversibile cioè posso modulare la catena glicolitica in modo tale da regolare il ciclo di krebs e quindi la r</text:span><text:span text:style-name="T511">espirazione.<text:line-break/></text:span><text:span text:style-name="T512">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13">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14">Inibizioni irreversibili </text:span><text:span text:style-name="T515">(in cat non biologica le chiameremmo avvelenamento) ce ne sono, per esempio il sarin è un gas nervino</text:span><text:span text:style-name="T192"> </text:span><text:span text:style-name="T515">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16">Molto spesso il feedback positivo è messo in atto da una molecola diversa che fa il feedback e quindi l’enzima viene attivato da qualcosa che è diverso. <text:line-break/></text:span><text:span text:style-name="T517">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59"><text:span text:style-name="T192"><text:line-break/></text:span><text:span text:style-name="T518">Perché gli enzimi?</text:span></text:p>
      <text:p text:style-name="P60"><text:span text:style-name="T192">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19">Abbiamo concentrazioni piccolissime di un sacco di prodotti che sono molto simili.<text:line-break/></text:span><text:span text:style-name="T520">Prima separazioni più grossolane poi quelle più raffinate e così via.<text:line-break/>L’enzima invece trasforma il substrato, se anche c’è l’inib</text:span><text:span text:style-name="T521">i</text:span><text:span text:style-name="T520">tore magari lo coordina sul sito attivo </text:span><text:span text:style-name="T521">perché la molecola interagisce ma non lo trasforma. Alla fine quello che io ottengo è il substrato trasformato in prodotto grazie all’enzima. Inoltre l’enzima il sottoprodotto non lo fa perché la reazione è substrato → prodotto.<text:line-break/></text:span><text:span text:style-name="T522">La via chimica costa meno in termini di progettazione e reagenti, arrivo fino ad un certo punto e l’ultima </text:span><text:soft-page-break/><text:span text:style-name="T522">trasformazione la faccio con l’attività enzimatica. Taglio così i costi del downstream.<text:line-break/></text:span><text:span text:style-name="T523">Sul downstream non lo batte nessuno a T e P ambiente. <text:s text:c="2"/><text:line-break/></text:span><text:span text:style-name="T191">Svantaggi</text:span><text:span text:style-name="T523">: devo cavarlo fuori da qualche parte. </text:span><text:span text:style-name="T524">Crearlo direttamente in prodotto è complicato ma non impossibile ma dal punto di vista economico non conviene, quello che conviene farlo è cavarlo fuori da qualche parte: o da microrganismi o da funghi, piante o anche da animali.<text:line-break/></text:span><text:span text:style-name="T525">L’enzima è una molecola suscettibile perché essendo una proteina è di natura suscettibile a determinate modifiche di T, pH, agitazione ecc. Se però denaturiamo anche parzialmente la proteina poi questa perde la proprietà. <text:line-break/></text:span><text:span text:style-name="T526">Non possiamo quindi permetterci delle estrazioni strong proprio perché altrimenti denaturiamo la proteina e disattiviamo l’enzima quindi, se si può, lo si purifica il meno possibile. </text:span></text:p>
      <text:p text:style-name="P60"><text:span text:style-name="T527">Però ovviamente più purifichiamo e migliore è l’attività dell’enzima. <text:line-break/></text:span><text:span text:style-name="T529">S</text:span><text:span text:style-name="T527">e l’enzima è extracellulare perché se è extracellulare è </text:span><text:span text:style-name="T528">un </text:span><text:span text:style-name="T527">più facile, </text:span><text:span text:style-name="T528">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529">e sensibili che si disattiva la cellula ma non si estrae l’enzima e si usa l’enzima all’interno della cellula mantenuta disattivata in maniera tale che l’enzima funzioni mentre il resto della cellula è praticamente morto (ma non degradato).<text:line-break/></text:span><text:span text:style-name="T530">S</text:span><text:span text:style-name="T529">i possono fare </text:span><text:span text:style-name="T530">altrimenti </text:span><text:span text:style-name="T529">un certo n° di step e poi accontentarci di un’enzima.</text:span><text:span text:style-name="T530"><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61"><text:span text:style-name="T531">L’</text:span><text:span text:style-name="T192">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32">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62"><text:span text:style-name="T192">Se l’enzima è un’enzima che deriva da un microrganismo si va a verificare se c’è pericolosità.<text:line-break/></text:span><text:span text:style-name="T533">Le caratteristiche organolettiche derivano dai sottoprodotti che deriva di nuovo dalla presenza o meno di enzimi.<text:line-break/><text:line-break/></text:span><text:span text:style-name="T534">La produzione dell’enzima parte da uno screening di ciò che serve, si sceglie quindi il microrganismo più adatto, si fa lo studio, poi si fa il pilota. È esattamente lo stesso metodo degli altri catalizzatori.<text:line-break/></text:span><text:span text:style-name="T535">Possiamo brevettare</text:span><text:span text:style-name="T534"> l’uso d</text:span><text:span text:style-name="T535">i un</text:span><text:span text:style-name="T534">’enzima per una speciale applicazione. </text:span><text:span text:style-name="T535">Approccio industrialmente importante. </text:span></text:p>
      <text:p text:style-name="P63"><text:span text:style-name="T192">Il fatto di poterlo brevettare ci da una copertura d’uso, soprattutto dopo aver speso tempo e soldi.</text:span></text:p>
      <text:p text:style-name="P64"><text:span text:style-name="T536">Per passare dal pristino (non purificato) e arrivare al n° 5 di step di purificazione si perde molto prodotto, la resa rispetto alla reazione </text:span><text:span text:style-name="T537">diminuisce e l’attività specifica però tanto più è purificato e tanto più aumenta (è come se andassimo verso un’enzima puro all’interno della cellula).<text:line-break/>I costi per peso aumentano tantissimo </text:span><text:span text:style-name="T538">così come aumentano anche i costi di attività.</text:span></text:p>
      <text:p text:style-name="P64"><text:span text:style-name="T538">Ciò che si fa è un bilancio, si gioca sui costi-benefici. Magari non mi fermerò allo stato pristino ma eviterò di arrivare all’ultimo passaggio di purificazione, a seconda ovviamente del microrganismo e dell’uso.<text:line-break/><text:line-break/></text:span><text:soft-page-break/><text:span text:style-name="T539">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40">Produzione di bulk: uno dei problemi è produrre sufficiente enzima, come si fa?</text:span></text:p>
      <text:p text:style-name="P65"><text:span text:style-name="T19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span></text:p>
      <text:p text:style-name="P65"><text:span text:style-name="T192">Svantaggi: costi di immobilizzazione, eventuale disattivazione e minore attività.<text:line-break/>I modi per immobilizzare gli enzimi sono molti, sia con metodi fisici che con metodi chimici. </text:span></text:p>
      <text:p text:style-name="P66"><text:span text:style-name="T192">L’utilizzo di metodi chimici </text:span><text:span text:style-name="T541">presenta</text:span><text:span text:style-name="T192"> rischi di modificazioni del sito attivo perché i metodi chimici implicano la formazione di legami forti come legami sigma) </text:span><text:span text:style-name="T541">e sono costosi </text:span><text:span text:style-name="T192">mentre i metodi fisici come adsorbimento o intrappolamento (genero un network di fibre </text:span><text:span text:style-name="T541">e intrappolo l’enzima all’interno), la forza di interazione vede che l’adsorbimento è il meno forte di tutti (perché abbiamo interazioni fra cariche), un po’ più forti quelli dell’intrappolamento ma i più forti sono quelli chimici.<text:line-break/></text:span><text:span text:style-name="T542">Il tempo di vita dell’enzima supportato dall’adsorbimento sarà più corto rispetto a quello in cui ho generato dei legami sigma. Farò anche qui un bilancio per capire quale metodo è il migliore.<text:line-break/></text:span><text:span text:style-name="T544">Se abbiamo applicazioni molto fini e speciali si può anche scegliere un supporto più raffinato (e più costoso) ma più adatto al sistema.</text:span><text:span text:style-name="T541"><text:line-break/></text:span><text:span text:style-name="T543">Anche l’adsorbimento può essere fatto in modi <text:s/>diversi: modi semplici come interazioni elettrostatiche o idrofobiche oppure generazione di legami (avere legami covalenti aiuta nella stabilità).<text:line-break/></text:span><text:span text:style-name="T547">I s</text:span><text:span text:style-name="T546">istemi di immobilizzazione </text:span><text:span text:style-name="T547">possono essere usati anche agli organismi, per</text:span><text:span text:style-name="T546"> esempio </text:span><text:span text:style-name="T547">nel </text:span><text:span text:style-name="T546">trattamento delle acque di scarico; </text:span><text:span text:style-name="T547">con gli organismi è più facile perché tendono naturalmente ad attaccarsi un po’.</text:span><text:span text:style-name="T548"><text:line-break/></text:span><text:span text:style-name="T549">Non è detto che l’immobilizzazione porti sempre ad una diminuzione dell’attività o alla disattivazione, il rischio c’è ma non accade sempre.<text:line-break/><text:line-break/></text:span><text:span text:style-name="T550">I reattori per i sistemi immobilizzati sono o reattori a membrana o sono i reattori tipici dell’attività catalitica.</text:span><text:span text:style-name="T548"><text:line-break/></text:span><text:span text:style-name="T544"><text:line-break/></text:span><text:span text:style-name="T545">06/05/2021</text:span></text:p>
      <text:p text:style-name="P67"><text:span text:style-name="T192">10/05/2021</text:span></text:p>
      <text:p text:style-name="P67"><text:span text:style-name="T192">13/05/2021<text:line-break/>17/05/2021<text:line-break/>20/05/2021</text:span></text:p>
      <text:p text:style-name="P67"><text:span text:style-name="T192">+ seminari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3T23:22:44.891000000</dc:date>
    <meta:editing-duration>PT4H9M31S</meta:editing-duration>
    <meta:editing-cycles>50</meta:editing-cycles>
    <meta:generator>LibreOffice/7.1.3.2$Windows_X86_64 LibreOffice_project/47f78053abe362b9384784d31a6e56f8511eb1c1</meta:generator>
    <meta:document-statistic meta:table-count="0" meta:image-count="0" meta:object-count="0" meta:page-count="71" meta:paragraph-count="93" meta:word-count="50051" meta:character-count="330350" meta:non-whitespace-character-count="279653"/>
  </office:meta>
</office:document-meta>
</file>